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,Bold" svg:font-family="'Arial,Bold'" style:font-family-generic="swiss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8.024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9.13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5.383cm"/>
    </style:style>
    <style:style style:name="co14" style:family="table-column">
      <style:table-column-properties fo:break-before="auto" style:column-width="1.831cm"/>
    </style:style>
    <style:style style:name="co15" style:family="table-column">
      <style:table-column-properties fo:break-before="auto" style:column-width="2.025cm"/>
    </style:style>
    <style:style style:name="co16" style:family="table-column">
      <style:table-column-properties fo:break-before="auto" style:column-width="11.793cm"/>
    </style:style>
    <style:style style:name="co17" style:family="table-column">
      <style:table-column-properties fo:break-before="auto" style:column-width="7.214cm"/>
    </style:style>
    <style:style style:name="ro1" style:family="table-row">
      <style:table-row-properties style:row-height="1.55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ff9999"/>
    </style:style>
    <style:style style:name="ce14" style:family="table-cell" style:parent-style-name="Default">
      <style:table-cell-properties fo:border-bottom="0.002cm solid #000000" fo:background-color="#dddddd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2cm solid #000000" fo:background-color="#dddddd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Arial,Bold" fo:font-size="8pt" fo:language="en" fo:country="US" fo:text-shadow="none" style:text-underline-style="none" fo:font-weight="bold" style:text-underline-mode="continuous" style:text-overline-mode="continuous" style:text-line-through-mode="continuous" style:font-name-asian="Arial,Bold" style:font-size-asian="8pt" style:language-asian="en" style:country-asian="US" style:font-weight-asian="bold" style:font-name-complex="Arial,Bold" style:font-size-complex="4.59999990463257pt" style:language-complex="en" style:country-complex="US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Arial,Bold" fo:font-size="8pt" fo:language="en" fo:country="US" fo:text-shadow="none" style:text-underline-style="none" fo:font-weight="bold" style:text-underline-mode="continuous" style:text-overline-mode="continuous" style:text-line-through-mode="continuous" style:font-name-asian="Arial,Bold" style:font-size-asian="8pt" style:language-asian="en" style:country-asian="US" style:font-weight-asian="bold" style:font-name-complex="Arial,Bold" style:font-size-complex="4.59999990463257pt" style:language-complex="en" style:country-complex="US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Arial,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,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,Bold" fo:font-size="8pt" fo:language="en" fo:country="US" fo:font-weight="bold" style:font-name-asian="Arial,Bold" style:font-size-asian="8pt" style:language-asian="en" style:country-asian="US" style:font-weight-asian="bold" style:font-name-complex="Arial,Bold" style:font-size-complex="4.59999990463257pt" style:language-complex="en" style:country-complex="US" style:font-weight-complex="bold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 style:font-name="Arial,Bold" fo:font-size="8pt" fo:language="en" fo:country="US" fo:font-weight="bold" style:font-name-asian="Arial,Bold" style:font-size-asian="8pt" style:language-asian="en" style:country-asian="US" style:font-weight-asian="bold" style:font-name-complex="Arial,Bold" style:font-size-complex="4.59999990463257pt" style:language-complex="en" style:country-complex="US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ff0000" style:text-outline="false" style:text-line-through-style="none" style:font-name="Arial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5.6500000953674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a"/>
      <style:paragraph-properties fo:text-align="center"/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font-name="Arial1" fo:font-size="8pt" fo:language="en" fo:country="US" fo:font-style="normal" fo:font-weight="bold" style:font-name-asian="Microsoft YaHei" style:font-size-asian="10pt" style:language-asian="en" style:country-asian="US" style:font-style-asian="normal" style:font-weight-asian="bold" style:font-name-complex="Arial2" style:font-size-complex="5.65000009536743pt" style:language-complex="en" style:country-complex="US" style:font-style-complex="normal" style:font-weight-complex="bold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/>
      <style:text-properties style:use-window-font-color="true" style:font-name="Arial1" fo:font-size="8pt" fo:language="en" fo:country="US" fo:font-style="normal" fo:font-weight="bold" style:font-name-asian="Microsoft YaHei" style:font-size-asian="10pt" style:language-asian="en" style:country-asian="US" style:font-style-asian="normal" style:font-weight-asian="bold" style:font-name-complex="Arial2" style:font-size-complex="5.65000009536743pt" style:language-complex="en" style:country-complex="US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1" fo:font-size="8pt" fo:language="en" fo:country="US" fo:font-style="normal" fo:font-weight="bold" style:font-name-asian="Microsoft YaHei" style:font-size-asian="10pt" style:language-asian="en" style:country-asian="US" style:font-style-asian="normal" style:font-weight-asian="bold" style:font-name-complex="Arial2" style:font-size-complex="5.65000009536743pt" style:language-complex="en" style:country-complex="US" style:font-style-complex="normal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ff0000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,Bold" fo:font-size="8pt" fo:language="en" fo:country="US" fo:font-style="normal" fo:font-weight="bold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 style:font-name="Arial,Bold" fo:font-size="8pt" fo:language="en" fo:country="US" fo:font-style="normal" fo:font-weight="bold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,Bold" fo:font-size="8pt" fo:font-weight="bold" style:font-name-asian="Arial,Bold" style:font-size-asian="8pt" style:font-weight-asian="bold" style:font-name-complex="Arial,Bold" style:font-size-complex="4.59999990463257pt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39" style:family="table-cell" style:parent-style-name="Default">
      <style:table-cell-properties fo:background-color="#ff9999"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 style:font-name="Arial,Bold" fo:font-size="8pt" fo:font-weight="bold" style:font-name-asian="Arial,Bold" style:font-size-asian="8pt" style:font-weight-asian="bold" style:font-name-complex="Arial,Bold" style:font-size-complex="4.59999990463257pt" style:font-weight-complex="bold"/>
    </style:style>
    <style:style style:name="ce41" style:family="table-cell" style:parent-style-name="Default">
      <style:table-cell-properties fo:background-color="#66ff66" style:text-align-source="fix" style:repeat-content="false"/>
      <style:paragraph-properties fo:text-align="center"/>
      <style:text-properties fo:color="#000000" style:font-name="Arial,Bold" fo:font-size="8pt" fo:language="en" fo:country="US" fo:font-weight="bold" style:font-name-asian="Arial,Bold" style:font-size-asian="8pt" style:language-asian="en" style:country-asian="US" style:font-weight-asian="bold" style:font-name-complex="Arial,Bold" style:font-size-complex="4.59999990463257pt" style:language-complex="en" style:country-complex="US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fo:color="#1f497d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 style:text-outline="false" style:text-line-through-style="none" style:font-name="Arial,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46" style:family="table-cell" style:parent-style-name="Default">
      <style:table-cell-properties fo:background-color="#66ffff" style:text-align-source="fix" style:repeat-content="false"/>
      <style:paragraph-properties fo:text-align="center"/>
      <style:text-properties fo:color="#000000" style:font-name="Arial,Bold" fo:font-size="8pt" fo:language="en" fo:country="US" fo:font-style="normal" fo:font-weight="bold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,Bold" fo:font-size="8pt" fo:font-style="normal" fo:text-shadow="none" style:text-underline-style="none" fo:font-weight="bold" style:font-name-asian="Arial,Bold" style:font-size-asian="8pt" style:font-style-asian="normal" style:font-weight-asian="bold" style:font-name-complex="Arial,Bold" style:font-size-complex="4.55000019073486pt" style:font-style-complex="normal" style:font-weight-complex="bold" style:text-emphasize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#66ffff"/>
    </style:style>
    <style:style style:name="ce5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order-bottom="0.002cm solid #000000" fo:background-color="#cccccc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/>
    </style:style>
    <style:style style:name="ce54" style:family="table-cell" style:parent-style-name="Default">
      <style:table-cell-properties fo:background-color="#66ff66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cc00"/>
    </style:style>
    <style:style style:name="ce57" style:family="table-cell" style:parent-style-name="Default">
      <style:table-cell-properties fo:background-color="#66ff66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58" style:family="table-cell" style:parent-style-name="Default">
      <style:table-cell-properties fo:background-color="#00cc00"/>
      <style:text-properties style:use-window-font-color="true"/>
    </style:style>
    <style:style style:name="ce59" style:family="table-cell" style:parent-style-name="Default">
      <style:table-cell-properties fo:background-color="#ffff00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60" style:family="table-cell" style:parent-style-name="Default">
      <style:table-cell-properties fo:background-color="#ff0000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61" style:family="table-cell" style:parent-style-name="Default">
      <style:table-cell-properties fo:background-color="#ff6600"/>
    </style:style>
    <style:style style:name="ce62" style:family="table-cell" style:parent-style-name="Default">
      <style:table-cell-properties fo:background-color="#ffff66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00">
      <style:table-cell-properties fo:wrap-option="wrap"/>
    </style:style>
    <style:style style:name="ce65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6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02cm solid #000000" fo:background-color="#dddddd" fo:border-left="none" fo:border-right="none" fo:border-top="0.002cm solid #000000"/>
    </style:style>
    <style:style style:name="ce73" style:family="table-cell" style:parent-style-name="Default">
      <style:table-cell-properties fo:border-bottom="0.002cm solid #000000" fo:background-color="#dddddd" fo:border-left="none" fo:border-right="0.002cm solid #000000" fo:border-top="0.002cm solid #000000"/>
    </style:style>
    <style:style style:name="T1" style:family="text">
      <style:text-properties fo:color="#000000" style:font-name="Arial,Bold" fo:font-size="8pt" fo:font-style="normal" fo:font-weight="bold" style:letter-kerning="true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T2" style:family="text">
      <style:text-properties fo:color="#000000" style:font-name="Arial,Bold" fo:font-size="8pt" fo:language="en" fo:country="US" fo:font-style="normal" fo:font-weight="bold" style:letter-kerning="true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/>
    </style:style>
    <style:style style:name="T3" style:family="text">
      <style:text-properties style:font-name="Arial1" fo:language="en" fo:country="US" style:font-name-asian="Microsoft YaHei" style:font-size-asian="10pt" style:language-asian="en" style:country-asian="US" style:font-name-complex="Arial2" style:font-size-complex="5.69999980926514pt" style:language-complex="en" style:country-complex="US"/>
    </style:style>
    <style:style style:name="T4" style:family="text">
      <style:text-properties fo:color="#000000" style:text-outline="false" style:text-line-through-style="none" style:font-name="Arial,Bold" fo:font-size="8pt" fo:font-style="normal" fo:text-shadow="none" style:text-underline-style="none" fo:font-weight="bold" style:letter-kerning="true" style:font-name-asian="Arial,Bold" style:font-size-asian="8pt" style:font-style-asian="normal" style:font-weight-asian="bold" style:font-name-complex="Arial,Bold" style:font-size-complex="4.5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fo:color="#1f497d" fo:font-size="10pt" fo:language="en" fo:country="US" style:font-size-asian="12pt" style:font-size-complex="6.80000019073486pt"/>
    </style:style>
  </office:automatic-styles>
  <office:body>
    <office:spreadsheet>
      <table:table table:name="Sheet1" table:style-name="ta1" table:print-ranges="Sheet1.A1:Sheet1.R1048576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visibility="collapse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53"/>
        <table:table-column table:style-name="co15" table:default-cell-style-name="ce53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number-columns-repeated="1006" table:default-cell-style-name="Default"/>
        <table:table-row table:style-name="ro1">
          <table:table-cell table:style-name="ce1" office:value-type="string">
            <text:p>Offset</text:p>
          </table:table-cell>
          <table:table-cell table:style-name="ce8" office:value-type="string">
            <text:p>Size</text:p>
          </table:table-cell>
          <table:table-cell table:style-name="ce9" office:value-type="string">
            <text:p>Bits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Flags</text:p>
          </table:table-cell>
          <table:table-cell table:style-name="ce9" office:value-type="string">
            <text:p>Units (offset)</text:p>
          </table:table-cell>
          <table:table-cell table:style-name="ce14" office:value-type="string">
            <text:p>Simulator Variable Name</text:p>
          </table:table-cell>
          <table:table-cell table:style-name="ce17" office:value-type="string">
            <text:p>MSFS SDK Read Response</text:p>
          </table:table-cell>
          <table:table-cell table:style-name="ce17" office:value-type="string">
            <text:p>MSFS SDK Write Response</text:p>
          </table:table-cell>
          <table:table-cell table:style-name="ce9" office:value-type="string">
            <text:p>Units (Documentation)</text:p>
          </table:table-cell>
          <table:table-cell table:style-name="ce17" office:value-type="string">
            <text:p>Previous FSUIPC Read Status</text:p>
          </table:table-cell>
          <table:table-cell table:style-name="ce17" office:value-type="string">
            <text:p>Previous FSUIPC Write Status</text:p>
          </table:table-cell>
          <table:table-cell table:style-name="ce14" office:value-type="string">
            <text:p>Comments</text:p>
          </table:table-cell>
          <table:table-cell table:style-name="ce52" office:value-type="string">
            <text:p>Read Status</text:p>
          </table:table-cell>
          <table:table-cell table:style-name="ce52" office:value-type="string">
            <text:p>Write Status</text:p>
          </table:table-cell>
          <table:table-cell table:style-name="ce17" office:value-type="string">
            <text:p>Notes on read/write status</text:p>
          </table:table-cell>
          <table:table-cell table:style-name="ce65" table:number-columns-repeated="29"/>
          <table:table-cell table:style-name="ce72" table:number-columns-repeated="978"/>
          <table:table-cell table:style-name="ce73"/>
        </table:table-row>
        <table:table-row table:style-name="ro2">
          <table:table-cell office:value-type="string">
            <text:p>0x00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MORE | GETVAR2</text:p>
          </table:table-cell>
          <table:table-cell office:value-type="string">
            <text:p>m</text:p>
          </table:table-cell>
          <table:table-cell office:value-type="string">
            <text:p>GROUND ALTITUDE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18" office:value-type="string">
            <text:p><text:span text:style-name="T1">Ok-SimC</text:span></text:p>
          </table:table-cell>
          <table:table-cell table:style-name="ce18" office:value-type="string">
            <text:p><text:span text:style-name="T1">No</text:span></text:p>
          </table:table-cell>
          <table:table-cell table:number-columns-repeated="1012"/>
        </table:table-row>
        <table:table-row table:style-name="ro2">
          <table:table-cell office:value-type="string">
            <text:p>0x0024</text:p>
          </table:table-cell>
          <table:table-cell office:value-type="float" office:value="256">
            <text:p>256</text:p>
          </table:table-cell>
          <table:table-cell table:number-columns-repeated="8"/>
          <table:table-cell table:style-name="ce18" office:value-type="string">
            <text:p><text:span text:style-name="T1">Ok-Intl</text:span></text:p>
          </table:table-cell>
          <table:table-cell table:style-name="ce18" office:value-type="string">
            <text:p><text:span text:style-name="T1">No</text:span></text:p>
          </table:table-cell>
          <table:table-cell office:value-type="string">
            <text:p>Start-up situation / flight name</text:p>
          </table:table-cell>
          <table:table-cell table:style-name="ce54"/>
          <table:table-cell table:number-columns-repeated="1010"/>
        </table:table-row>
        <table:table-row table:style-name="ro2">
          <table:table-cell table:style-name="ce3" office:value-type="string">
            <text:p>0x012C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19" office:value-type="string">
            <text:p><text:span text:style-name="T1">No</text:span></text:p>
          </table:table-cell>
          <table:table-cell table:style-name="ce19" office:value-type="string">
            <text:p><text:span text:style-name="T1">No</text:span></text:p>
          </table:table-cell>
          <table:table-cell table:style-name="ce10" office:value-type="string">
            <text:p>Log Book name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130</text:p>
          </table:table-cell>
          <table:table-cell office:value-type="float" office:value="256">
            <text:p>256</text:p>
          </table:table-cell>
          <table:table-cell table:number-columns-repeated="8"/>
          <table:table-cell table:style-name="ce20" office:value-type="string">
            <text:p><text:span text:style-name="T1">Ok-SimC</text:span></text:p>
          </table:table-cell>
          <table:table-cell table:style-name="ce18" office:value-type="string">
            <text:p><text:span text:style-name="T1">Ok-SimC</text:span></text:p>
          </table:table-cell>
          <table:table-cell office:value-type="string">
            <text:p>Flight plan path and file name</text:p>
          </table:table-cell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230</text:p>
          </table:table-cell>
          <table:table-cell office:value-type="string">
            <text:p><text:tab/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e</text:p>
          </table:table-cell>
          <table:table-cell office:value-type="string">
            <text:p>ABSOLUTE TIME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20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3"/>
          <table:table-cell table:style-name="ce66" office:value-type="string">
            <text:p>Not Working</text:p>
          </table:table-cell>
          <table:table-cell table:number-columns-repeated="1006"/>
        </table:table-row>
        <table:table-row table:style-name="ro2">
          <table:table-cell office:value-type="string">
            <text:p>0x0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IME</text:p>
          </table:table-cell>
          <table:table-cell office:value-type="string">
            <text:p>WR</text:p>
          </table:table-cell>
          <table:table-cell office:value-type="string">
            <text:p>szSe</text:p>
          </table:table-cell>
          <table:table-cell office:value-type="string">
            <text:p>LOCAL TIME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18" office:value-type="string">
            <text:p><text:span text:style-name="T1">Ok-SimC</text:span></text:p>
          </table:table-cell>
          <table:table-cell table:style-name="ce18" office:value-type="string">
            <text:p><text:span text:style-name="T1">?-SimE</text:span></text:p>
          </table:table-cell>
          <table:table-cell office:value-type="string">
            <text:p>Hour of Local Time in FS</text:p>
          </table:table-cell>
          <table:table-cell table:style-name="ce55"/>
          <table:table-cell table:number-columns-repeated="3"/>
          <table:table-cell table:style-name="ce67" office:value-type="string">
            <text:p>Probably Not Working</text:p>
          </table:table-cell>
          <table:table-cell table:number-columns-repeated="1006"/>
        </table:table-row>
        <table:table-row table:style-name="ro2">
          <table:table-cell office:value-type="string">
            <text:p>0x023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OCAL TIME</text:p>
          </table:table-cell>
          <table:table-cell office:value-type="string">
            <text:p>Responded</text:p>
          </table:table-cell>
          <table:table-cell table:number-columns-repeated="2"/>
          <table:table-cell table:style-name="ce20" office:value-type="string">
            <text:p><text:span text:style-name="T1">Ok-SimC</text:span></text:p>
          </table:table-cell>
          <table:table-cell table:style-name="ce18" office:value-type="string">
            <text:p><text:span text:style-name="T1">?-SimE</text:span></text:p>
          </table:table-cell>
          <table:table-cell office:value-type="string">
            <text:p>Minute of Local Time in FS</text:p>
          </table:table-cell>
          <table:table-cell table:style-name="ce55"/>
          <table:table-cell table:number-columns-repeated="3"/>
          <table:table-cell table:style-name="ce68" office:value-type="string">
            <text:p>Missing from MSFS Documentation</text:p>
          </table:table-cell>
          <table:table-cell table:number-columns-repeated="1006"/>
        </table:table-row>
        <table:table-row table:style-name="ro2">
          <table:table-cell office:value-type="string">
            <text:p>0x023A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OCAL TIME</text:p>
          </table:table-cell>
          <table:table-cell office:value-type="string">
            <text:p>Responded</text:p>
          </table:table-cell>
          <table:table-cell table:number-columns-repeated="2"/>
          <table:table-cell table:style-name="ce20" office:value-type="string">
            <text:p><text:span text:style-name="T1">Ok-SimC</text:span></text:p>
          </table:table-cell>
          <table:table-cell table:style-name="ce18" office:value-type="string">
            <text:p><text:span text:style-name="T1">Ok-SimE</text:span></text:p>
          </table:table-cell>
          <table:table-cell office:value-type="string">
            <text:p>Second of Local Time in FS</text:p>
          </table:table-cell>
          <table:table-cell table:style-name="ce55"/>
          <table:table-cell table:number-columns-repeated="3"/>
          <table:table-cell table:style-name="ce69" office:value-type="string">
            <text:p>FSUIPC Documentation Inconsistency</text:p>
          </table:table-cell>
          <table:table-cell table:number-columns-repeated="1006"/>
        </table:table-row>
        <table:table-row table:style-name="ro2">
          <table:table-cell office:value-type="string">
            <text:p>0x023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IME</text:p>
          </table:table-cell>
          <table:table-cell office:value-type="string">
            <text:p>WR</text:p>
          </table:table-cell>
          <table:table-cell office:value-type="string">
            <text:p>szSe</text:p>
          </table:table-cell>
          <table:table-cell office:value-type="string">
            <text:p>ZULU TIME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20" office:value-type="string">
            <text:p><text:span text:style-name="T1">Ok-SimC</text:span></text:p>
          </table:table-cell>
          <table:table-cell table:style-name="ce36" office:value-type="string">
            <text:p><text:span text:style-name="T1">Ok-SimE</text:span></text:p>
          </table:table-cell>
          <table:table-cell office:value-type="string">
            <text:p>Hour of Zulu Time in FS</text:p>
          </table:table-cell>
          <table:table-cell table:style-name="ce55"/>
          <table:table-cell table:number-columns-repeated="3"/>
          <table:table-cell table:style-name="ce70" office:value-type="string">
            <text:p>Probably Working</text:p>
          </table:table-cell>
          <table:table-cell table:number-columns-repeated="1006"/>
        </table:table-row>
        <table:table-row table:style-name="ro2">
          <table:table-cell office:value-type="string">
            <text:p>0x023C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ZULU TIME</text:p>
          </table:table-cell>
          <table:table-cell office:value-type="string">
            <text:p>Responded</text:p>
          </table:table-cell>
          <table:table-cell table:number-columns-repeated="2"/>
          <table:table-cell table:style-name="ce20" office:value-type="string">
            <text:p><text:span text:style-name="T1">Ok-SimC</text:span></text:p>
          </table:table-cell>
          <table:table-cell table:style-name="ce36" office:value-type="string">
            <text:p><text:span text:style-name="T1">Ok-SimE</text:span></text:p>
          </table:table-cell>
          <table:table-cell office:value-type="string">
            <text:p>Minute of Zulu Time in FS</text:p>
          </table:table-cell>
          <table:table-cell table:style-name="ce55"/>
          <table:table-cell table:number-columns-repeated="3"/>
          <table:table-cell table:style-name="ce71" office:value-type="string">
            <text:p>Working</text:p>
          </table:table-cell>
          <table:table-cell table:number-columns-repeated="1006"/>
        </table:table-row>
        <table:table-row table:style-name="ro2">
          <table:table-cell office:value-type="string">
            <text:p>0x023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ZULU DAY OF MONTH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0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3"/>
          <table:table-cell table:style-name="ce53" office:value-type="string">
            <text:p>Unknown / Not Tested</text:p>
          </table:table-cell>
          <table:table-cell table:number-columns-repeated="1006"/>
        </table:table-row>
        <table:table-row table:style-name="ro2">
          <table:table-cell office:value-type="string">
            <text:p>0x023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EASON</text:p>
          </table:table-cell>
          <table:table-cell office:value-type="string">
            <text:p>szNm</text:p>
          </table:table-cell>
          <table:table-cell office:value-type="string">
            <text:p>ZULU DAY OF YE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0" office:value-type="string">
            <text:p><text:span text:style-name="T1">Ok-SimC</text:span></text:p>
          </table:table-cell>
          <table:table-cell table:style-name="ce36" office:value-type="string">
            <text:p><text:span text:style-name="T1">?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Nm</text:p>
          </table:table-cell>
          <table:table-cell office:value-type="string">
            <text:p>ZULU YE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0" office:value-type="string">
            <text:p><text:span text:style-name="T1">Ok-SimC</text:span></text:p>
          </table:table-cell>
          <table:table-cell table:style-name="ce36" office:value-type="string">
            <text:p><text:span text:style-name="T1">?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ZULU MONTH OF YE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0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ZULU DAY OF WEEK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18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LOCAL MONTH OF YE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18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LOCAL DAY OF MONTH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18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GN</text:p>
          </table:table-cell>
          <table:table-cell office:value-type="string">
            <text:p>minutes</text:p>
          </table:table-cell>
          <table:table-cell office:value-type="string">
            <text:p>TIME ZONE OFFSET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18" office:value-type="string">
            <text:p><text:span text:style-name="T1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4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1" office:value-type="string">
            <text:p><text:span text:style-name="T2">Ok-Intl</text:span></text:p>
          </table:table-cell>
          <table:table-cell table:style-name="ce22" office:value-type="string">
            <text:p><text:span text:style-name="T2">No</text:span></text:p>
          </table:table-cell>
          <table:table-cell office:value-type="string">
            <text:p>Season</text:p>
          </table:table-cell>
          <table:table-cell table:number-columns-repeated="1011"/>
        </table:table-row>
        <table:table-row table:style-name="ro2">
          <table:table-cell office:value-type="string">
            <text:p>0x024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LOCAL YE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2" office:value-type="string">
            <text:p><text:span text:style-name="T2">Ok-SimC</text:span></text:p>
          </table:table-cell>
          <table:table-cell table:style-name="ce2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table:style-name="ce3" office:value-type="string">
            <text:p>0x024C</text:p>
          </table:table-cell>
          <table:table-cell table:style-name="ce3" office:value-type="float" office:value="4">
            <text:p>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23" office:value-type="string">
            <text:p><text:span text:style-name="T2">Ok-Intl</text:span></text:p>
          </table:table-cell>
          <table:table-cell table:style-name="ce23" office:value-type="string">
            <text:p><text:span text:style-name="T2">No</text:span></text:p>
          </table:table-cell>
          <table:table-cell table:style-name="ce49" office:value-type="string">
            <text:p>Available FS memory: to be removed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250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24" office:value-type="string">
            <text:p>Ok-Intl (Hack)</text:p>
          </table:table-cell>
          <table:table-cell table:style-name="ce3" office:value-type="string">
            <text:p>Ok-Intl (Hack)</text:p>
          </table:table-cell>
          <table:table-cell table:style-name="ce10" office:value-type="string">
            <text:p>AI Airline Traffic Density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251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25" office:value-type="string">
            <text:p>Ok-Intl (Hack)</text:p>
          </table:table-cell>
          <table:table-cell table:style-name="ce3" office:value-type="string">
            <text:p>Ok-Intl (Hack)</text:p>
          </table:table-cell>
          <table:table-cell table:style-name="ce10" office:value-type="string">
            <text:p>AI GA Traffic Density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252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Ok-Intl (Hack)</text:p>
          </table:table-cell>
          <table:table-cell table:style-name="ce3" office:value-type="string">
            <text:p>Ok-Intl (Hack)</text:p>
          </table:table-cell>
          <table:table-cell table:style-name="ce10" office:value-type="string">
            <text:p>AI Ships &amp; Ferries Traffic Density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254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Ok-Intl (Hack)</text:p>
          </table:table-cell>
          <table:table-cell table:style-name="ce3" office:value-type="string">
            <text:p>?-Intl (Hack)</text:p>
          </table:table-cell>
          <table:table-cell table:style-name="ce10" office:value-type="string">
            <text:p>Cloud Cover Density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255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Ok-Intl (Hack)</text:p>
          </table:table-cell>
          <table:table-cell table:style-name="ce3" office:value-type="string">
            <text:p>?-Intl (Hack)</text:p>
          </table:table-cell>
          <table:table-cell table:style-name="ce10" office:value-type="string">
            <text:p>Cloud simple/complex flag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256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Ok-Intl (Hack)</text:p>
          </table:table-cell>
          <table:table-cell table:style-name="ce23" office:value-type="string">
            <text:p><text:span text:style-name="T2">No</text:span></text:p>
          </table:table-cell>
          <table:table-cell table:style-name="ce10" office:value-type="string">
            <text:p>Thermal Visualisation setting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25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2" office:value-type="string">
            <text:p><text:span text:style-name="T2">Ok-Intl</text:span></text:p>
          </table:table-cell>
          <table:table-cell table:style-name="ce22" office:value-type="string">
            <text:p><text:span text:style-name="T2">No</text:span></text:p>
          </table:table-cell>
          <table:table-cell office:value-type="string">
            <text:p>FSUIPC assigned memory</text:p>
          </table:table-cell>
          <table:table-cell table:style-name="ce54"/>
          <table:table-cell table:number-columns-repeated="1010"/>
        </table:table-row>
        <table:table-row table:style-name="ro2">
          <table:table-cell office:value-type="string">
            <text:p>0x025C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2" office:value-type="string">
            <text:p><text:span text:style-name="T2">Ok-Intl</text:span></text:p>
          </table:table-cell>
          <table:table-cell table:style-name="ce22" office:value-type="string">
            <text:p><text:span text:style-name="T2">No</text:span></text:p>
          </table:table-cell>
          <table:table-cell office:value-type="string">
            <text:p>AI Traffic aircraft count</text:p>
          </table:table-cell>
          <table:table-cell table:style-name="ce54"/>
          <table:table-cell table:number-columns-repeated="1010"/>
        </table:table-row>
        <table:table-row table:style-name="ro2">
          <table:table-cell office:value-type="string">
            <text:p>0x026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2" office:value-type="string">
            <text:p>Ok-Intl</text:p>
          </table:table-cell>
          <table:table-cell table:style-name="ce22" office:value-type="string">
            <text:p>No</text:p>
          </table:table-cell>
          <table:table-cell office:value-type="string">
            <text:p>Current Autobrake setting for A320Neo only</text:p>
          </table:table-cell>
          <table:table-cell table:style-name="ce54"/>
          <table:table-cell/>
          <table:table-cell table:style-name="ce63" office:value-type="string">
            <text:p>0=Off, 1=Lo, 2=Med, 3=Max. Initial state may not be correct as it needs an autobrake setting change to initialise correctly</text:p>
          </table:table-cell>
          <table:table-cell table:number-columns-repeated="1008"/>
        </table:table-row>
        <table:table-row table:style-name="ro2">
          <table:table-cell office:value-type="string">
            <text:p>0x026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2" office:value-type="string">
            <text:p><text:span text:style-name="T2">N/A</text:span></text:p>
          </table:table-cell>
          <table:table-cell table:style-name="ce41" office:value-type="string">
            <text:p><text:span text:style-name="T2">Ok-SimE</text:span></text:p>
          </table:table-cell>
          <table:table-cell office:value-type="string">
            <text:p>Pause control</text:p>
          </table:table-cell>
          <table:table-cell/>
          <table:table-cell table:style-name="ce54"/>
          <table:table-cell office:value-type="string">
            <text:p>Controls 2 pause states with flags 0x1 (pause set) and 0x2 (pause on/off) – not 'esc' or 'active' pause</text:p>
          </table:table-cell>
          <table:table-cell table:number-columns-repeated="1008"/>
        </table:table-row>
        <table:table-row table:style-name="ro2">
          <table:table-cell office:value-type="string">
            <text:p>0x026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2" office:value-type="string">
            <text:p><text:span text:style-name="T2">Ok-SimE</text:span></text:p>
          </table:table-cell>
          <table:table-cell table:style-name="ce22" office:value-type="string">
            <text:p><text:span text:style-name="T2">N/A</text:span></text:p>
          </table:table-cell>
          <table:table-cell office:value-type="string">
            <text:p>Pause indicator</text:p>
          </table:table-cell>
          <table:table-cell table:style-name="ce54"/>
          <table:table-cell/>
          <table:table-cell office:value-type="string">
            <text:p>Shows 3 pause states with flags 0x1 (pause set), 0x2 (pause on/off) and 0x4 (esc pause)</text:p>
          </table:table-cell>
          <table:table-cell table:number-columns-repeated="1008"/>
        </table:table-row>
        <table:table-row table:style-name="ro2">
          <table:table-cell office:value-type="string">
            <text:p>0x02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CENTER WHEEL RPM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2" office:value-type="string">
            <text:p><text:span text:style-name="T2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Centre wheel RPM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2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LEFT WHEEL RPM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2" office:value-type="string">
            <text:p><text:span text:style-name="T2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Left wheel RPM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26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RIGHT WHEEL RPM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2" office:value-type="string">
            <text:p><text:span text:style-name="T2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Right wheel RPM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27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2" office:value-type="string">
            <text:p><text:span text:style-name="T2">Ok-SimE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Frame rate</text:p>
          </table:table-cell>
          <table:table-cell table:style-name="ce54"/>
          <table:table-cell table:number-columns-repeated="1010"/>
        </table:table-row>
        <table:table-row table:style-name="ro2">
          <table:table-cell office:value-type="string">
            <text:p>0x02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AUTO COORDINATION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2" office:value-type="string">
            <text:p><text:span text:style-name="T2">Ok-SimC</text:span></text:p>
          </table:table-cell>
          <table:table-cell table:style-name="ce32" office:value-type="string">
            <text:p><text:span text:style-name="T2">Ok-SimeE?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3">
          <table:table-cell office:value-type="string">
            <text:p>0x0280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6" office:value-type="string">
            <text:p>Ok-Intl</text:p>
            <text:p>(via 0D0C)</text:p>
          </table:table-cell>
          <table:table-cell table:style-name="ce26" office:value-type="string">
            <text:p>Ok-Intl</text:p>
            <text:p>(via 0D0C)</text:p>
          </table:table-cell>
          <table:table-cell office:value-type="string">
            <text:p>Lights (Nav, Taxi, Panel &amp; Wing)</text:p>
          </table:table-cell>
          <table:table-cell table:number-columns-repeated="1011"/>
        </table:table-row>
        <table:table-row table:style-name="ro3">
          <table:table-cell office:value-type="string">
            <text:p>0x028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6" office:value-type="string">
            <text:p>Ok-Intl</text:p>
            <text:p>(via 0D0C)</text:p>
          </table:table-cell>
          <table:table-cell table:style-name="ce26" office:value-type="string">
            <text:p>Ok-Intl</text:p>
            <text:p>(via 0D0C)</text:p>
          </table:table-cell>
          <table:table-cell office:value-type="string">
            <text:p>Beacon and Strobe lights</text:p>
          </table:table-cell>
          <table:table-cell table:number-columns-repeated="1011"/>
        </table:table-row>
        <table:table-row table:style-name="ro2">
          <table:table-cell office:value-type="string">
            <text:p>0x0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DFFRQ</text:p>
          </table:table-cell>
          <table:table-cell office:value-type="string">
            <text:p>WRP3</text:p>
          </table:table-cell>
          <table:table-cell office:value-type="string">
            <text:p>Frequency ADF BCD32</text:p>
          </table:table-cell>
          <table:table-cell office:value-type="string">
            <text:p>ADF STANDBY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Hz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2" office:value-type="string">
            <text:p>Not possible to write!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8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42" office:value-type="string">
            <text:p>Not possible to write!</text:p>
          </table:table-cell>
          <table:table-cell office:value-type="string">
            <text:p>Extended ADF1 Standby Frequency</text:p>
          </table:table-cell>
          <table:table-cell table:number-columns-repeated="1011"/>
        </table:table-row>
        <table:table-row table:style-name="ro2">
          <table:table-cell office:value-type="string">
            <text:p>0x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DFFRQ</text:p>
          </table:table-cell>
          <table:table-cell office:value-type="string">
            <text:p>WRP3</text:p>
          </table:table-cell>
          <table:table-cell office:value-type="string">
            <text:p>Frequency ADF BCD32</text:p>
          </table:table-cell>
          <table:table-cell office:value-type="string">
            <text:p>ADF STANDBY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Hz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2" office:value-type="string">
            <text:p>Not possible to write!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8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42" office:value-type="string">
            <text:p>Not possible to write!</text:p>
          </table:table-cell>
          <table:table-cell office:value-type="string">
            <text:p>Extended ADF2 Standby Frequency</text:p>
          </table:table-cell>
          <table:table-cell table:number-columns-repeated="1011"/>
        </table:table-row>
        <table:table-row table:style-name="ro3">
          <table:table-cell office:value-type="string">
            <text:p>0x028C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8" office:value-type="string">
            <text:p><text:span text:style-name="T3">Ok-Intl</text:span></text:p>
            <text:p><text:span text:style-name="T3">(via 0D0C)</text:span></text:p>
          </table:table-cell>
          <table:table-cell table:style-name="ce33" office:value-type="string">
            <text:p>Ok-Intl</text:p>
            <text:p>(via 0D0C)</text:p>
          </table:table-cell>
          <table:table-cell office:value-type="string">
            <text:p>Landing Lights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0290</text:p>
          </table:table-cell>
          <table:table-cell table:style-name="ce3" office:value-type="float" office:value="4">
            <text:p>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29" office:value-type="string">
            <text:p>Ok-Intl</text:p>
          </table:table-cell>
          <table:table-cell table:style-name="ce43" office:value-type="string">
            <text:p><text:span text:style-name="T2">No</text:span></text:p>
          </table:table-cell>
          <table:table-cell table:style-name="ce50" office:value-type="string">
            <text:p>To Be Removed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29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LTERNATE STATIC SOURCE OPE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9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ITOT HEAT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A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MAGVAR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A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0" office:value-type="string">
            <text:p>Ok-Intl</text:p>
          </table:table-cell>
          <table:table-cell table:style-name="ce32" office:value-type="string">
            <text:p>No</text:p>
          </table:table-cell>
          <table:table-cell office:value-type="string">
            <text:p>AI aircraft ground count</text:p>
          </table:table-cell>
          <table:table-cell table:style-name="ce54"/>
          <table:table-cell table:number-columns-repeated="1010"/>
        </table:table-row>
        <table:table-row table:style-name="ro2">
          <table:table-cell office:value-type="string">
            <text:p>0x02A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0" office:value-type="string">
            <text:p>Ok-Intl</text:p>
          </table:table-cell>
          <table:table-cell table:style-name="ce32" office:value-type="string">
            <text:p>No</text:p>
          </table:table-cell>
          <table:table-cell office:value-type="string">
            <text:p>AI aircraft air count</text:p>
          </table:table-cell>
          <table:table-cell table:style-name="ce54"/>
          <table:table-cell table:number-columns-repeated="1010"/>
        </table:table-row>
        <table:table-row table:style-name="ro2">
          <table:table-cell table:style-name="ce3" office:value-type="string">
            <text:p>0x02B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1" office:value-type="string">
            <text:p>No-SimC+</text:p>
          </table:table-cell>
          <table:table-cell table:style-name="ce44" office:value-type="string">
            <text:p>Ok-SimE</text:p>
          </table:table-cell>
          <table:table-cell table:style-name="ce10" office:value-type="string">
            <text:p>Zoom factor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2B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 | GETVAR</text:p>
          </table:table-cell>
          <table:table-cell office:value-type="string">
            <text:p>m/s</text:p>
          </table:table-cell>
          <table:table-cell office:value-type="string">
            <text:p>GROUND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2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</text:p>
          </table:table-cell>
          <table:table-cell office:value-type="string">
            <text:p>szKs</text:p>
          </table:table-cell>
          <table:table-cell office:value-type="string">
            <text:p>AIRSPEED TRUE</text:p>
          </table:table-cell>
          <table:table-cell table:number-columns-repeated="2" office:value-type="string">
            <text:p>Responded</text:p>
          </table:table-cell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B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</text:p>
          </table:table-cell>
          <table:table-cell office:value-type="string">
            <text:p>szKs</text:p>
          </table:table-cell>
          <table:table-cell office:value-type="string">
            <text:p>AIRSPEED INDICATED</text:p>
          </table:table-cell>
          <table:table-cell table:number-columns-repeated="2" office:value-type="string">
            <text:p>Responded</text:p>
          </table:table-cell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C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Ks</text:p>
          </table:table-cell>
          <table:table-cell office:value-type="string">
            <text:p>AIRSPEED BARBER POLE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C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VS | GETVAR</text:p>
          </table:table-cell>
          <table:table-cell office:value-type="string">
            <text:p>m/s</text:p>
          </table:table-cell>
          <table:table-cell office:value-type="string">
            <text:p>VERTICAL SPEED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2C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Ds</text:p>
          </table:table-cell>
          <table:table-cell office:value-type="string">
            <text:p>WISKEY COMPASS INDICATION DEGREES</text:p>
          </table:table-cell>
          <table:table-cell table:number-columns-repeated="2" office:value-type="string">
            <text:p>Responded</text:p>
          </table:table-cell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D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DFFRQ</text:p>
          </table:table-cell>
          <table:table-cell office:value-type="string">
            <text:p>WR</text:p>
          </table:table-cell>
          <table:table-cell office:value-type="string">
            <text:p>Frequency ADF BCD32</text:p>
          </table:table-cell>
          <table:table-cell office:value-type="string">
            <text:p>ADF ACTIVE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ADF BCD32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D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 table:number-columns-repeated="1012"/>
        </table:table-row>
        <table:table-row table:style-name="ro2">
          <table:table-cell office:value-type="string">
            <text:p>0x02D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ADF RADIAL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2D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ADF IDENT: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E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ADF NAME: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2F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DF SOUN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E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3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DMED | NOWR</text:p>
          </table:table-cell>
          <table:table-cell office:value-type="string">
            <text:p>nmiles</text:p>
          </table:table-cell>
          <table:table-cell office:value-type="string">
            <text:p>NAV DME:1</text:p>
          </table:table-cell>
          <table:table-cell office:value-type="string">
            <text:p>Responded</text:p>
          </table:table-cell>
          <table:table-cell/>
          <table:table-cell office:value-type="string">
            <text:p>Nautical mil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DMES | NOWR</text:p>
          </table:table-cell>
          <table:table-cell office:value-type="string">
            <text:p>szKs</text:p>
          </table:table-cell>
          <table:table-cell office:value-type="string">
            <text:p>NAV DMESPEED:1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04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Ok-Intl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VOR1 DME time to station</text:p>
          </table:table-cell>
          <table:table-cell table:number-columns-repeated="1011"/>
        </table:table-row>
        <table:table-row table:style-name="ro2">
          <table:table-cell office:value-type="string">
            <text:p>0x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DMED | NOWR</text:p>
          </table:table-cell>
          <table:table-cell office:value-type="string">
            <text:p>nmiles</text:p>
          </table:table-cell>
          <table:table-cell office:value-type="string">
            <text:p>NAV DME:2</text:p>
          </table:table-cell>
          <table:table-cell office:value-type="string">
            <text:p>Responded</text:p>
          </table:table-cell>
          <table:table-cell/>
          <table:table-cell office:value-type="string">
            <text:p>Nautical mil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DMES | NOWR</text:p>
          </table:table-cell>
          <table:table-cell office:value-type="string">
            <text:p>szKs</text:p>
          </table:table-cell>
          <table:table-cell office:value-type="string">
            <text:p>NAV DMESPEED:2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0A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Ok-Intl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VOR2 DME time to station</text:p>
          </table:table-cell>
          <table:table-cell table:number-columns-repeated="1011"/>
        </table:table-row>
        <table:table-row table:style-name="ro2">
          <table:table-cell office:value-type="string">
            <text:p>0x030C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VERTICAL SPEED</text:p>
          </table:table-cell>
          <table:table-cell table:number-columns-repeated="3"/>
          <table:table-cell office:value-type="string">
            <text:p>Ok-Intl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ertical Speed</text:p>
          </table:table-cell>
          <table:table-cell table:number-columns-repeated="1011"/>
        </table:table-row>
        <table:table-row table:style-name="ro2">
          <table:table-cell office:value-type="string">
            <text:p>0x0310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Ok-Intl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Timer</text:p>
          </table:table-cell>
          <table:table-cell table:number-columns-repeated="1011"/>
        </table:table-row>
        <table:table-row table:style-name="ro2">
          <table:table-cell office:value-type="string">
            <text:p>0x03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t</text:p>
          </table:table-cell>
          <table:table-cell office:value-type="string">
            <text:p>PRESSURIZATION CABIN ALTITUDE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31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t</text:p>
          </table:table-cell>
          <table:table-cell office:value-type="string">
            <text:p>PRESSURIZATION CABIN ALTITUDE GOAL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3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PRESSURIZATION CABIN ALTITUDE RATE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3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sf</text:p>
          </table:table-cell>
          <table:table-cell office:value-type="string">
            <text:p>PRESSURIZATION PRESSURE DIFFERENTIAL</text:p>
          </table:table-cell>
          <table:table-cell office:value-type="string">
            <text:p>Responded</text:p>
          </table:table-cell>
          <table:table-cell/>
          <table:table-cell office:value-type="string">
            <text:p>foot pound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object_type was incorrect</text:p>
          </table:table-cell>
          <table:table-cell table:number-columns-repeated="1011"/>
        </table:table-row>
        <table:table-row table:style-name="ro2">
          <table:table-cell office:value-type="string">
            <text:p>0x0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ESSURIZATION DUMP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32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Plane-is-in-fuel-box flag</text:p>
          </table:table-cell>
          <table:table-cell table:number-columns-repeated="1011"/>
        </table:table-row>
        <table:table-row table:style-name="ro2">
          <table:table-cell office:value-type="string">
            <text:p>0x032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03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Mb</text:p>
          </table:table-cell>
          <table:table-cell office:value-type="string">
            <text:p>KOHLSMAN SETTING MB</text:p>
          </table:table-cell>
          <table:table-cell table:number-columns-repeated="2" office:value-type="string">
            <text:p>Responded</text:p>
          </table:table-cell>
          <table:table-cell office:value-type="string">
            <text:p>Milliba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 | NOCOPYWR</text:p>
          </table:table-cell>
          <table:table-cell office:value-type="string">
            <text:p>szMb</text:p>
          </table:table-cell>
          <table:table-cell office:value-type="string">
            <text:p>KOHLSMAN SETTING MB:2</text:p>
          </table:table-cell>
          <table:table-cell office:value-type="string">
            <text:p>Responded</text:p>
          </table:table-cell>
          <table:table-cell office:value-type="string">
            <text:p>Responded (?)</text:p>
          </table:table-cell>
          <table:table-cell office:value-type="string">
            <text:p>Milliba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Ra</text:p>
          </table:table-cell>
          <table:table-cell office:value-type="string">
            <text:p>PUSHBACK ANGLE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Ft</text:p>
          </table:table-cell>
          <table:table-cell office:value-type="string">
            <text:p>PUSHBACK CONTACTX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Ft</text:p>
          </table:table-cell>
          <table:table-cell office:value-type="string">
            <text:p>PUSHBACK CONTACTY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Ft</text:p>
          </table:table-cell>
          <table:table-cell office:value-type="string">
            <text:p>PUSHBACK CONTACTZ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Bl</text:p>
          </table:table-cell>
          <table:table-cell office:value-type="string">
            <text:p>PUSHBACK WAIT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En</text:p>
          </table:table-cell>
          <table:table-cell office:value-type="string">
            <text:p>SURFACE CONDITION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SURFACE INFO VALI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3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NOWR | NOCOPYWR</text:p>
          </table:table-cell>
          <table:table-cell office:value-type="string">
            <text:p>szPc</text:p>
          </table:table-cell>
          <table:table-cell office:value-type="string">
            <text:p>STRUCTURAL ICE PC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NOWR | NOCOPYWR</text:p>
          </table:table-cell>
          <table:table-cell office:value-type="string">
            <text:p>szPc</text:p>
          </table:table-cell>
          <table:table-cell office:value-type="string">
            <text:p>PITOT ICE PC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DFFRQ</text:p>
          </table:table-cell>
          <table:table-cell office:value-type="string">
            <text:p>WR</text:p>
          </table:table-cell>
          <table:table-cell office:value-type="string">
            <text:p>Frequency ADF BCD32</text:p>
          </table:table-cell>
          <table:table-cell office:value-type="string">
            <text:p>ADF ACTIVE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ADF BCD32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4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COM ACTIVE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NAV ACTIVE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MHz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NAV ACTIVE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MHz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BCO16</text:p>
          </table:table-cell>
          <table:table-cell office:value-type="string">
            <text:p>TRANSPONDER CODE:1</text:p>
          </table:table-cell>
          <table:table-cell office:value-type="string">
            <text:p>Responded</text:p>
          </table:table-cell>
          <table:table-cell/>
          <table:table-cell office:value-type="string">
            <text:p>BCO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5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 office:value-type="string">
            <text:p>Extended ADF1 frequency</text:p>
          </table:table-cell>
          <table:table-cell table:number-columns-repeated="1011"/>
        </table:table-row>
        <table:table-row table:style-name="ro2">
          <table:table-cell office:value-type="string">
            <text:p>0x03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COPYWR</text:p>
          </table:table-cell>
          <table:table-cell office:value-type="string">
            <text:p>szBl</text:p>
          </table:table-cell>
          <table:table-cell office:value-type="string">
            <text:p>SIM ON GROUN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6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36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STALL WARNING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6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OVERSPEED WARNING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6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ULTC</text:p>
          </table:table-cell>
          <table:table-cell office:value-type="string">
            <text:p>NOWR | GETVAR2</text:p>
          </table:table-cell>
          <table:table-cell office:value-type="string">
            <text:p>szPn</text:p>
          </table:table-cell>
          <table:table-cell office:value-type="string">
            <text:p>TURN COORDINATOR BALL</text:p>
          </table:table-cell>
          <table:table-cell office:value-type="string">
            <text:p>Responded</text:p>
          </table:table-cell>
          <table:table-cell/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7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Reserved for ASE weather control flag</text:p>
          </table:table-cell>
          <table:table-cell table:number-columns-repeated="1011"/>
        </table:table-row>
        <table:table-row table:style-name="ro2">
          <table:table-cell office:value-type="string">
            <text:p>0z037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Reliability</text:p>
          </table:table-cell>
          <table:table-cell table:number-columns-repeated="1011"/>
        </table:table-row>
        <table:table-row table:style-name="ro2">
          <table:table-cell office:value-type="string">
            <text:p>0x037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NAV1 or NAV2 select</text:p>
          </table:table-cell>
          <table:table-cell table:number-columns-repeated="1011"/>
        </table:table-row>
        <table:table-row table:style-name="ro2">
          <table:table-cell office:value-type="string">
            <text:p>0x03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Nm</text:p>
          </table:table-cell>
          <table:table-cell office:value-type="string">
            <text:p>SELECTED DME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7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URNR</text:p>
          </table:table-cell>
          <table:table-cell office:value-type="string">
            <text:p>WR | WROK | GETVAR2</text:p>
          </table:table-cell>
          <table:table-cell office:value-type="string">
            <text:p>degrees per second</text:p>
          </table:table-cell>
          <table:table-cell office:value-type="string">
            <text:p>DELTA HEADING RATE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8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TURN COORDINATOR BALL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turn coordinator ball position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38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DELTA HEADING RATE</text:p>
          </table:table-cell>
          <table:table-cell table:number-columns-repeated="2" office:value-type="string">
            <text:p>Responded</text:p>
          </table:table-cell>
          <table:table-cell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turn rate</text:p>
          </table:table-cell>
          <table:table-cell table:style-name="ce55"/>
          <table:table-cell table:number-columns-repeated="1010"/>
        </table:table-row>
        <table:table-row table:style-name="ro4">
          <table:table-cell office:value-type="string">
            <text:p>0x03A0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1<text:span text:style-name="T5">st</text:span> monitored value</text:p>
          </table:table-cell>
          <table:table-cell table:number-columns-repeated="1011"/>
        </table:table-row>
        <table:table-row table:style-name="ro4">
          <table:table-cell office:value-type="string">
            <text:p>0x03A4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2<text:span text:style-name="T5">nd</text:span> monitored value</text:p>
          </table:table-cell>
          <table:table-cell table:number-columns-repeated="1011"/>
        </table:table-row>
        <table:table-row table:style-name="ro4">
          <table:table-cell office:value-type="string">
            <text:p>0x03A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3<text:span text:style-name="T5">rd</text:span> monitored value</text:p>
          </table:table-cell>
          <table:table-cell table:number-columns-repeated="1011"/>
        </table:table-row>
        <table:table-row table:style-name="ro4">
          <table:table-cell office:value-type="string">
            <text:p>0x03AC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4<text:span text:style-name="T5">th</text:span> monitored value</text:p>
          </table:table-cell>
          <table:table-cell table:number-columns-repeated="1011"/>
        </table:table-row>
        <table:table-row table:style-name="ro2">
          <table:table-cell office:value-type="string">
            <text:p>0x03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AILERON LEFT DEFLECTION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B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AILERON RIGHT DEFLECTION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3C0</text:p>
          </table:table-cell>
          <table:table-cell office:value-type="float" office:value="64">
            <text:p>6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scanned joystick buttons state</text:p>
          </table:table-cell>
          <table:table-cell table:number-columns-repeated="1011"/>
        </table:table-row>
        <table:table-row table:style-name="ro2">
          <table:table-cell office:value-type="string">
            <text:p>0x0400</text:p>
          </table:table-cell>
          <table:table-cell office:value-type="float" office:value="128">
            <text:p>128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last flight saved</text:p>
          </table:table-cell>
          <table:table-cell table:number-columns-repeated="1011"/>
        </table:table-row>
        <table:table-row table:style-name="ro2">
          <table:table-cell office:value-type="string">
            <text:p>0x048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Aileron trim axis input</text:p>
          </table:table-cell>
          <table:table-cell table:number-columns-repeated="1011"/>
        </table:table-row>
        <table:table-row table:style-name="ro2">
          <table:table-cell office:value-type="string">
            <text:p>0x048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2" office:value-type="string">
            <text:p><text:span text:style-name="T1">?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Rudder trim axis input</text:p>
          </table:table-cell>
          <table:table-cell table:number-columns-repeated="1011"/>
        </table:table-row>
        <table:table-row table:style-name="ro2">
          <table:table-cell office:value-type="string">
            <text:p>0x049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Aileron trim axis required value</text:p>
          </table:table-cell>
          <table:table-cell table:number-columns-repeated="1011"/>
        </table:table-row>
        <table:table-row table:style-name="ro2">
          <table:table-cell office:value-type="string">
            <text:p>0x049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Rudder trim axis required value</text:p>
          </table:table-cell>
          <table:table-cell table:number-columns-repeated="1011"/>
        </table:table-row>
        <table:table-row table:style-name="ro2">
          <table:table-cell office:value-type="string">
            <text:p>0x04A0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Aileron and rudder trim connection control</text:p>
          </table:table-cell>
          <table:table-cell table:number-columns-repeated="1011"/>
        </table:table-row>
        <table:table-row table:style-name="ro2">
          <table:table-cell office:value-type="string">
            <text:p>0x04A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3" office:value-type="string">
            <text:p>Ok (from Gauge Token)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Elapsed seconds</text:p>
          </table:table-cell>
          <table:table-cell table:number-columns-repeated="1011"/>
        </table:table-row>
        <table:table-row table:style-name="ro2">
          <table:table-cell office:value-type="string">
            <text:p>0x04B0</text:p>
          </table:table-cell>
          <table:table-cell office:value-type="float" office:value="48">
            <text:p>48</text:p>
          </table:table-cell>
          <table:table-cell table:number-columns-repeated="8"/>
          <table:table-cell table:style-name="ce21" office:value-type="string">
            <text:p><text:span text:style-name="T2">N/A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04B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BA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BC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0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8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Dew point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B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Precipitation rat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C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Precipitation typ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D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E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CF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ADVENTURE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D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5" office:value-type="string">
            <text:p><text:span text:style-name="T2">N/A</text:span></text:p>
          </table:table-cell>
          <table:table-cell table:style-name="ce34" office:value-type="string">
            <text:p><text:span text:style-name="T1">?-Intl</text:span></text:p>
          </table:table-cell>
          <table:table-cell table:style-name="ce10" office:value-type="string">
            <text:p>Precipitation control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D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5" office:value-type="string">
            <text:p><text:span text:style-name="T2">N/A</text:span></text:p>
          </table:table-cell>
          <table:table-cell table:style-name="ce34" office:value-type="string">
            <text:p><text:span text:style-name="T1">?-Intl</text:span></text:p>
          </table:table-cell>
          <table:table-cell table:style-name="ce10" office:value-type="string">
            <text:p>Dew point control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D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Weather interface initialised flag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D8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Surface wind speed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DA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?-Intl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Surface wind direction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4DE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5" office:value-type="string">
            <text:p><text:span text:style-name="T2">No</text:span></text:p>
          </table:table-cell>
          <table:table-cell table:style-name="ce35" office:value-type="string">
            <text:p><text:span text:style-name="T2">No</text:span></text:p>
          </table:table-cell>
          <table:table-cell table:style-name="ce10" office:value-type="string">
            <text:p>Weather option control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4E0</text:p>
          </table:table-cell>
          <table:table-cell office:value-type="float" office:value="88">
            <text:p>88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/>
          <table:table-cell office:value-type="string">
            <text:p>Project Magenta Reserved Area</text:p>
          </table:table-cell>
          <table:table-cell table:number-columns-repeated="1011"/>
        </table:table-row>
        <table:table-row table:style-name="ro2">
          <table:table-cell office:value-type="string">
            <text:p>0x05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DESIGN SPEED VS0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DESIGN SPEED VS1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DESIGN SPEED VC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MIN DRAG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5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 table:style-name="ce32" office:value-type="string">
            <text:p><text:span text:style-name="T1">Ok-SimC</text:span></text:p>
          </table:table-cell>
          <table:table-cell office:value-type="string">
            <text:p>Initial position airspeed setting</text:p>
          </table:table-cell>
          <table:table-cell table:number-columns-repeated="1011"/>
        </table:table-row>
        <table:table-row table:style-name="ro2">
          <table:table-cell office:value-type="string">
            <text:p>0x055C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 table:style-name="ce32" office:value-type="string">
            <text:p><text:span text:style-name="T1">Ok-SimC</text:span></text:p>
          </table:table-cell>
          <table:table-cell office:value-type="string">
            <text:p>Initial position on-ground setting</text:p>
          </table:table-cell>
          <table:table-cell table:number-columns-repeated="1011"/>
        </table:table-row>
        <table:table-row table:style-name="ro2">
          <table:table-cell office:value-type="string">
            <text:p>0x05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LAT</text:p>
          </table:table-cell>
          <table:table-cell office:value-type="string">
            <text:p>WR | WROK | SGN | GETVAR | TIMEIT</text:p>
          </table:table-cell>
          <table:table-cell office:value-type="string">
            <text:p>szDs</text:p>
          </table:table-cell>
          <table:table-cell office:value-type="string">
            <text:p>PLANE LATITUDE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WR | WROK | SGN | GETVAR | TIMEIT</text:p>
          </table:table-cell>
          <table:table-cell office:value-type="string">
            <text:p>szDs</text:p>
          </table:table-cell>
          <table:table-cell office:value-type="string">
            <text:p>PLANE LONGITUDE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MULTD</text:p>
          </table:table-cell>
          <table:table-cell office:value-type="string">
            <text:p>WR | WROK | SGN | GETVAR | TIMEIT</text:p>
          </table:table-cell>
          <table:table-cell office:value-type="string">
            <text:p>meters</text:p>
          </table:table-cell>
          <table:table-cell office:value-type="string">
            <text:p>PLANE ALTITUDE</text:p>
          </table:table-cell>
          <table:table-cell table:number-columns-repeated="2" office:value-type="string">
            <text:p>Responded</text:p>
          </table:table-cell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NG32</text:p>
          </table:table-cell>
          <table:table-cell office:value-type="string">
            <text:p>WR | WROK | SGN | GETVAR | TIMEIT</text:p>
          </table:table-cell>
          <table:table-cell office:value-type="string">
            <text:p>szDs</text:p>
          </table:table-cell>
          <table:table-cell office:value-type="string">
            <text:p>PLANE PITCH DEGREES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7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NG32</text:p>
          </table:table-cell>
          <table:table-cell office:value-type="string">
            <text:p>WR | WROK | SGN | GETVAR | TIMEIT</text:p>
          </table:table-cell>
          <table:table-cell office:value-type="string">
            <text:p>szDs</text:p>
          </table:table-cell>
          <table:table-cell office:value-type="string">
            <text:p>PLANE BANK DEGREES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NG32</text:p>
          </table:table-cell>
          <table:table-cell office:value-type="string">
            <text:p>WR | WROK | GETVAR | TIMEIT</text:p>
          </table:table-cell>
          <table:table-cell office:value-type="string">
            <text:p>szDs</text:p>
          </table:table-cell>
          <table:table-cell office:value-type="string">
            <text:p>PLANE HEADING DEGREES TRUE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84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situation variable flags</text:p>
          </table:table-cell>
          <table:table-cell table:number-columns-repeated="1011"/>
        </table:table-row>
        <table:table-row table:style-name="ro2">
          <table:table-cell office:value-type="string">
            <text:p>0x058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situation variable last time update</text:p>
          </table:table-cell>
          <table:table-cell table:number-columns-repeated="1011"/>
        </table:table-row>
        <table:table-row table:style-name="ro2">
          <table:table-cell office:value-type="string">
            <text:p>0x05C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Hz</text:p>
          </table:table-cell>
          <table:table-cell office:value-type="string">
            <text:p>COM ACTIVE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E (was Ok-SimC)</text:span></text:p>
          </table:table-cell>
          <table:table-cell/>
          <table:table-cell table:style-name="ce55"/>
          <table:table-cell table:style-name="ce10"/>
          <table:table-cell office:value-type="string">
            <text:p>Currently no available event. Reported to Asobo.</text:p>
          </table:table-cell>
          <table:table-cell table:number-columns-repeated="1008"/>
        </table:table-row>
        <table:table-row table:style-name="ro2">
          <table:table-cell office:value-type="string">
            <text:p>0x05C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Hz</text:p>
          </table:table-cell>
          <table:table-cell office:value-type="string">
            <text:p>COM ACTIVE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E (was Ok-SimC)</text:span></text:p>
          </table:table-cell>
          <table:table-cell/>
          <table:table-cell table:style-name="ce55"/>
          <table:table-cell table:style-name="ce10"/>
          <table:table-cell office:value-type="string">
            <text:p>Currently no available event. Reported to Asobo.</text:p>
          </table:table-cell>
          <table:table-cell table:number-columns-repeated="1008"/>
        </table:table-row>
        <table:table-row table:style-name="ro2">
          <table:table-cell office:value-type="string">
            <text:p>0x05C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Hz</text:p>
          </table:table-cell>
          <table:table-cell office:value-type="string">
            <text:p>COM STANDBY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E (was Ok-SimC)</text:span></text:p>
          </table:table-cell>
          <table:table-cell/>
          <table:table-cell table:style-name="ce55"/>
          <table:table-cell table:style-name="ce10"/>
          <table:table-cell office:value-type="string">
            <text:p>Currently no available event. Reported to Asobo.</text:p>
          </table:table-cell>
          <table:table-cell table:number-columns-repeated="1008"/>
        </table:table-row>
        <table:table-row table:style-name="ro2">
          <table:table-cell office:value-type="string">
            <text:p>0x05D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Hz</text:p>
          </table:table-cell>
          <table:table-cell office:value-type="string">
            <text:p>COM STANDBY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6" office:value-type="string">
            <text:p><text:span text:style-name="T1">Ok-SimE (was Ok-SimC)</text:span></text:p>
          </table:table-cell>
          <table:table-cell/>
          <table:table-cell table:style-name="ce55"/>
          <table:table-cell table:style-name="ce10"/>
          <table:table-cell office:value-type="string">
            <text:p>Currently no available event. Reported to Asobo.</text:p>
          </table:table-cell>
          <table:table-cell table:number-columns-repeated="1008"/>
        </table:table-row>
        <table:table-row table:style-name="ro2">
          <table:table-cell office:value-type="string">
            <text:p>0x05D4</text:p>
          </table:table-cell>
          <table:table-cell office:value-type="string">
            <text:p><text:tab/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SMOKESYSTEM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5D8</text:p>
          </table:table-cell>
          <table:table-cell office:value-type="string">
            <text:p><text:tab/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SMOKE ENABLE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5DC</text:p>
          </table:table-cell>
          <table:table-cell office:value-type="string">
            <text:p><text:tab/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IS SLEW ACTIVE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5E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lew roll rate</text:p>
          </table:table-cell>
          <table:table-cell table:number-columns-repeated="1011"/>
        </table:table-row>
        <table:table-row table:style-name="ro2">
          <table:table-cell office:value-type="string">
            <text:p>0x05E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lew yaw rate</text:p>
          </table:table-cell>
          <table:table-cell table:number-columns-repeated="1011"/>
        </table:table-row>
        <table:table-row table:style-name="ro2">
          <table:table-cell office:value-type="string">
            <text:p>0x05E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lew vertical rate</text:p>
          </table:table-cell>
          <table:table-cell table:number-columns-repeated="1011"/>
        </table:table-row>
        <table:table-row table:style-name="ro2">
          <table:table-cell office:value-type="string">
            <text:p>0x05EB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lew forward/backward movement</text:p>
          </table:table-cell>
          <table:table-cell table:number-columns-repeated="1011"/>
        </table:table-row>
        <table:table-row table:style-name="ro2">
          <table:table-cell office:value-type="string">
            <text:p>0x05ED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lew left/right movement</text:p>
          </table:table-cell>
          <table:table-cell table:number-columns-repeated="1011"/>
        </table:table-row>
        <table:table-row table:style-name="ro2">
          <table:table-cell office:value-type="string">
            <text:p>0x05E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lew pitch rate</text:p>
          </table:table-cell>
          <table:table-cell table:number-columns-repeated="1011"/>
        </table:table-row>
        <table:table-row table:style-name="ro2">
          <table:table-cell office:value-type="string">
            <text:p>0x05F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47" office:value-type="string">
            <text:p><text:span text:style-name="T4">No</text:span></text:p>
          </table:table-cell>
          <table:table-cell office:value-type="string">
            <text:p>Slew mode display</text:p>
          </table:table-cell>
          <table:table-cell table:number-columns-repeated="1011"/>
        </table:table-row>
        <table:table-row table:style-name="ro2">
          <table:table-cell office:value-type="string">
            <text:p>0x05F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Flight mode display</text:p>
          </table:table-cell>
          <table:table-cell table:number-columns-repeated="1011"/>
        </table:table-row>
        <table:table-row table:style-name="ro2">
          <table:table-cell office:value-type="string">
            <text:p>0x06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ENGINE TYP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60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GEARFIDDLE</text:p>
          </table:table-cell>
          <table:table-cell office:value-type="string">
            <text:p>szBl</text:p>
          </table:table-cell>
          <table:table-cell office:value-type="string">
            <text:p>IS GEAR RETRACT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RETRACT LEFT FLOAT EXTENDED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6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RETRACT RIGHT FLOAT EXTENDED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618</text:p>
          </table:table-cell>
          <table:table-cell office:value-type="float" office:value="16">
            <text:p>16</text:p>
          </table:table-cell>
          <table:table-cell table:number-columns-repeated="8"/>
          <table:table-cell table:style-name="ce27"/>
          <table:table-cell table:style-name="ce32"/>
          <table:table-cell office:value-type="string">
            <text:p>ICAO Designator</text:p>
          </table:table-cell>
          <table:table-cell table:style-name="ce54"/>
          <table:table-cell/>
          <table:table-cell office:value-type="string">
            <text:p>Read from aircraft.cfg file (only available when 0x3C00 contains the full path to this file)</text:p>
          </table:table-cell>
          <table:table-cell table:number-columns-repeated="1008"/>
        </table:table-row>
        <table:table-row table:style-name="ro2">
          <table:table-cell office:value-type="string">
            <text:p>0x062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Instant Replay Flag</text:p>
          </table:table-cell>
          <table:table-cell table:number-columns-repeated="1011"/>
        </table:table-row>
        <table:table-row table:style-name="ro4">
          <table:table-cell office:value-type="string">
            <text:p>0x062B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5" office:value-type="string">
            <text:p>PLANE IN PARKING STATE</text:p>
          </table:table-cell>
          <table:table-cell table:number-columns-repeated="3"/>
          <table:table-cell table:style-name="ce32" table:number-columns-repeated="2"/>
          <table:table-cell table:number-columns-repeated="3"/>
          <table:table-cell office:value-type="string">
            <text:p>Contains 1 when in main menu (NOT ESC menu), 0 otherwise</text:p>
          </table:table-cell>
          <table:table-cell table:number-columns-repeated="1008"/>
        </table:table-row>
        <table:table-row table:style-name="ro2">
          <table:table-cell office:value-type="string">
            <text:p>0x062C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Instant replay time left</text:p>
          </table:table-cell>
          <table:table-cell table:number-columns-repeated="1011"/>
        </table:table-row>
        <table:table-row table:style-name="ro2">
          <table:table-cell office:value-type="string">
            <text:p>0x0658</text:p>
          </table:table-cell>
          <table:table-cell office:value-type="float" office:value="120">
            <text:p>120</text:p>
          </table:table-cell>
          <table:table-cell table:number-columns-repeated="8"/>
          <table:table-cell office:value-type="string">
            <text:p>Intl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Nearest airports</text:p>
          </table:table-cell>
          <table:table-cell table:number-columns-repeated="1011"/>
        </table:table-row>
        <table:table-row table:style-name="ro2">
          <table:table-cell office:value-type="string">
            <text:p>0x06D0</text:p>
          </table:table-cell>
          <table:table-cell office:value-type="float" office:value="144">
            <text:p>14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Area for feedback flight control</text:p>
          </table:table-cell>
          <table:table-cell table:number-columns-repeated="1011"/>
        </table:table-row>
        <table:table-row table:style-name="ro2">
          <table:table-cell office:value-type="string">
            <text:p>0x0760</text:p>
          </table:table-cell>
          <table:table-cell office:value-type="string">
            <text:p>4?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Video Recording flag</text:p>
          </table:table-cell>
          <table:table-cell table:number-columns-repeated="1011"/>
        </table:table-row>
        <table:table-row table:style-name="ro2">
          <table:table-cell office:value-type="string">
            <text:p>0x07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AUTOPILOT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FLAPS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7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STALL HORN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ENGINE MIXURE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CARB HEAT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SPOILER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IS TAIL DRAGGER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STROBES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TOE BRAKES AVAILABL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A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AVAILABL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A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AVAILABLE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B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FLY BY WIRE ELAC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7B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FLY BY WIRE ELAC FAIL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7B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FLY BY WIRE FAC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7B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FLY BY WIRE FAC FAIL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7B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FLY BY WIRE SEC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7B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FLY BY WIRE SEC FAIL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7B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MASTER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C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WING LEVELER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C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NAV1 LOCK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C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HEADING LOCK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C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AUTOPILOT HEADING LOCK DIR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D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ALTITUDE LOCK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D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WR | SGN</text:p>
          </table:table-cell>
          <table:table-cell office:value-type="string">
            <text:p>meters</text:p>
          </table:table-cell>
          <table:table-cell office:value-type="string">
            <text:p>AUTOPILOT ALTITUDE LOCK VAR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D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ATTITUDE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D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AIRSPEED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E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Ks</text:p>
          </table:table-cell>
          <table:table-cell office:value-type="string">
            <text:p>AUTOPILOT AIRSPEED HOLD VAR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MACH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E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WR</text:p>
          </table:table-cell>
          <table:table-cell office:value-type="string">
            <text:p>mach</text:p>
          </table:table-cell>
          <table:table-cell office:value-type="string">
            <text:p>AUTOPILOT MACH HOLD V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E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VERTICAL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F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GN</text:p>
          </table:table-cell>
          <table:table-cell office:value-type="string">
            <text:p>ft/min</text:p>
          </table:table-cell>
          <table:table-cell office:value-type="string">
            <text:p>AUTOPILOT VERTICAL HOLD VAR</text:p>
          </table:table-cell>
          <table:table-cell office:value-type="string">
            <text:p>Responded</text:p>
          </table:table-cell>
          <table:table-cell/>
          <table:table-cell office:value-type="string">
            <text:p>Feet/minut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office:value-type="string">
            <text:p>Write reported as working but only after sending an AP VS SET control (only once)</text:p>
          </table:table-cell>
          <table:table-cell table:number-columns-repeated="1008"/>
        </table:table-row>
        <table:table-row table:style-name="ro2">
          <table:table-cell office:value-type="string">
            <text:p>0x07F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COPYWR</text:p>
          </table:table-cell>
          <table:table-cell office:value-type="string">
            <text:p>szBl</text:p>
          </table:table-cell>
          <table:table-cell office:value-type="string">
            <text:p>AUTOPILOT RPM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F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WR | NOCOPYWR</text:p>
          </table:table-cell>
          <table:table-cell office:value-type="string">
            <text:p>szNm</text:p>
          </table:table-cell>
          <table:table-cell office:value-type="string">
            <text:p>AUTOPILOT RPM HOLD VAR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7F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GLIDESLOPE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APPROACH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BACKCOURSE HOL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YAW DAMPER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0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TAKEOFF POWER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THROTTLE ARM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14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Flight Analysis mode</text:p>
          </table:table-cell>
          <table:table-cell table:number-columns-repeated="1011"/>
        </table:table-row>
        <table:table-row table:style-name="ro2">
          <table:table-cell office:value-type="string">
            <text:p>0x08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WR | SGN</text:p>
          </table:table-cell>
          <table:table-cell office:value-type="string">
            <text:p>meters</text:p>
          </table:table-cell>
          <table:table-cell office:value-type="string">
            <text:p>AUTOPILOT ALTITUDE LOCK VAR:3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1C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S ALTITUDE FREEZE ON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/>
          <table:table-cell table:style-name="ce27" office:value-type="string">
            <text:p>No</text:p>
          </table:table-cell>
          <table:table-cell/>
          <table:table-cell table:style-name="ce49"/>
          <table:table-cell/>
          <table:table-cell office:value-type="string">
            <text:p>Not currently populated correctly</text:p>
          </table:table-cell>
          <table:table-cell table:number-columns-repeated="1008"/>
        </table:table-row>
        <table:table-row table:style-name="ro2">
          <table:table-cell office:value-type="string">
            <text:p>0x081D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S ATTITUDE FREEZE ON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/>
          <table:table-cell table:style-name="ce27" office:value-type="string">
            <text:p>No</text:p>
          </table:table-cell>
          <table:table-cell/>
          <table:table-cell table:style-name="ce49"/>
          <table:table-cell/>
          <table:table-cell office:value-type="string">
            <text:p>Not currently populated correctly</text:p>
          </table:table-cell>
          <table:table-cell table:number-columns-repeated="1008"/>
        </table:table-row>
        <table:table-row table:style-name="ro2">
          <table:table-cell office:value-type="string">
            <text:p>0x081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OTOR BRAKE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1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OTOR CLUTCH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OTOR CHIP DETECT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OTOR GOV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RBRAKE | NOCOPYWR</text:p>
          </table:table-cell>
          <table:table-cell office:value-type="string">
            <text:p>szPc</text:p>
          </table:table-cell>
          <table:table-cell office:value-type="string">
            <text:p>ROTOR BRAKE HANDLE POS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SGN</text:p>
          </table:table-cell>
          <table:table-cell office:value-type="string">
            <text:p>szPc</text:p>
          </table:table-cell>
          <table:table-cell office:value-type="string">
            <text:p>ROTOR LATERAL TRIM PC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8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OTOR GOV SWITCH POS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k</text:p>
          </table:table-cell>
          <table:table-cell office:value-type="string">
            <text:p>ROTOR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Rankine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83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o</text:span></text:p>
          </table:table-cell>
          <table:table-cell table:style-name="ce32" office:value-type="string">
            <text:p><text:span text:style-name="T2">No</text:span></text:p>
          </table:table-cell>
          <table:table-cell office:value-type="string">
            <text:p>Action on crash (not working)</text:p>
          </table:table-cell>
          <table:table-cell table:number-columns-repeated="1011"/>
        </table:table-row>
        <table:table-row table:style-name="ro2">
          <table:table-cell office:value-type="string">
            <text:p>0x08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REALISM CRASH DETECTIO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8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REALISM CRASH WITH OTHERS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8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NAV DME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3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DME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3C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DME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4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E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Crashed flag</text:p>
          </table:table-cell>
          <table:table-cell table:number-columns-repeated="1011"/>
        </table:table-row>
        <table:table-row table:style-name="ro2">
          <table:table-cell office:value-type="string">
            <text:p>0x084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ertical Speed</text:p>
          </table:table-cell>
          <table:table-cell table:number-columns-repeated="1011"/>
        </table:table-row>
        <table:table-row table:style-name="ro2">
          <table:table-cell office:value-type="string">
            <text:p>0x08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R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LOCALIZER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N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RAW GLIDE SLOPE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4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NAV VOR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2 Lat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5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VOR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2 Long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5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VOR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2 Elevation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NAV GS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2 Lat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NAV GS LATLONALT:1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1 Lat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60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2 Long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64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1 Long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68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2 Elevation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6C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VOR1 Longitud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8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R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LOCALIZER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N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RAW GLIDE SLOPE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NAV VOR LATLONALT:1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7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VOR LATLONALT:1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7C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VOR LATLONALT:1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ELEV2 | NOWR</text:p>
          </table:table-cell>
          <table:table-cell office:value-type="string">
            <text:p>szLLA</text:p>
          </table:table-cell>
          <table:table-cell office:value-type="string">
            <text:p>NAV DME LATLONALT:1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8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NAV DME LATLONALT:1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Mk</text:p>
          </table:table-cell>
          <table:table-cell office:value-type="string">
            <text:p>ENGINE CONTROL SELECT</text:p>
          </table:table-cell>
          <table:table-cell table:number-columns-repeated="2" office:value-type="string">
            <text:p>Responded</text:p>
          </table:table-cell>
          <table:table-cell office:value-type="string">
            <text:p>Mask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08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OTOR CLUTCH SWITCH POS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88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22" office:value-type="string">
            <text:p><text:span text:style-name="T2">N/A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8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THROTTLE LEVE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8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PROPELLER LEVE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MIXTURE LEVE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STARTER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/Intl</text:span></text:p>
          </table:table-cell>
          <table:table-cell table:style-name="ce39" office:value-type="string">
            <text:p><text:span text:style-name="T1">Ok-SimC/Intl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2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1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9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2" office:value-type="string">
            <text:p><text:span text:style-name="T2">N/A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Engine 1 throttle lever</text:p>
          </table:table-cell>
          <table:table-cell table:number-columns-repeated="1011"/>
        </table:table-row>
        <table:table-row table:style-name="ro2">
          <table:table-cell office:value-type="string">
            <text:p>0x08A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OK</text:p>
          </table:table-cell>
          <table:table-cell office:value-type="string">
            <text:p>szPp</text:p>
          </table:table-cell>
          <table:table-cell office:value-type="string">
            <text:p>RECIP ENG FUEL FLOW: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A2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Ok-Intl</text:p>
          </table:table-cell>
          <table:table-cell table:style-name="ce27" office:value-type="string">
            <text:p>Ok-Intl</text:p>
          </table:table-cell>
          <table:table-cell office:value-type="string">
            <text:p>Slope value for aileron</text:p>
          </table:table-cell>
          <table:table-cell table:style-name="ce56" table:number-columns-repeated="2"/>
          <table:table-cell table:number-columns-repeated="1009"/>
        </table:table-row>
        <table:table-row table:style-name="ro2">
          <table:table-cell office:value-type="string">
            <text:p>0x08A3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Ok-Intl</text:p>
          </table:table-cell>
          <table:table-cell table:style-name="ce27" office:value-type="string">
            <text:p>Ok-Intl</text:p>
          </table:table-cell>
          <table:table-cell office:value-type="string">
            <text:p>Slope value for elevator</text:p>
          </table:table-cell>
          <table:table-cell table:style-name="ce56" table:number-columns-repeated="2"/>
          <table:table-cell table:number-columns-repeated="1009"/>
        </table:table-row>
        <table:table-row table:style-name="ro2">
          <table:table-cell office:value-type="string">
            <text:p>0x08A4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Ok-Intl</text:p>
          </table:table-cell>
          <table:table-cell table:style-name="ce27" office:value-type="string">
            <text:p>Ok-Intl</text:p>
          </table:table-cell>
          <table:table-cell office:value-type="string">
            <text:p>Slope value for rudder</text:p>
          </table:table-cell>
          <table:table-cell table:style-name="ce56" table:number-columns-repeated="2"/>
          <table:table-cell table:number-columns-repeated="1009"/>
        </table:table-row>
        <table:table-row table:style-name="ro2">
          <table:table-cell office:value-type="string">
            <text:p>0x08A5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Ok-Intl</text:p>
          </table:table-cell>
          <table:table-cell table:style-name="ce27" office:value-type="string">
            <text:p>Ok-Intl</text:p>
          </table:table-cell>
          <table:table-cell office:value-type="string">
            <text:p>Slope value for Steering Tiller</text:p>
          </table:table-cell>
          <table:table-cell table:style-name="ce56" table:number-columns-repeated="2"/>
          <table:table-cell table:number-columns-repeated="1009"/>
        </table:table-row>
        <table:table-row table:style-name="ro2">
          <table:table-cell office:value-type="string">
            <text:p>0x08A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CORRECTED FF: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B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ANTI ICE POSITION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B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GENERAL ENG OIL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B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OIL PRESS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B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Ro</text:p>
          </table:table-cell>
          <table:table-cell office:value-type="string">
            <text:p>TURB ENG PRESSURE RATIO:1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wrong objectType</text:p>
          </table:table-cell>
          <table:table-cell table:number-columns-repeated="1011"/>
        </table:table-row>
        <table:table-row table:style-name="ro2">
          <table:table-cell office:value-type="string">
            <text:p>0x08B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 | PROPFIX</text:p>
          </table:table-cell>
          <table:table-cell office:value-type="string">
            <text:p>szCs</text:p>
          </table:table-cell>
          <table:table-cell office:value-type="string">
            <text:p>GENERAL ENG EXHAUST GAS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C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inHg</text:p>
          </table:table-cell>
          <table:table-cell office:value-type="string">
            <text:p>RECIP ENG MANIFOLD PRESS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C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*</text:span></text:p>
          </table:table-cell>
          <table:table-cell table:style-name="ce32" office:value-type="string">
            <text:p><text:span text:style-name="T2">N/A</text:span></text:p>
          </table:table-cell>
          <table:table-cell office:value-type="string">
            <text:p>Engine 1 RPM Scaler</text:p>
          </table:table-cell>
          <table:table-cell table:number-columns-repeated="1011"/>
        </table:table-row>
        <table:table-row table:style-name="ro2">
          <table:table-cell office:value-type="string">
            <text:p>0x08D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R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8D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VIBRATION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D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D</text:p>
          </table:table-cell>
          <table:table-cell office:value-type="string">
            <text:p>WR</text:p>
          </table:table-cell>
          <table:table-cell office:value-type="string">
            <text:p>psi</text:p>
          </table:table-cell>
          <table:table-cell office:value-type="string">
            <text:p>HYDRAULIC PRESSURE:1</text:p>
          </table:table-cell>
          <table:table-cell office:value-type="string">
            <text:p>Responded</text:p>
          </table:table-cell>
          <table:table-cell/>
          <table:table-cell office:value-type="string">
            <text:p>Pound force per square foo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D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HYDRAULIC RESERVOIR PERCENT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8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ahrenheit</text:p>
          </table:table-cell>
          <table:table-cell office:value-type="string">
            <text:p>RECIP ENG CYLINDER HEAD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8F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Cs</text:p>
          </table:table-cell>
          <table:table-cell office:value-type="string">
            <text:p>ENG TURBINE TEMPERATURE:1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8F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RECIP ENG TURBINE INLET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8F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MORE</text:p>
          </table:table-cell>
          <table:table-cell office:value-type="string">
            <text:p>szPc</text:p>
          </table:table-cell>
          <table:table-cell office:value-type="string">
            <text:p>TURB ENG MAX TORQUE PERCENT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8F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FUEL PRESS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8F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ELECTRICAL LOAD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9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ENG TRANSMISSION PRESSURE:1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9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Cs</text:p>
          </table:table-cell>
          <table:table-cell office:value-type="string">
            <text:p>ENG TRANSMISSION TEMPERATURE:1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9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ROTOR RPM PC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32" office:value-type="string">
            <text:p><text:span text:style-name="T2">No</text:span></text:p>
          </table:table-cell>
          <table:table-cell table:number-columns-repeated="1012"/>
        </table:table-row>
        <table:table-row table:style-name="ro2">
          <table:table-cell office:value-type="string">
            <text:p>0x090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GENERAL ENG FUEL USED SINCE START:1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9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hours</text:p>
          </table:table-cell>
          <table:table-cell office:value-type="string">
            <text:p>GENERAL ENG ELAPSED TIME:1</text:p>
          </table:table-cell>
          <table:table-cell office:value-type="string">
            <text:p>Responded</text:p>
          </table:table-cell>
          <table:table-cell/>
          <table:table-cell office:value-type="string">
            <text:p>Hou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9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RECIP ENG FUEL FLOW: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9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 | MORE</text:p>
          </table:table-cell>
          <table:table-cell office:value-type="string">
            <text:p>ft-lbs</text:p>
          </table:table-cell>
          <table:table-cell office:value-type="string">
            <text:p>ENG TORQUE:1</text:p>
          </table:table-cell>
          <table:table-cell office:value-type="string">
            <text:p>Responded</text:p>
          </table:table-cell>
          <table:table-cell/>
          <table:table-cell office:value-type="string">
            <text:p>Foot 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2" office:value-type="string">
            <text:p><text:span text:style-name="T2">No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THROTTLE LEVE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for status, see ENGINE1</text:p>
          </table:table-cell>
          <table:table-cell table:number-columns-repeated="1012"/>
        </table:table-row>
        <table:table-row table:style-name="ro2">
          <table:table-cell office:value-type="string">
            <text:p>0x0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PROPELLER LEVE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MIXTURE LEVE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2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STARTER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2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2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2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1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32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“” “”</text:p>
          </table:table-cell>
          <table:table-cell office:value-type="string">
            <text:p>Engine 2 throttle lever</text:p>
          </table:table-cell>
          <table:table-cell table:number-columns-repeated="1011"/>
        </table:table-row>
        <table:table-row table:style-name="ro2">
          <table:table-cell office:value-type="string">
            <text:p>0x09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OK</text:p>
          </table:table-cell>
          <table:table-cell office:value-type="string">
            <text:p>szPp</text:p>
          </table:table-cell>
          <table:table-cell office:value-type="string">
            <text:p>RECIP ENG FUEL FLOW: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CORRECTED FF: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4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ANTI ICE POSITION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GENERAL ENG OIL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OIL PRESS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Ro</text:p>
          </table:table-cell>
          <table:table-cell office:value-type="string">
            <text:p>TURB ENG PRESSURE RATIO:2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2" office:value-type="string">
            <text:p>“” “”</text:p>
          </table:table-cell>
          <table:table-cell office:value-type="string">
            <text:p>wrong objectType</text:p>
          </table:table-cell>
          <table:table-cell table:number-columns-repeated="1011"/>
        </table:table-row>
        <table:table-row table:style-name="ro2">
          <table:table-cell office:value-type="string">
            <text:p>0x09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 | PROPFIX</text:p>
          </table:table-cell>
          <table:table-cell office:value-type="string">
            <text:p>szCs</text:p>
          </table:table-cell>
          <table:table-cell office:value-type="string">
            <text:p>GENERAL ENG EXHAUST GAS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inHg</text:p>
          </table:table-cell>
          <table:table-cell office:value-type="string">
            <text:p>RECIP ENG MANIFOLD PRESS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6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“” “”</text:p>
          </table:table-cell>
          <table:table-cell office:value-type="string">
            <text:p>Engine 2 RPM Scaler</text:p>
          </table:table-cell>
          <table:table-cell table:number-columns-repeated="1011"/>
        </table:table-row>
        <table:table-row table:style-name="ro2">
          <table:table-cell office:value-type="string">
            <text:p>0x09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R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6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VIBRATION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D</text:p>
          </table:table-cell>
          <table:table-cell office:value-type="string">
            <text:p>WR</text:p>
          </table:table-cell>
          <table:table-cell office:value-type="string">
            <text:p>psi</text:p>
          </table:table-cell>
          <table:table-cell office:value-type="string">
            <text:p>HYDRAULIC PRESSURE:2</text:p>
          </table:table-cell>
          <table:table-cell office:value-type="string">
            <text:p>Responded</text:p>
          </table:table-cell>
          <table:table-cell/>
          <table:table-cell office:value-type="string">
            <text:p>Pound force per square foo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HYDRAULIC RESERVOIR PERCENT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ahrenheit</text:p>
          </table:table-cell>
          <table:table-cell office:value-type="string">
            <text:p>RECIP ENG CYLINDER HEAD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RECIP ENG TURBINE INLET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TURB ENG ITT:2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MAX TORQUE PERCENT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FUEL PRESS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ELECTRICAL LOAD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9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ENG TRANSMISSION PRESSURE:2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9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Cs</text:p>
          </table:table-cell>
          <table:table-cell office:value-type="string">
            <text:p>ENG TRANSMISSION TEMPERATURE:2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9A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ROTOR RPM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9A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GENERAL ENG FUEL USED SINCE START:2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A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hours</text:p>
          </table:table-cell>
          <table:table-cell office:value-type="string">
            <text:p>GENERAL ENG ELAPSED TIME:2</text:p>
          </table:table-cell>
          <table:table-cell office:value-type="string">
            <text:p>Responded</text:p>
          </table:table-cell>
          <table:table-cell/>
          <table:table-cell office:value-type="string">
            <text:p>Hour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RECIP ENG FUEL FLOW: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ft-lbs</text:p>
          </table:table-cell>
          <table:table-cell office:value-type="string">
            <text:p>ENG TORQUE:2</text:p>
          </table:table-cell>
          <table:table-cell office:value-type="string">
            <text:p>Responded</text:p>
          </table:table-cell>
          <table:table-cell/>
          <table:table-cell office:value-type="string">
            <text:p>Foot pound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B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THROTTLE LEVE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B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PROPELLER LEVE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C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MIXTURE LEVE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C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STARTER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C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C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2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C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1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CA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“” “”</text:p>
          </table:table-cell>
          <table:table-cell office:value-type="string">
            <text:p>Engine 3 throttle lever</text:p>
          </table:table-cell>
          <table:table-cell table:number-columns-repeated="1011"/>
        </table:table-row>
        <table:table-row table:style-name="ro2">
          <table:table-cell office:value-type="string">
            <text:p>0x09D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OK</text:p>
          </table:table-cell>
          <table:table-cell office:value-type="string">
            <text:p>szPp</text:p>
          </table:table-cell>
          <table:table-cell office:value-type="string">
            <text:p>RECIP ENG FUEL FLOW: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D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CORRECTED FF: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D2</text:p>
          </table:table-cell>
          <table:table-cell office:value-type="float" office:value="16">
            <text:p>16</text:p>
          </table:table-cell>
          <table:table-cell table:number-columns-repeated="10"/>
          <table:table-cell office:value-type="string">
            <text:p>ICAO Manufacturer</text:p>
          </table:table-cell>
          <table:table-cell table:style-name="ce54"/>
          <table:table-cell/>
          <table:table-cell office:value-type="string">
            <text:p>Read from aircraft.cfg file (only available when 0x3C00 contains the full path to this file)</text:p>
          </table:table-cell>
          <table:table-cell table:number-columns-repeated="1008"/>
        </table:table-row>
        <table:table-row table:style-name="ro2">
          <table:table-cell office:value-type="string">
            <text:p>0x09E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ANTI ICE POSITION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E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GENERAL ENG OIL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E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OIL PRESS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E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Ro</text:p>
          </table:table-cell>
          <table:table-cell office:value-type="string">
            <text:p>TURB ENG PRESSURE RATIO:3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2" office:value-type="string">
            <text:p>“” “”</text:p>
          </table:table-cell>
          <table:table-cell office:value-type="string">
            <text:p>wrong objectType</text:p>
          </table:table-cell>
          <table:table-cell table:number-columns-repeated="1011"/>
        </table:table-row>
        <table:table-row table:style-name="ro2">
          <table:table-cell office:value-type="string">
            <text:p>0x09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 | PROPFIX</text:p>
          </table:table-cell>
          <table:table-cell office:value-type="string">
            <text:p>szCs</text:p>
          </table:table-cell>
          <table:table-cell office:value-type="string">
            <text:p>GENERAL ENG EXHAUST GAS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F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inHg</text:p>
          </table:table-cell>
          <table:table-cell office:value-type="string">
            <text:p>RECIP ENG MANIFOLD PRESS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9F8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“” “”</text:p>
          </table:table-cell>
          <table:table-cell office:value-type="string">
            <text:p>Engine 3 RPM Scaler</text:p>
          </table:table-cell>
          <table:table-cell table:number-columns-repeated="1011"/>
        </table:table-row>
        <table:table-row table:style-name="ro2">
          <table:table-cell office:value-type="string">
            <text:p>0x0A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R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VIBRATION:3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D</text:p>
          </table:table-cell>
          <table:table-cell office:value-type="string">
            <text:p>WR</text:p>
          </table:table-cell>
          <table:table-cell office:value-type="string">
            <text:p>psi</text:p>
          </table:table-cell>
          <table:table-cell office:value-type="string">
            <text:p>HYDRAULIC PRESSURE:3</text:p>
          </table:table-cell>
          <table:table-cell office:value-type="string">
            <text:p>Responded</text:p>
          </table:table-cell>
          <table:table-cell/>
          <table:table-cell office:value-type="string">
            <text:p>Pound force per square foo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0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HYDRAULIC RESERVOIR PERCENT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ahrenheit</text:p>
          </table:table-cell>
          <table:table-cell office:value-type="string">
            <text:p>RECIP ENG CYLINDER HEAD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Cs</text:p>
          </table:table-cell>
          <table:table-cell office:value-type="string">
            <text:p>ENG TURBINE TEMPERATURE:3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RECIP ENG TURBINE INLET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TURB ENG ITT:3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MAX TORQUE PERCENT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FUEL PRESS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2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ELECTRICAL LOAD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ENG TRANSMISSION PRESSURE:3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Cs</text:p>
          </table:table-cell>
          <table:table-cell office:value-type="string">
            <text:p>ENG TRANSMISSION TEMPERATURE:3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ROTOR RPM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GENERAL ENG FUEL USED SINCE START:3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hours</text:p>
          </table:table-cell>
          <table:table-cell office:value-type="string">
            <text:p>GENERAL ENG ELAPSED TIME:3</text:p>
          </table:table-cell>
          <table:table-cell office:value-type="string">
            <text:p>Responded</text:p>
          </table:table-cell>
          <table:table-cell/>
          <table:table-cell office:value-type="string">
            <text:p>Hour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RECIP ENG FUEL FLOW: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ft-lbs</text:p>
          </table:table-cell>
          <table:table-cell office:value-type="string">
            <text:p>ENG TORQUE:3</text:p>
          </table:table-cell>
          <table:table-cell office:value-type="string">
            <text:p>Responded</text:p>
          </table:table-cell>
          <table:table-cell/>
          <table:table-cell office:value-type="string">
            <text:p>Foot pound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THROTTLE LEVE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PROPELLER LEVE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GENERAL ENG MIXTURE LEVE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STARTER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5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2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 | PC100</text:p>
          </table:table-cell>
          <table:table-cell office:value-type="string">
            <text:p>szPc</text:p>
          </table:table-cell>
          <table:table-cell office:value-type="string">
            <text:p>TURB ENG N1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62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“” “”</text:p>
          </table:table-cell>
          <table:table-cell office:value-type="string">
            <text:p>Engine 4 throttle lever</text:p>
          </table:table-cell>
          <table:table-cell table:number-columns-repeated="1011"/>
        </table:table-row>
        <table:table-row table:style-name="ro2">
          <table:table-cell office:value-type="string">
            <text:p>0x0A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OK</text:p>
          </table:table-cell>
          <table:table-cell office:value-type="string">
            <text:p>szPp</text:p>
          </table:table-cell>
          <table:table-cell office:value-type="string">
            <text:p>RECIP ENG FUEL FLOW: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CORRECTED FF: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7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ANTI ICE POSITION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GENERAL ENG OIL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OIL PRESS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</text:p>
          </table:table-cell>
          <table:table-cell office:value-type="string">
            <text:p>szRo</text:p>
          </table:table-cell>
          <table:table-cell office:value-type="string">
            <text:p>TURB ENG PRESSURE RATIO:4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2" office:value-type="string">
            <text:p>“” “”</text:p>
          </table:table-cell>
          <table:table-cell office:value-type="string">
            <text:p>wrong objectType</text:p>
          </table:table-cell>
          <table:table-cell table:number-columns-repeated="1011"/>
        </table:table-row>
        <table:table-row table:style-name="ro2">
          <table:table-cell office:value-type="string">
            <text:p>0x0A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string">
            <text:p>WR | WROK | PROPFIX</text:p>
          </table:table-cell>
          <table:table-cell office:value-type="string">
            <text:p>szCs</text:p>
          </table:table-cell>
          <table:table-cell office:value-type="string">
            <text:p>GENERAL ENG EXHAUST GAS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inHg</text:p>
          </table:table-cell>
          <table:table-cell office:value-type="string">
            <text:p>RECIP ENG MANIFOLD PRESS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9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“” “”</text:p>
          </table:table-cell>
          <table:table-cell office:value-type="string">
            <text:p>Engine 4 RPM Scaler</text:p>
          </table:table-cell>
          <table:table-cell table:number-columns-repeated="1011"/>
        </table:table-row>
        <table:table-row table:style-name="ro2">
          <table:table-cell office:value-type="string">
            <text:p>0x0A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R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K16K2</text:p>
          </table:table-cell>
          <table:table-cell office:value-type="float" office:value="0">
            <text:p>0</text:p>
          </table:table-cell>
          <table:table-cell office:value-type="string">
            <text:p>szNm</text:p>
          </table:table-cell>
          <table:table-cell office:value-type="string">
            <text:p>TURB ENG VIBRATION:4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A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D</text:p>
          </table:table-cell>
          <table:table-cell office:value-type="float" office:value="0">
            <text:p>0</text:p>
          </table:table-cell>
          <table:table-cell office:value-type="string">
            <text:p>psi</text:p>
          </table:table-cell>
          <table:table-cell office:value-type="string">
            <text:p>HYDRAULIC PRESSURE:4</text:p>
          </table:table-cell>
          <table:table-cell office:value-type="string">
            <text:p>Responded</text:p>
          </table:table-cell>
          <table:table-cell/>
          <table:table-cell office:value-type="string">
            <text:p>Pound force per square foo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A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float" office:value="0">
            <text:p>0</text:p>
          </table:table-cell>
          <table:table-cell office:value-type="string">
            <text:p>szPc</text:p>
          </table:table-cell>
          <table:table-cell office:value-type="string">
            <text:p>HYDRAULIC RESERVOIR PERCENT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ahrenheit</text:p>
          </table:table-cell>
          <table:table-cell office:value-type="string">
            <text:p>RECIP ENG CYLINDER HEAD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Cs</text:p>
          </table:table-cell>
          <table:table-cell office:value-type="string">
            <text:p>ENG TURBINE TEMPERATURE:4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RECIP ENG TURBINE INLET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Cs</text:p>
          </table:table-cell>
          <table:table-cell office:value-type="string">
            <text:p>TURB ENG ITT:4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B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16K2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MAX TORQUE PERCENT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C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GENERAL ENG FUEL PRESS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C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ELECTRICAL LOAD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C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ENG TRANSMISSION PRESSURE:4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C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Cs</text:p>
          </table:table-cell>
          <table:table-cell office:value-type="string">
            <text:p>ENG TRANSMISSION TEMPERATURE:4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D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ENG ROTOR RPM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2" office:value-type="string">
            <text:p>“” “”</text:p>
          </table:table-cell>
          <table:table-cell office:value-type="string">
            <text:p>Missing from offset document</text:p>
          </table:table-cell>
          <table:table-cell table:number-columns-repeated="1011"/>
        </table:table-row>
        <table:table-row table:style-name="ro2">
          <table:table-cell office:value-type="string">
            <text:p>0x0AD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GENERAL ENG FUEL USED SINCE START:4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D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hours</text:p>
          </table:table-cell>
          <table:table-cell office:value-type="string">
            <text:p>GENERAL ENG ELAPSED TIME:4</text:p>
          </table:table-cell>
          <table:table-cell office:value-type="string">
            <text:p>Responded</text:p>
          </table:table-cell>
          <table:table-cell/>
          <table:table-cell office:value-type="string">
            <text:p>Hour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RECIP ENG FUEL FLOW: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E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ft-lbs</text:p>
          </table:table-cell>
          <table:table-cell office:value-type="string">
            <text:p>ENG TORQUE:4</text:p>
          </table:table-cell>
          <table:table-cell office:value-type="string">
            <text:p>Responded</text:p>
          </table:table-cell>
          <table:table-cell/>
          <table:table-cell office:value-type="string">
            <text:p>Foot pounds</text:p>
          </table:table-cell>
          <table:table-cell table:number-columns-repeated="2" office:value-type="string">
            <text:p>“” “”</text:p>
          </table:table-cell>
          <table:table-cell table:number-columns-repeated="1012"/>
        </table:table-row>
        <table:table-row table:style-name="ro2">
          <table:table-cell office:value-type="string">
            <text:p>0x0AE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UMBER OF ENGINES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AF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office:value-type="string">
            <text:p>Propeller pitch control</text:p>
          </table:table-cell>
          <table:table-cell table:number-columns-repeated="1011"/>
        </table:table-row>
        <table:table-row table:style-name="ro2">
          <table:table-cell office:value-type="string">
            <text:p>0x0AF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NOWR</text:p>
          </table:table-cell>
          <table:table-cell office:value-type="string">
            <text:p>lbs</text:p>
          </table:table-cell>
          <table:table-cell office:value-type="string">
            <text:p>FUEL WEIGHT PER GALLON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AF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FUEL TANK SELECTOR:1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16K</text:p>
          </table:table-cell>
          <table:table-cell office:value-type="string">
            <text:p>SGN | NOWR</text:p>
          </table:table-cell>
          <table:table-cell office:value-type="string">
            <text:p>szPc</text:p>
          </table:table-cell>
          <table:table-cell office:value-type="string">
            <text:p>THROTTLE LOWER LIMIT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0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NOWR</text:p>
          </table:table-cell>
          <table:table-cell office:value-type="string">
            <text:p>mach</text:p>
          </table:table-cell>
          <table:table-cell office:value-type="string">
            <text:p>MACH MAX OPERATE</text:p>
          </table:table-cell>
          <table:table-cell office:value-type="string">
            <text:p>Responded</text:p>
          </table:table-cell>
          <table:table-cell/>
          <table:table-cell office:value-type="string">
            <text:p>Mach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2</text:p>
          </table:table-cell>
          <table:table-cell office:value-type="string">
            <text:p>inHg</text:p>
          </table:table-cell>
          <table:table-cell office:value-type="string">
            <text:p>SUCTION PRESSURE</text:p>
          </table:table-cell>
          <table:table-cell table:number-columns-repeated="2" office:value-type="string">
            <text:p>Responded</text:p>
          </table:table-cell>
          <table:table-cell office:value-type="string">
            <text:p>inHg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20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ound control</text:p>
          </table:table-cell>
          <table:table-cell table:number-columns-repeated="1011"/>
        </table:table-row>
        <table:table-row table:style-name="ro2">
          <table:table-cell office:value-type="string">
            <text:p>0x0B2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E</text:span></text:p>
          </table:table-cell>
          <table:table-cell office:value-type="string">
            <text:p>No</text:p>
          </table:table-cell>
          <table:table-cell office:value-type="string">
            <text:p>Sound flag</text:p>
          </table:table-cell>
          <table:table-cell table:number-columns-repeated="1011"/>
        </table:table-row>
        <table:table-row table:style-name="ro2">
          <table:table-cell office:value-type="string">
            <text:p>0x0B26</text:p>
          </table:table-cell>
          <table:table-cell office:value-type="float" office:value="32">
            <text:p>32</text:p>
          </table:table-cell>
          <table:table-cell table:number-columns-repeated="8"/>
          <table:table-cell table:style-name="ce27"/>
          <table:table-cell/>
          <table:table-cell office:value-type="string">
            <text:p>ICAO Model</text:p>
          </table:table-cell>
          <table:table-cell table:style-name="ce54"/>
          <table:table-cell/>
          <table:table-cell office:value-type="string">
            <text:p>Read from aircraft.cfg file (only available when 0x3C00 contains the full path to this file, and the file is readable)</text:p>
          </table:table-cell>
          <table:table-cell table:number-columns-repeated="1008"/>
        </table:table-row>
        <table:table-row table:style-name="ro2">
          <table:table-cell office:value-type="string">
            <text:p>0x0B4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RANSPONDER STATE:1</text:p>
          </table:table-cell>
          <table:table-cell table:number-columns-repeated="3"/>
          <table:table-cell table:style-name="ce27"/>
          <table:table-cell table:number-columns-repeated="2"/>
          <table:table-cell table:style-name="ce57" office:value-type="string">
            <text:p><text:span text:style-name="T1">Ok-SimC</text:span></text:p>
          </table:table-cell>
          <table:table-cell table:style-name="ce57" office:value-type="string">
            <text:p><text:span text:style-name="T1">Ok-SimC</text:span></text:p>
          </table:table-cell>
          <table:table-cell table:style-name="ce16" office:value-type="string">
            <text:p>0 = Off, 1 = Standby, 2 = Test, 3 = On, 4 = Alt, 5 = Ground </text:p>
          </table:table-cell>
          <table:table-cell table:number-columns-repeated="1008"/>
        </table:table-row>
        <table:table-row table:style-name="ro2">
          <table:table-cell office:value-type="string">
            <text:p>0x0B4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M SPACING MODE:1</text:p>
          </table:table-cell>
          <table:table-cell table:number-columns-repeated="3"/>
          <table:table-cell table:style-name="ce27"/>
          <table:table-cell table:number-columns-repeated="2"/>
          <table:table-cell table:style-name="ce57"/>
          <table:table-cell table:style-name="ce59"/>
          <table:table-cell table:style-name="ce16" office:value-type="string">
            <text:p>COM1 frequency spacing: 0=25kHz, 1=8.33kHz</text:p>
          </table:table-cell>
          <table:table-cell table:number-columns-repeated="1008"/>
        </table:table-row>
        <table:table-row table:style-name="ro2">
          <table:table-cell office:value-type="string">
            <text:p>0x0B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M SPACING MODE:2</text:p>
          </table:table-cell>
          <table:table-cell table:number-columns-repeated="3"/>
          <table:table-cell table:style-name="ce27"/>
          <table:table-cell table:number-columns-repeated="2"/>
          <table:table-cell table:style-name="ce57"/>
          <table:table-cell table:style-name="ce59"/>
          <table:table-cell table:style-name="ce16" office:value-type="string">
            <text:p>COM2 frequency spacing: 0=25kHz, 1=8.33kHz</text:p>
          </table:table-cell>
          <table:table-cell table:number-columns-repeated="1008"/>
        </table:table-row>
        <table:table-row table:style-name="ro2">
          <table:table-cell office:value-type="string">
            <text:p>0x0B4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AUTOPILOT FLIGHT LEVEL CHANGE</text:p>
          </table:table-cell>
          <table:table-cell table:number-columns-repeated="3"/>
          <table:table-cell table:style-name="ce27"/>
          <table:table-cell table:number-columns-repeated="2"/>
          <table:table-cell table:style-name="ce57"/>
          <table:table-cell table:style-name="ce60"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4A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/>
          <table:table-cell table:number-columns-repeated="2"/>
          <table:table-cell table:style-name="ce57" table:number-columns-repeated="2"/>
          <table:table-cell table:style-name="ce16" office:value-type="string">
            <text:p>Toggle Throttle Reverse Thrust flag</text:p>
          </table:table-cell>
          <table:table-cell table:number-columns-repeated="1008"/>
        </table:table-row>
        <table:table-row table:style-name="ro2">
          <table:table-cell office:value-type="string">
            <text:p>0x0B4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 office:value-type="string">
            <text:p>Ground Altitude</text:p>
          </table:table-cell>
          <table:table-cell table:number-columns-repeated="2"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4E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6" office:value-type="string">
            <text:p>FLAP SPEED EXCEEDED </text:p>
          </table:table-cell>
          <table:table-cell table:style-name="ce16" office:value-type="string">
            <text:p>Responded </text:p>
          </table:table-cell>
          <table:table-cell table:number-columns-repeated="2"/>
          <table:table-cell table:style-name="ce27"/>
          <table:table-cell table:number-columns-repeated="2"/>
          <table:table-cell table:style-name="ce54"/>
          <table:table-cell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4F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6" office:value-type="string">
            <text:p>GEAR SPEED EXCEEDED </text:p>
          </table:table-cell>
          <table:table-cell table:style-name="ce16" office:value-type="string">
            <text:p>Responded </text:p>
          </table:table-cell>
          <table:table-cell table:number-columns-repeated="2"/>
          <table:table-cell table:style-name="ce27"/>
          <table:table-cell table:number-columns-repeated="2"/>
          <table:table-cell table:style-name="ce54"/>
          <table:table-cell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BLEED AIR SOURCE CONTROL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 table:number-columns-repeated="3"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PU GENERATOR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APU GENERATOR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PU ON FIRE DETECT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table:style-name="ce16"/>
          <table:table-cell table:number-columns-repeated="1008"/>
        </table:table-row>
        <table:table-row table:style-name="ro2">
          <table:table-cell office:value-type="string">
            <text:p>0x0B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APU PCT RPM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APU PCT STARTER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F</text:p>
          </table:table-cell>
          <table:table-cell office:value-type="string">
            <text:p>NOWR</text:p>
          </table:table-cell>
          <table:table-cell office:value-type="string">
            <text:p>volts</text:p>
          </table:table-cell>
          <table:table-cell office:value-type="string">
            <text:p>APU VOLTS</text:p>
          </table:table-cell>
          <table:table-cell office:value-type="string">
            <text:p>Responded</text:p>
          </table:table-cell>
          <table:table-cell/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office:value-type="string">
            <text:p>Scenery Complexity level</text:p>
          </table:table-cell>
          <table:table-cell table:number-columns-repeated="1011"/>
        </table:table-row>
        <table:table-row table:style-name="ro2">
          <table:table-cell office:value-type="string">
            <text:p>0x0B6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o-SimC+</text:p>
          </table:table-cell>
          <table:table-cell office:value-type="string">
            <text:p>?-SimE</text:p>
          </table:table-cell>
          <table:table-cell office:value-type="string">
            <text:p>Fail mode</text:p>
          </table:table-cell>
          <table:table-cell table:number-columns-repeated="1011"/>
        </table:table-row>
        <table:table-row table:style-name="ro2">
          <table:table-cell office:value-type="string">
            <text:p>0x0B63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o-SimC+</text:p>
          </table:table-cell>
          <table:table-cell office:value-type="string">
            <text:p>?-SimE</text:p>
          </table:table-cell>
          <table:table-cell office:value-type="string">
            <text:p>Fail mode</text:p>
          </table:table-cell>
          <table:table-cell table:number-columns-repeated="1011"/>
        </table:table-row>
        <table:table-row table:style-name="ro2">
          <table:table-cell office:value-type="string">
            <text:p>0x0B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DF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Ok?-SimC</text:span>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1012"/>
        </table:table-row>
        <table:table-row table:style-name="ro2">
          <table:table-cell office:value-type="string">
            <text:p>0x0B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IRSPEED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LTIMETER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TTITUDE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COMM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No-SimC+</text:span></text:p>
          </table:table-cell>
          <table:table-cell table:number-columns-repeated="1012"/>
        </table:table-row>
        <table:table-row table:style-name="ro2">
          <table:table-cell office:value-type="string">
            <text:p>0x0B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COMPASS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SimC</text:span></text:p>
          </table:table-cell>
          <table:table-cell table:style-name="ce27" office:value-type="string">
            <text:p><text:span text:style-name="T1">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ELECTRICAL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B6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GSEL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AILED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B6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GSEL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AILE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B6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NGSEL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AILED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40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B6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NGSEL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AILED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B6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PARTIAL PANEL FUEL INDICATOR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B6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HEADING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VERTICAL VELOCITY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6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TRANSPONDER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B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NAV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No-SimC+</text:span></text:p>
          </table:table-cell>
          <table:table-cell table:number-columns-repeated="1012"/>
        </table:table-row>
        <table:table-row table:style-name="ro2">
          <table:table-cell office:value-type="string">
            <text:p>0x0B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PITOT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0B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PARTIAL PANEL TURN COORDINATOR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B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VACUUM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No-SimC+</text:span></text:p>
          </table:table-cell>
          <table:table-cell table:number-columns-repeated="1012"/>
        </table:table-row>
        <table:table-row table:style-name="ro2">
          <table:table-cell office:value-type="string">
            <text:p>0x0B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CENTER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CENTER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7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LEFT MAIN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LEFT MAIN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LEFT AUX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LEFT AUX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LEFT TIP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LEFT TIP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RIGHT MAIN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RIGHT MAIN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RIGHT AUX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A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RIGHT AUX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A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RIGHT TIP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A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RIGHT TIP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A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INNER MARKER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A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MIDDLE MARKER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OUTER MARKER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TOK | SGN | DIRECT | IGNWRERROR</text:p>
          </table:table-cell>
          <table:table-cell office:value-type="string">
            <text:p>szPn</text:p>
          </table:table-cell>
          <table:table-cell office:value-type="string">
            <text:p>ELEVATOR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SGN</text:p>
          </table:table-cell>
          <table:table-cell office:value-type="string">
            <text:p>szPc</text:p>
          </table:table-cell>
          <table:table-cell office:value-type="string">
            <text:p>ELEVATOR DEFLECTION PC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TOK | SGN | DIRECT | IGNWRERROR</text:p>
          </table:table-cell>
          <table:table-cell office:value-type="string">
            <text:p>szPn</text:p>
          </table:table-cell>
          <table:table-cell office:value-type="string">
            <text:p>AILERON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SGN</text:p>
          </table:table-cell>
          <table:table-cell office:value-type="string">
            <text:p>szPc</text:p>
          </table:table-cell>
          <table:table-cell office:value-type="string">
            <text:p>AILERON LEFT DEFLECTION PC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*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TOK | SGN | DIRECT | IGNWRERROR</text:p>
          </table:table-cell>
          <table:table-cell office:value-type="string">
            <text:p>szPn</text:p>
          </table:table-cell>
          <table:table-cell office:value-type="string">
            <text:p>RUDDER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SGN</text:p>
          </table:table-cell>
          <table:table-cell office:value-type="string">
            <text:p>szPc</text:p>
          </table:table-cell>
          <table:table-cell office:value-type="string">
            <text:p>RUDDER DEFLECTION PC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B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Helo pitch trim control</text:p>
          </table:table-cell>
          <table:table-cell table:number-columns-repeated="1011"/>
        </table:table-row>
        <table:table-row table:style-name="ro2">
          <table:table-cell office:value-type="string">
            <text:p>0x0BC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SGN | RVSOPT</text:p>
          </table:table-cell>
          <table:table-cell office:value-type="string">
            <text:p>szPc</text:p>
          </table:table-cell>
          <table:table-cell office:value-type="string">
            <text:p>ELEVATOR TRIM PC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table:style-name="ce48" office:value-type="string">
            <text:p><text:span text:style-name="T1">Ok-SimE</text:span></text:p>
          </table:table-cell>
          <table:table-cell/>
          <table:table-cell table:style-name="ce58"/>
          <table:table-cell table:style-name="ce56"/>
          <table:table-cell office:value-type="string">
            <text:p>Write uses ELEVATOT_TRIM_SET axis control</text:p>
          </table:table-cell>
          <table:table-cell table:number-columns-repeated="1008"/>
        </table:table-row>
        <table:table-row table:style-name="ro2">
          <table:table-cell office:value-type="string">
            <text:p>0x0BC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SGN</text:p>
          </table:table-cell>
          <table:table-cell office:value-type="string">
            <text:p>szPc</text:p>
          </table:table-cell>
          <table:table-cell office:value-type="string">
            <text:p>ELEVATOR TRIM INDICATOR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C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BRAKE | DIRECT</text:p>
          </table:table-cell>
          <table:table-cell office:value-type="string">
            <text:p>szPn</text:p>
          </table:table-cell>
          <table:table-cell office:value-type="string">
            <text:p>BRAKE LEFT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0BC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BRAKE | DIRECT</text:p>
          </table:table-cell>
          <table:table-cell office:value-type="string">
            <text:p>szPn</text:p>
          </table:table-cell>
          <table:table-cell office:value-type="string">
            <text:p>BRAKE RIGHT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0BC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BRAKE PARKING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C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Pn</text:p>
          </table:table-cell>
          <table:table-cell office:value-type="string">
            <text:p>BRAKE INDICATOR</text:p>
          </table:table-cell>
          <table:table-cell office:value-type="string">
            <text:p>Responded</text:p>
          </table:table-cell>
          <table:table-cell/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C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SPLR</text:p>
          </table:table-cell>
          <table:table-cell office:value-type="string">
            <text:p>szBl</text:p>
          </table:table-cell>
          <table:table-cell office:value-type="string">
            <text:p>SPOILERS ARM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D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MAX2 |SPLR</text:p>
          </table:table-cell>
          <table:table-cell office:value-type="string">
            <text:p>szPn</text:p>
          </table:table-cell>
          <table:table-cell office:value-type="string">
            <text:p>SPOILERS HANDLE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D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SPOILERS LEFT POSITION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D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SPOILERS RIGHT POSITION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D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FLAPS HANDLE PERCEN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E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RAILING EDGE FLAPS LEFT PERCENT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*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RAILING EDGE FLAPS RIGHT PERCENT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*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E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AR HANDLE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0BE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ARFIDDLE</text:p>
          </table:table-cell>
          <table:table-cell office:value-type="string">
            <text:p>szPc</text:p>
          </table:table-cell>
          <table:table-cell office:value-type="string">
            <text:p>GEAR CENTER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0BF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ARFIDDLE</text:p>
          </table:table-cell>
          <table:table-cell office:value-type="string">
            <text:p>szPc</text:p>
          </table:table-cell>
          <table:table-cell office:value-type="string">
            <text:p>GEAR RIGHT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0BF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ARFIDDLE</text:p>
          </table:table-cell>
          <table:table-cell office:value-type="string">
            <text:p>szPc</text:p>
          </table:table-cell>
          <table:table-cell office:value-type="string">
            <text:p>GEAR LEFT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F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office:value-type="string">
            <text:p>No</text:p>
          </table:table-cell>
          <table:table-cell office:value-type="string">
            <text:p>Unlimited visibility value</text:p>
          </table:table-cell>
          <table:table-cell table:number-columns-repeated="1011"/>
        </table:table-row>
        <table:table-row table:style-name="ro2">
          <table:table-cell office:value-type="string">
            <text:p>0x0BF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WROK</text:p>
          </table:table-cell>
          <table:table-cell office:value-type="string">
            <text:p>szNm</text:p>
          </table:table-cell>
          <table:table-cell office:value-type="string">
            <text:p>FLAPS HANDLE INDEX</text:p>
          </table:table-cell>
          <table:table-cell table:number-columns-repeated="2" office:value-type="string">
            <text:p>Responded</text:p>
          </table:table-cell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BF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NTISKID BRAKES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E</text:span></text:p>
          </table:table-cell>
          <table:table-cell table:style-name="ce34" office:value-type="string">
            <text:p><text:span text:style-name="T1">Ok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C0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Right toe brake control</text:p>
          </table:table-cell>
          <table:table-cell table:number-columns-repeated="1011"/>
        </table:table-row>
        <table:table-row table:style-name="ro2">
          <table:table-cell office:value-type="string">
            <text:p>0x0C0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Left toe brake control</text:p>
          </table:table-cell>
          <table:table-cell table:number-columns-repeated="1011"/>
        </table:table-row>
        <table:table-row table:style-name="ro2">
          <table:table-cell office:value-type="string">
            <text:p>0x0C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AILERON TRIM PCT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SGN</text:p>
          </table:table-cell>
          <table:table-cell office:value-type="string">
            <text:p>szPc</text:p>
          </table:table-cell>
          <table:table-cell office:value-type="string">
            <text:p>RUDDER TRIM PCT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0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Helo bank trim control</text:p>
          </table:table-cell>
          <table:table-cell table:number-columns-repeated="1011"/>
        </table:table-row>
        <table:table-row table:style-name="ro2">
          <table:table-cell office:value-type="string">
            <text:p>0x0C0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Steering tiller input</text:p>
          </table:table-cell>
          <table:table-cell table:number-columns-repeated="1011"/>
        </table:table-row>
        <table:table-row table:style-name="ro2">
          <table:table-cell office:value-type="string">
            <text:p>0x0C0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Rudder input value</text:p>
          </table:table-cell>
          <table:table-cell table:number-columns-repeated="1011"/>
        </table:table-row>
        <table:table-row table:style-name="ro2">
          <table:table-cell office:value-type="string">
            <text:p>0x0C0C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6" office:value-type="string">
            <text:p>MAX RATED ENGINE RPM 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/>
          <table:table-cell table:number-columns-repeated="2"/>
          <table:table-cell table:style-name="ce54"/>
          <table:table-cell table:number-columns-repeated="1010"/>
        </table:table-row>
        <table:table-row table:style-name="ro2">
          <table:table-cell office:value-type="string">
            <text:p>0x0C10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6" office:value-type="string">
            <text:p>GEAR STEER ANGLE</text:p>
          </table:table-cell>
          <table:table-cell table:number-columns-repeated="3"/>
          <table:table-cell table:style-name="ce27" office:value-type="string">
            <text:p>Ok-SimC</text:p>
          </table:table-cell>
          <table:table-cell office:value-type="string">
            <text:p>No</text:p>
          </table:table-cell>
          <table:table-cell/>
          <table:table-cell table:style-name="ce54"/>
          <table:table-cell table:style-name="ce61"/>
          <table:table-cell office:value-type="string">
            <text:p>As 'percent over 100'. Values should be between -1 - +1. However, as I have seen values both smaller and larger than this (around -1.35 to + 1.35), I have left this to hold the original value rather than calibrating to a range.</text:p>
          </table:table-cell>
          <table:table-cell table:number-columns-repeated="1008"/>
        </table:table-row>
        <table:table-row table:style-name="ro2">
          <table:table-cell office:value-type="string">
            <text:p>0x0C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ADF SIGNAL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UNITS OF MEASUR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0C1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</text:p>
          </table:table-cell>
          <table:table-cell office:value-type="string">
            <text:p>szNm</text:p>
          </table:table-cell>
          <table:table-cell office:value-type="string">
            <text:p>SIMULATION RATE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E</text:span></text:p>
          </table:table-cell>
          <table:table-cell table:style-name="ce27" office:value-type="string">
            <text:p><text:span text:style-name="T1">No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C1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ADF SIGNAL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20</text:p>
          </table:table-cell>
          <table:table-cell office:value-type="float" office:value="9">
            <text:p>9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o</text:p>
          </table:table-cell>
          <table:table-cell office:value-type="string">
            <text:p>Local time</text:p>
          </table:table-cell>
          <table:table-cell table:number-columns-repeated="1011"/>
        </table:table-row>
        <table:table-row table:style-name="ro2">
          <table:table-cell office:value-type="string">
            <text:p>0x0C29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DME1 distance</text:p>
          </table:table-cell>
          <table:table-cell table:number-columns-repeated="1011"/>
        </table:table-row>
        <table:table-row table:style-name="ro2">
          <table:table-cell office:value-type="string">
            <text:p>0x0C2E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DME1 speed</text:p>
          </table:table-cell>
          <table:table-cell table:number-columns-repeated="1011"/>
        </table:table-row>
        <table:table-row table:style-name="ro2">
          <table:table-cell office:value-type="string">
            <text:p>0x0C33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DME2 distance</text:p>
          </table:table-cell>
          <table:table-cell table:number-columns-repeated="1011"/>
        </table:table-row>
        <table:table-row table:style-name="ro2">
          <table:table-cell office:value-type="string">
            <text:p>0x0C38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DME2 speed</text:p>
          </table:table-cell>
          <table:table-cell table:number-columns-repeated="1011"/>
        </table:table-row>
        <table:table-row table:style-name="ro2">
          <table:table-cell office:value-type="string">
            <text:p>0x0C3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GYRO DRIFT ERROR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MAGVAR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MAGVAR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REALISM</text:p>
          </table:table-cell>
          <table:table-cell table:number-columns-repeated="2" office:value-type="string">
            <text:p>Responded</text:p>
          </table:table-cell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6" office:value-type="string">
            <text:p>AUTOBRAKES ACTIVE </text:p>
          </table:table-cell>
          <table:table-cell table:number-columns-repeated="3"/>
          <table:table-cell table:style-name="ce27"/>
          <table:table-cell table:number-columns-repeated="2"/>
          <table:table-cell table:style-name="ce55"/>
          <table:table-cell table:style-name="ce61"/>
          <table:table-cell table:number-columns-repeated="1009"/>
        </table:table-row>
        <table:table-row table:style-name="ro2">
          <table:table-cell office:value-type="string">
            <text:p>0x0C47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6" office:value-type="string">
            <text:p>LIGHT BRAKE ON  </text:p>
          </table:table-cell>
          <table:table-cell table:number-columns-repeated="3"/>
          <table:table-cell table:style-name="ce27"/>
          <table:table-cell table:number-columns-repeated="2"/>
          <table:table-cell table:style-name="ce55"/>
          <table:table-cell table:style-name="ce61"/>
          <table:table-cell table:number-columns-repeated="1009"/>
        </table:table-row>
        <table:table-row table:style-name="ro2">
          <table:table-cell office:value-type="string">
            <text:p>0x0C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CDI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GSI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A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 office:value-type="string">
            <text:p>NAV1 Back Course flags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NAV TOFROM:1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GS FLAG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D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BACK COURSE FLAGS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DM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GLIDE SLOP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LOCALIZER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D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NAV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4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NAV OBS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T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RADIAL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SIGNAL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RELATIVE BEARING TO STATION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CDI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A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 office:value-type="string">
            <text:p>NAV2 Back Course flags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NAV TOFROM:2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RELATIVE BEARING TO STATION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5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NAV OBS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T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NAV RADIAL:2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SIGNAL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6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ADF RADIAL:1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6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ADF CARD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0C6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GSI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0C6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GS FLAG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0C70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BACK COURSE FLAGS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DME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7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GLIDE SLOPE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7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LOCALIZER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70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NAVFLAGS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AV HAS NAV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0C92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office:value-type="string">
            <text:p>Texture Quality</text:p>
          </table:table-cell>
          <table:table-cell table:number-columns-repeated="1011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BEACO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CABI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LANDING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LOGO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NAV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PANEL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RECOGNITIO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STROB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TAXI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0C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IGHT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LIGHT WING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0D50</text:p>
          </table:table-cell>
          <table:table-cell office:value-type="float" office:value="24">
            <text:p>24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Tower lat/long/alt</text:p>
          </table:table-cell>
          <table:table-cell table:number-columns-repeated="1011"/>
        </table:table-row>
        <table:table-row table:style-name="ro2">
          <table:table-cell office:value-type="string">
            <text:p>0x0D6C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parameter for 0D70</text:p>
          </table:table-cell>
          <table:table-cell table:number-columns-repeated="1011"/>
        </table:table-row>
        <table:table-row table:style-name="ro2">
          <table:table-cell office:value-type="string">
            <text:p>0x0D70</text:p>
          </table:table-cell>
          <table:table-cell office:value-type="float" office:value="128">
            <text:p>128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Macro and Lua requests</text:p>
          </table:table-cell>
          <table:table-cell table:number-columns-repeated="1011"/>
        </table:table-row>
        <table:table-row table:style-name="ro2">
          <table:table-cell office:value-type="string">
            <text:p>0x0D9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No</text:p>
          </table:table-cell>
          <table:table-cell office:value-type="string">
            <text:p>International N/S setting</text:p>
          </table:table-cell>
          <table:table-cell table:number-columns-repeated="1011"/>
        </table:table-row>
        <table:table-row table:style-name="ro2">
          <table:table-cell office:value-type="string">
            <text:p>0x0D9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No</text:p>
          </table:table-cell>
          <table:table-cell office:value-type="string">
            <text:p>International E/W setting</text:p>
          </table:table-cell>
          <table:table-cell table:number-columns-repeated="1011"/>
        </table:table-row>
        <table:table-row table:style-name="ro2">
          <table:table-cell office:value-type="string">
            <text:p>0x0DD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cenery BGL variable “usrvar”</text:p>
          </table:table-cell>
          <table:table-cell table:number-columns-repeated="1011"/>
        </table:table-row>
        <table:table-row table:style-name="ro2">
          <table:table-cell office:value-type="string">
            <text:p>0x0DD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cenery BGL variable “usrvr2”</text:p>
          </table:table-cell>
          <table:table-cell table:number-columns-repeated="1011"/>
        </table:table-row>
        <table:table-row table:style-name="ro2">
          <table:table-cell office:value-type="string">
            <text:p>0x0DD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cenery BGL variable “usrvr3”</text:p>
          </table:table-cell>
          <table:table-cell table:number-columns-repeated="1011"/>
        </table:table-row>
        <table:table-row table:style-name="ro2">
          <table:table-cell office:value-type="string">
            <text:p>0x0DD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cenery BGL variable “usrvr4”</text:p>
          </table:table-cell>
          <table:table-cell table:number-columns-repeated="1011"/>
        </table:table-row>
        <table:table-row table:style-name="ro2">
          <table:table-cell office:value-type="string">
            <text:p>0x0DD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cenery BGL variable “usrvr5”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0E0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Display Scale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2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EFIS Mode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4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MapItem Shown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6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EFIS VORADF1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8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EFIS VORADF2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A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MFD Centered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C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Bl</text:p>
          </table:table-cell>
          <table:table-cell table:style-name="ce10" office:value-type="string">
            <text:p>IAS Mach Pressed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" office:value-type="string">
            <text:p>No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0E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Display Mode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1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VOR 1 Switch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12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VOR 2 Switch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14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HPA Button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16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ILS Mode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18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Bl</text:p>
          </table:table-cell>
          <table:table-cell table:style-name="ce10" office:value-type="string">
            <text:p>SPD MACH Pressed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" office:value-type="string">
            <text:p>No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1A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WR | WROK | LVAR</text:p>
          </table:table-cell>
          <table:table-cell table:style-name="ce10" office:value-type="string">
            <text:p>szNm</text:p>
          </table:table-cell>
          <table:table-cell table:style-name="ce10" office:value-type="string">
            <text:p>AP ALT CHG RATE</text:p>
          </table:table-cell>
          <table:table-cell table:style-name="ce3" table:number-columns-repeated="2"/>
          <table:table-cell table:style-name="ce10"/>
          <table:table-cell table:style-name="ce34" office:value-type="string">
            <text:p><text:span text:style-name="T1">Ok-Lvar</text:span></text:p>
          </table:table-cell>
          <table:table-cell table:style-name="ce34" office:value-type="string">
            <text:p><text:span text:style-name="T1">Ok-Lvar</text:span>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0x0E80</text:p>
          </table:table-cell>
          <table:table-cell table:style-name="ce3" office:value-type="float" office:value="4">
            <text:p>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ICAO id of nearest weather station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8E4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cloud typ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85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Cloud coverag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8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Cloud icing level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88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Cloud turbulence level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8A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style-name="ce10" office:value-type="string">
            <text:p>Ambient Visibility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E8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</text:p>
          </table:table-cell>
          <table:table-cell office:value-type="string">
            <text:p>szCs</text:p>
          </table:table-cell>
          <table:table-cell office:value-type="string">
            <text:p>AMBIENT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table:style-name="ce3" office:value-type="string">
            <text:p>0x0E8E</text:p>
          </table:table-cell>
          <table:table-cell table:style-name="ce3"/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SimC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Dew point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0E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WR | LOGSHEAR</text:p>
          </table:table-cell>
          <table:table-cell office:value-type="string">
            <text:p>szKs</text:p>
          </table:table-cell>
          <table:table-cell office:value-type="string">
            <text:p>AMBIENT WIND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0E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NG16</text:p>
          </table:table-cell>
          <table:table-cell office:value-type="string">
            <text:p>WR | LOGSHEAR</text:p>
          </table:table-cell>
          <table:table-cell office:value-type="string">
            <text:p>szDs</text:p>
          </table:table-cell>
          <table:table-cell office:value-type="string">
            <text:p>AMBIENT WIND DIRECTION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table:style-name="ce3" office:value-type="string">
            <text:p>0x0E9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wind gusting valu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9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wind directional variation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98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Intl</text:span></text:p>
          </table:table-cell>
          <table:table-cell table:style-name="ce3" office:value-type="string">
            <text:p>No</text:p>
          </table:table-cell>
          <table:table-cell table:style-name="ce10" office:value-type="string">
            <text:p><text:s/>At aircraft altitude: wind turbulence valu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9A</text:p>
          </table:table-cell>
          <table:table-cell table:style-name="ce3" office:value-type="float" office:value="112">
            <text:p>11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SimC</text:span></text:p>
          </table:table-cell>
          <table:table-cell table:style-name="ce3"/>
          <table:table-cell table:style-name="ce10" office:value-type="string">
            <text:p>FS98 style Current Aircraft Weath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E9A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9C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9E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0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8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A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C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AE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0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8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A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C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BE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C0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C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C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EC6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MULT2</text:p>
          </table:table-cell>
          <table:table-cell table:style-name="ce10" office:value-type="string">
            <text:p>WR</text:p>
          </table:table-cell>
          <table:table-cell table:style-name="ce10" office:value-type="string">
            <text:p>szMb</text:p>
          </table:table-cell>
          <table:table-cell table:style-name="ce10" office:value-type="string">
            <text:p>SEA LEVEL PRESSURE</text:p>
          </table:table-cell>
          <table:table-cell table:style-name="ce3" office:value-type="string">
            <text:p>Responded</text:p>
          </table:table-cell>
          <table:table-cell table:style-name="ce3"/>
          <table:table-cell table:style-name="ce10" office:value-type="string">
            <text:p>Millibars</text:p>
          </table:table-cell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…</text:p>
          </table:table-cell>
          <table:table-cell table:style-name="ce3"/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table:number-columns-repeated="1012"/>
        </table:table-row>
        <table:table-row table:style-name="ro2">
          <table:table-cell table:style-name="ce3" office:value-type="string">
            <text:p>0x0f8C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office:value-type="string">
            <text:p>Visibility setting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0FF0</text:p>
          </table:table-cell>
          <table:table-cell table:style-name="ce3" office:value-type="float" office:value="16">
            <text:p>16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/>
          <table:table-cell table:style-name="ce3"/>
          <table:table-cell table:style-name="ce10" office:value-type="string">
            <text:p>Path and filename reading facility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1000</text:p>
          </table:table-cell>
          <table:table-cell office:value-type="float" office:value="256">
            <text:p>256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Saved flights folder</text:p>
          </table:table-cell>
          <table:table-cell table:number-columns-repeated="1011"/>
        </table:table-row>
        <table:table-row table:style-name="ro2">
          <table:table-cell office:value-type="string">
            <text:p>0x1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INNER MARKER LATLONALT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0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NNER MARKER LATLONAL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0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NNER MARKER LATLONAL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0C</text:p>
          </table:table-cell>
          <table:table-cell office:value-type="string">
            <text:p>4?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MIDDLE MARKER LATLONALT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1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IDDLE MARKER LATLONAL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1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IDDLE MARKER LATLONAL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OUTER MARKER LATLONALT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1C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OUTER MARKER LATLONAL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2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OUTER MARKER LATLONALT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ADF LATLONALT:1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2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ADF LATLONALT:1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2C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ADF LATLONALT:1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LA32</text:p>
          </table:table-cell>
          <table:table-cell office:value-type="string">
            <text:p>NOWR</text:p>
          </table:table-cell>
          <table:table-cell office:value-type="string">
            <text:p>szLLA</text:p>
          </table:table-cell>
          <table:table-cell office:value-type="string">
            <text:p>ADF LATLONALT:2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LATLONAL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3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ADF LATLONALT:2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3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ADF LATLONALT:2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GForce</text:p>
          </table:table-cell>
          <table:table-cell office:value-type="string">
            <text:p>G FORCE</text:p>
          </table:table-cell>
          <table:table-cell table:number-columns-repeated="2" office:value-type="string">
            <text:p>Responded</text:p>
          </table:table-cell>
          <table:table-cell office:value-type="string">
            <text:p>GForce</text:p>
          </table:table-cell>
          <table:table-cell table:style-name="ce36" office:value-type="string">
            <text:p><text:span text:style-name="T1">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15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float" office:value="0">
            <text:p>0</text:p>
          </table:table-cell>
          <table:table-cell office:value-type="string">
            <text:p>szEn</text:p>
          </table:table-cell>
          <table:table-cell office:value-type="string">
            <text:p>TIME OF DAY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1A2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office:value-type="string">
            <text:p>Ground scenery shadows on/off</text:p>
          </table:table-cell>
          <table:table-cell table:number-columns-repeated="1011"/>
        </table:table-row>
        <table:table-row table:style-name="ro2">
          <table:table-cell office:value-type="string">
            <text:p>0x11A4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office:value-type="string">
            <text:p>Aircraft Shadows on/off</text:p>
          </table:table-cell>
          <table:table-cell table:number-columns-repeated="1011"/>
        </table:table-row>
        <table:table-row table:style-name="ro2">
          <table:table-cell office:value-type="string">
            <text:p>0x11B6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B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1B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F</text:p>
          </table:table-cell>
          <table:table-cell office:value-type="string">
            <text:p>GForce</text:p>
          </table:table-cell>
          <table:table-cell office:value-type="string">
            <text:p>G FORCE</text:p>
          </table:table-cell>
          <table:table-cell table:number-columns-repeated="2" office:value-type="string">
            <text:p>Responded</text:p>
          </table:table-cell>
          <table:table-cell office:value-type="string">
            <text:p>GForce</text:p>
          </table:table-cell>
          <table:table-cell table:style-name="ce27" office:value-type="string">
            <text:p><text:span text:style-name="T1">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1B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OFA</text:p>
          </table:table-cell>
          <table:table-cell office:value-type="string">
            <text:p>NOWR | GETVAR2</text:p>
          </table:table-cell>
          <table:table-cell office:value-type="string">
            <text:p>szRa</text:p>
          </table:table-cell>
          <table:table-cell office:value-type="string">
            <text:p>ANGLE OF ATTACK INDICATOR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1C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 | GETVAR</text:p>
          </table:table-cell>
          <table:table-cell office:value-type="string">
            <text:p>mach</text:p>
          </table:table-cell>
          <table:table-cell office:value-type="string">
            <text:p>AIRSPEED MACH</text:p>
          </table:table-cell>
          <table:table-cell office:value-type="string">
            <text:p>Responded</text:p>
          </table:table-cell>
          <table:table-cell/>
          <table:table-cell office:value-type="string">
            <text:p>Mach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1D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Cs</text:p>
          </table:table-cell>
          <table:table-cell office:value-type="string">
            <text:p>TOTAL AIR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3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NUM FUEL SELECTORS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3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UNLIMITED FUEL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OTAL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CENTER2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CENTER2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4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CENTER3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CENTER3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EXTERNAL1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EXTERNAL1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 | GETVAR2</text:p>
          </table:table-cell>
          <table:table-cell office:value-type="string">
            <text:p>szPc</text:p>
          </table:table-cell>
          <table:table-cell office:value-type="string">
            <text:p>FUEL TANK EXTERNAL2 LEVEL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ANK EXTERNAL2 CAPAC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TOTAL QUANT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Gs</text:p>
          </table:table-cell>
          <table:table-cell office:value-type="string">
            <text:p>FUEL SELECTED QUANTITY</text:p>
          </table:table-cell>
          <table:table-cell office:value-type="string">
            <text:p>Responded</text:p>
          </table:table-cell>
          <table:table-cell/>
          <table:table-cell office:value-type="string">
            <text:p>Gallo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6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ZFW | ZFW2 | NOWR</text:p>
          </table:table-cell>
          <table:table-cell office:value-type="string">
            <text:p>szPd</text:p>
          </table:table-cell>
          <table:table-cell office:value-type="string">
            <text:p>FUEL TOTAL QUANTITY WEIGHT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ESTIMATED FUEL FLOW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274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office:value-type="string">
            <text:p>Text Display Mode</text:p>
          </table:table-cell>
          <table:table-cell table:number-columns-repeated="1011"/>
        </table:table-row>
        <table:table-row table:style-name="ro2">
          <table:table-cell office:value-type="string">
            <text:p>0x132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PS DRIVES NAV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55"/>
          <table:table-cell table:number-columns-repeated="1010"/>
        </table:table-row>
        <table:table-row table:style-name="ro2">
          <table:table-cell office:value-type="string">
            <text:p>0x13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EMPTY WEIGHT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3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MAX GROSS WEIGHT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13F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PAYLOAD STATION COUNT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4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4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4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45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4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48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table:style-name="ce4" office:value-type="string">
            <text:p>0x1490</text:p>
          </table:table-cell>
          <table:table-cell table:style-name="ce4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COPY</text:p>
          </table:table-cell>
          <table:table-cell table:style-name="ce11" office:value-type="string">
            <text:p>WR | WROK</text:p>
          </table:table-cell>
          <table:table-cell table:style-name="ce11" office:value-type="string">
            <text:p>szPd</text:p>
          </table:table-cell>
          <table:table-cell table:style-name="ce11" office:value-type="string">
            <text:p>PAYLOAD STATION WEIGHT:4</text:p>
          </table:table-cell>
          <table:table-cell table:number-columns-repeated="2" table:style-name="ce4" office:value-type="string">
            <text:p>Responded</text:p>
          </table:table-cell>
          <table:table-cell table:style-name="ce11" office:value-type="string">
            <text:p>Pounds</text:p>
          </table:table-cell>
          <table:table-cell table:style-name="ce37" office:value-type="string">
            <text:p><text:span text:style-name="T1">Ok-SimC</text:span></text:p>
          </table:table-cell>
          <table:table-cell table:style-name="ce37" office:value-type="string">
            <text:p><text:span text:style-name="T1">?-SimC</text:span></text:p>
          </table:table-cell>
          <table:table-cell table:style-name="ce11"/>
          <table:table-cell table:style-name="ce55"/>
          <table:table-cell/>
          <table:table-cell table:style-name="ce11" table:number-columns-repeated="1009"/>
        </table:table-row>
        <table:table-row table:style-name="ro2">
          <table:table-cell office:value-type="string">
            <text:p>0x14B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4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4E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4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6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5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6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5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7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5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7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5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8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57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8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5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9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5A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9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5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0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5D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0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5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6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6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6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6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66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3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6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69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4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6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5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6C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5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6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6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6F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6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7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7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7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7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7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8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75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8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7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19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78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19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7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0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7B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0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7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7E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7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8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8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8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3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8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87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4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8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5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8A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5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8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6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8D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6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8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7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9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7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9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8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9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8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9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29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96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29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9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0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99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0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9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9C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9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9F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A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A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3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A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A5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4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A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5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A8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5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A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6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AB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6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A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7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AE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7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A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8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B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8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B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39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B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39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B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0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B7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0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B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BA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B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BD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B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C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3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C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C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4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C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5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C6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5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C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6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C9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6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C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7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CC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7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C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8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CF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8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D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49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D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49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D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0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D5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0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D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D8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D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DB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D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DE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3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D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E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4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E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5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E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5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E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6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E7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6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E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7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EA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7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E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8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ED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8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E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59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F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59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F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60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F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60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F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d</text:p>
          </table:table-cell>
          <table:table-cell office:value-type="string">
            <text:p>PAYLOAD STATION WEIGHT:6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1F6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PAYLOAD STATION NAME:6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1F80</text:p>
          </table:table-cell>
          <table:table-cell office:value-type="float" office:value="40">
            <text:p>40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TCAS_DATA write area</text:p>
          </table:table-cell>
          <table:table-cell table:number-columns-repeated="1011"/>
        </table:table-row>
        <table:table-row table:style-name="ro2"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1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2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1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2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TURB ENG CORRECTED FF:1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f</text:p>
          </table:table-cell>
          <table:table-cell office:value-type="string">
            <text:p>TURB ENG MAX TORQUE PERCENT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0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Ro</text:p>
          </table:table-cell>
          <table:table-cell office:value-type="string">
            <text:p>TURB ENG PRESSURE RATIO:1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wrong objectType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20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TURB ENG ITT:1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AFTERBURNER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04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TURB ENG JET THRUST:1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TURB ENG TANK SELECTOR:1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TURB ENG TANKS USED:1</text:p>
          </table:table-cell>
          <table:table-cell office:value-type="string">
            <text:p>Responded</text:p>
          </table:table-cell>
          <table:table-cell/>
          <table:table-cell office:value-type="string">
            <text:p>Mask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NUM TANKS USED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FUEL FLOW PPH:1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TURB ENG FUEL AVAILABL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06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TURB ENG BLEED AIR:1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7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REVERSE NOZZLE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RD | NOWR</text:p>
          </table:table-cell>
          <table:table-cell office:value-type="string">
            <text:p>szNm</text:p>
          </table:table-cell>
          <table:table-cell office:value-type="string">
            <text:p>TURB ENG VIBRATION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0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IGNITION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0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PRIMARY NOZZLE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number-columns-repeated="1014"/>
        </table:table-row>
        <table:table-row table:style-name="ro2">
          <table:table-cell office:value-type="string">
            <text:p>0x20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TURB ENG MASTER STARTER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1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1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2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1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1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1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2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1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TURB ENG CORRECTED FF:2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1014"/>
        </table:table-row>
        <table:table-row table:style-name="ro2">
          <table:table-cell office:value-type="string">
            <text:p>0x21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f</text:p>
          </table:table-cell>
          <table:table-cell office:value-type="string">
            <text:p>TURB ENG MAX TORQUE PERCENT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1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Ro</text:p>
          </table:table-cell>
          <table:table-cell office:value-type="string">
            <text:p>TURB ENG PRESSURE RATIO:2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2"/>
          <table:table-cell office:value-type="string">
            <text:p>wrong objectType</text:p>
          </table:table-cell>
          <table:table-cell table:number-columns-repeated="1011"/>
        </table:table-row>
        <table:table-row table:style-name="ro2">
          <table:table-cell office:value-type="string">
            <text:p>0x21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TURB ENG ITT:2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1014"/>
        </table:table-row>
        <table:table-row table:style-name="ro2">
          <table:table-cell office:value-type="string">
            <text:p>0x21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AFTERBURNER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14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TURB ENG JET THRUST:2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1014"/>
        </table:table-row>
        <table:table-row table:style-name="ro2">
          <table:table-cell office:value-type="string">
            <text:p>0x21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TURB ENG TANK SELECTOR:2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number-columns-repeated="1014"/>
        </table:table-row>
        <table:table-row table:style-name="ro2">
          <table:table-cell office:value-type="string">
            <text:p>0x21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TURB ENG TANKS USED:2</text:p>
          </table:table-cell>
          <table:table-cell office:value-type="string">
            <text:p>Responded</text:p>
          </table:table-cell>
          <table:table-cell/>
          <table:table-cell office:value-type="string">
            <text:p>Mask</text:p>
          </table:table-cell>
          <table:table-cell table:number-columns-repeated="1014"/>
        </table:table-row>
        <table:table-row table:style-name="ro2">
          <table:table-cell office:value-type="string">
            <text:p>0x21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NUM TANKS USED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1014"/>
        </table:table-row>
        <table:table-row table:style-name="ro2">
          <table:table-cell office:value-type="string">
            <text:p>0x21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FUEL FLOW PPH:2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number-columns-repeated="1014"/>
        </table:table-row>
        <table:table-row table:style-name="ro2">
          <table:table-cell office:value-type="string">
            <text:p>0x21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TURB ENG FUEL AVAILABLE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16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TURB ENG BLEED AIR:2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number-columns-repeated="1014"/>
        </table:table-row>
        <table:table-row table:style-name="ro2">
          <table:table-cell office:value-type="string">
            <text:p>0x217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REVERSE NOZZLE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1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RD | NOWR</text:p>
          </table:table-cell>
          <table:table-cell office:value-type="string">
            <text:p>szNm</text:p>
          </table:table-cell>
          <table:table-cell office:value-type="string">
            <text:p>TURB ENG VIBRATION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1014"/>
        </table:table-row>
        <table:table-row table:style-name="ro2">
          <table:table-cell office:value-type="string">
            <text:p>0x21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IGNITION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1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PRIMARY NOZZLE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number-columns-repeated="2"/>
          <table:table-cell office:value-type="string">
            <text:p>Not in offsets document?</text:p>
          </table:table-cell>
          <table:table-cell table:number-columns-repeated="1011"/>
        </table:table-row>
        <table:table-row table:style-name="ro2">
          <table:table-cell office:value-type="string">
            <text:p>0x22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1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2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2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2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1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2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2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2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TURB ENG CORRECTED FF:3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1014"/>
        </table:table-row>
        <table:table-row table:style-name="ro2">
          <table:table-cell office:value-type="string">
            <text:p>0x22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f</text:p>
          </table:table-cell>
          <table:table-cell office:value-type="string">
            <text:p>TURB ENG MAX TORQUE PERCENT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2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Ro</text:p>
          </table:table-cell>
          <table:table-cell office:value-type="string">
            <text:p>TURB ENG PRESSURE RATIO:3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2"/>
          <table:table-cell office:value-type="string">
            <text:p>wrong objectType</text:p>
          </table:table-cell>
          <table:table-cell table:number-columns-repeated="1011"/>
        </table:table-row>
        <table:table-row table:style-name="ro2">
          <table:table-cell office:value-type="string">
            <text:p>0x22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TURB ENG ITT:3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1014"/>
        </table:table-row>
        <table:table-row table:style-name="ro2">
          <table:table-cell office:value-type="string">
            <text:p>0x22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AFTERBURNER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24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TURB ENG JET THRUST:3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1014"/>
        </table:table-row>
        <table:table-row table:style-name="ro2">
          <table:table-cell office:value-type="string">
            <text:p>0x22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TURB ENG TANK SELECTOR:3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number-columns-repeated="1014"/>
        </table:table-row>
        <table:table-row table:style-name="ro2">
          <table:table-cell office:value-type="string">
            <text:p>0x22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TURB ENG TANKS USED:3</text:p>
          </table:table-cell>
          <table:table-cell office:value-type="string">
            <text:p>Responded</text:p>
          </table:table-cell>
          <table:table-cell/>
          <table:table-cell office:value-type="string">
            <text:p>Mask</text:p>
          </table:table-cell>
          <table:table-cell table:number-columns-repeated="1014"/>
        </table:table-row>
        <table:table-row table:style-name="ro2">
          <table:table-cell office:value-type="string">
            <text:p>0x22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NUM TANKS USED:3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1014"/>
        </table:table-row>
        <table:table-row table:style-name="ro2">
          <table:table-cell office:value-type="string">
            <text:p>0x22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FUEL FLOW PPH:3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number-columns-repeated="1014"/>
        </table:table-row>
        <table:table-row table:style-name="ro2">
          <table:table-cell office:value-type="string">
            <text:p>0x22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TURB ENG FUEL AVAILABLE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26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TURB ENG BLEED AIR:3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number-columns-repeated="1014"/>
        </table:table-row>
        <table:table-row table:style-name="ro2">
          <table:table-cell office:value-type="string">
            <text:p>0x227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REVERSE NOZZLE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2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RD | NOWR</text:p>
          </table:table-cell>
          <table:table-cell office:value-type="string">
            <text:p>szNm</text:p>
          </table:table-cell>
          <table:table-cell office:value-type="string">
            <text:p>TURB ENG VIBRATION:3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1014"/>
        </table:table-row>
        <table:table-row table:style-name="ro2">
          <table:table-cell office:value-type="string">
            <text:p>0x22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IGNITION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2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PRIMARY NOZZLE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number-columns-repeated="2"/>
          <table:table-cell office:value-type="string">
            <text:p>Not in offsets document?</text:p>
          </table:table-cell>
          <table:table-cell table:number-columns-repeated="1011"/>
        </table:table-row>
        <table:table-row table:style-name="ro2">
          <table:table-cell office:value-type="string">
            <text:p>0x23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1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3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</text:p>
          </table:table-cell>
          <table:table-cell office:value-type="string">
            <text:p>TURB ENG N2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3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1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3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URB ENG CORRECTED N2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3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p</text:p>
          </table:table-cell>
          <table:table-cell office:value-type="string">
            <text:p>TURB ENG CORRECTED FF:4</text:p>
          </table:table-cell>
          <table:table-cell table:number-columns-repeated="2" office:value-type="string">
            <text:p>Responded</text:p>
          </table:table-cell>
          <table:table-cell office:value-type="string">
            <text:p>Pounds per hour</text:p>
          </table:table-cell>
          <table:table-cell table:number-columns-repeated="1014"/>
        </table:table-row>
        <table:table-row table:style-name="ro2">
          <table:table-cell office:value-type="string">
            <text:p>0x23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Pcf</text:p>
          </table:table-cell>
          <table:table-cell office:value-type="string">
            <text:p>TURB ENG MAX TORQUE PERCENT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3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 | WROK</text:p>
          </table:table-cell>
          <table:table-cell office:value-type="string">
            <text:p>szRo</text:p>
          </table:table-cell>
          <table:table-cell office:value-type="string">
            <text:p>TURB ENG PRESSURE RATIO:4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1014"/>
        </table:table-row>
        <table:table-row table:style-name="ro2">
          <table:table-cell office:value-type="string">
            <text:p>0x23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TURB ENG ITT:4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number-columns-repeated="1014"/>
        </table:table-row>
        <table:table-row table:style-name="ro2">
          <table:table-cell office:value-type="string">
            <text:p>0x23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AFTERBURNER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34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TURB ENG JET THRUST:4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1014"/>
        </table:table-row>
        <table:table-row table:style-name="ro2">
          <table:table-cell office:value-type="string">
            <text:p>0x2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TURB ENG TANK SELECTOR:4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number-columns-repeated="1014"/>
        </table:table-row>
        <table:table-row table:style-name="ro2">
          <table:table-cell office:value-type="string">
            <text:p>0x23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TURB ENG TANKS USED:4</text:p>
          </table:table-cell>
          <table:table-cell office:value-type="string">
            <text:p>Responded</text:p>
          </table:table-cell>
          <table:table-cell/>
          <table:table-cell office:value-type="string">
            <text:p>Mask</text:p>
          </table:table-cell>
          <table:table-cell table:number-columns-repeated="1014"/>
        </table:table-row>
        <table:table-row table:style-name="ro2">
          <table:table-cell office:value-type="string">
            <text:p>0x23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TURB ENG NUM TANKS USED:4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1014"/>
        </table:table-row>
        <table:table-row table:style-name="ro2">
          <table:table-cell office:value-type="string">
            <text:p>0x23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p</text:p>
          </table:table-cell>
          <table:table-cell office:value-type="string">
            <text:p>TURB ENG FUEL FLOW PPH:4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number-columns-repeated="1014"/>
        </table:table-row>
        <table:table-row table:style-name="ro2">
          <table:table-cell office:value-type="string">
            <text:p>0x23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TURB ENG FUEL AVAILABLE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36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psi</text:p>
          </table:table-cell>
          <table:table-cell office:value-type="string">
            <text:p>TURB ENG BLEED AIR:4</text:p>
          </table:table-cell>
          <table:table-cell office:value-type="string">
            <text:p>Responded</text:p>
          </table:table-cell>
          <table:table-cell/>
          <table:table-cell office:value-type="string">
            <text:p>Psi</text:p>
          </table:table-cell>
          <table:table-cell table:number-columns-repeated="1014"/>
        </table:table-row>
        <table:table-row table:style-name="ro2">
          <table:table-cell office:value-type="string">
            <text:p>0x237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REVERSE NOZZLE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3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RD | NOWR</text:p>
          </table:table-cell>
          <table:table-cell office:value-type="string">
            <text:p>szNm</text:p>
          </table:table-cell>
          <table:table-cell office:value-type="string">
            <text:p>TURB ENG VIBRATION:4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number-columns-repeated="1014"/>
        </table:table-row>
        <table:table-row table:style-name="ro2">
          <table:table-cell office:value-type="string">
            <text:p>0x238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URB ENG IGNITION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3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TURB ENG PRIMARY NOZZLE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number-columns-repeated="2"/>
          <table:table-cell office:value-type="string">
            <text:p>Not in offsets document?</text:p>
          </table:table-cell>
          <table:table-cell table:number-columns-repeated="1011"/>
        </table:table-row>
        <table:table-row table:style-name="ro2">
          <table:table-cell office:value-type="string">
            <text:p>0x24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SCAL</text:p>
          </table:table-cell>
          <table:table-cell office:value-type="string">
            <text:p>rpm</text:p>
          </table:table-cell>
          <table:table-cell office:value-type="string">
            <text:p>GENERAL ENG RPM:1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4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CSCAL</text:p>
          </table:table-cell>
          <table:table-cell office:value-type="string">
            <text:p>rpm</text:p>
          </table:table-cell>
          <table:table-cell office:value-type="string">
            <text:p>PROP RPM:1</text:p>
          </table:table-cell>
          <table:table-cell table:number-columns-repeated="2" office:value-type="string">
            <text:p>Responded</text:p>
          </table:table-cell>
          <table:table-cell office:value-type="string">
            <text:p>Rpm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4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GENERAL ENG PCT MAX RPM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PROP MAX RPM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PROP THRUST:1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PROP BETA:1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ING INHIBIT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ED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PROP SYNC DELTA LEVER:1</text:p>
          </table:table-cell>
          <table:table-cell office:value-type="string">
            <text:p>Responded</text:p>
          </table:table-cell>
          <table:table-cell/>
          <table:table-cell office:value-type="string">
            <text:p>Position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AUTO FEATHER ARMED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4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24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ANEL AUTO FEATHER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24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SYNC ACTIV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24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DEICE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25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SCAL</text:p>
          </table:table-cell>
          <table:table-cell office:value-type="string">
            <text:p>rpm</text:p>
          </table:table-cell>
          <table:table-cell office:value-type="string">
            <text:p>GENERAL ENG RPM:2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number-columns-repeated="1014"/>
        </table:table-row>
        <table:table-row table:style-name="ro2">
          <table:table-cell office:value-type="string">
            <text:p>0x25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CSCAL</text:p>
          </table:table-cell>
          <table:table-cell office:value-type="string">
            <text:p>rpm</text:p>
          </table:table-cell>
          <table:table-cell office:value-type="string">
            <text:p>PROP RPM:2</text:p>
          </table:table-cell>
          <table:table-cell table:number-columns-repeated="2" office:value-type="string">
            <text:p>Responded</text:p>
          </table:table-cell>
          <table:table-cell office:value-type="string">
            <text:p>Rpm</text:p>
          </table:table-cell>
          <table:table-cell table:number-columns-repeated="1014"/>
        </table:table-row>
        <table:table-row table:style-name="ro2">
          <table:table-cell office:value-type="string">
            <text:p>0x25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GENERAL ENG PCT MAX RPM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5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PROP MAX RPM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5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PROP THRUST:2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1014"/>
        </table:table-row>
        <table:table-row table:style-name="ro2">
          <table:table-cell office:value-type="string">
            <text:p>0x25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PROP BETA:2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number-columns-repeated="1014"/>
        </table:table-row>
        <table:table-row table:style-name="ro2">
          <table:table-cell office:value-type="string">
            <text:p>0x25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ING INHIBIT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5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E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5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PROP SYNC DELTA LEVER:2</text:p>
          </table:table-cell>
          <table:table-cell office:value-type="string">
            <text:p>Responded</text:p>
          </table:table-cell>
          <table:table-cell/>
          <table:table-cell office:value-type="string">
            <text:p>Position</text:p>
          </table:table-cell>
          <table:table-cell table:number-columns-repeated="1014"/>
        </table:table-row>
        <table:table-row table:style-name="ro2">
          <table:table-cell office:value-type="string">
            <text:p>0x25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AUTO FEATHER ARME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5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5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ANEL AUTO FEATHER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5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SYNC ACTIVE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5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DEICE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SCAL</text:p>
          </table:table-cell>
          <table:table-cell office:value-type="string">
            <text:p>rpm</text:p>
          </table:table-cell>
          <table:table-cell office:value-type="string">
            <text:p>GENERAL ENG RPM:3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number-columns-repeated="1014"/>
        </table:table-row>
        <table:table-row table:style-name="ro2">
          <table:table-cell office:value-type="string">
            <text:p>0x26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CSCAL</text:p>
          </table:table-cell>
          <table:table-cell office:value-type="string">
            <text:p>rpm</text:p>
          </table:table-cell>
          <table:table-cell office:value-type="string">
            <text:p>PROP RPM:3</text:p>
          </table:table-cell>
          <table:table-cell table:number-columns-repeated="2" office:value-type="string">
            <text:p>Responded</text:p>
          </table:table-cell>
          <table:table-cell office:value-type="string">
            <text:p>Rpm</text:p>
          </table:table-cell>
          <table:table-cell table:number-columns-repeated="1014"/>
        </table:table-row>
        <table:table-row table:style-name="ro2">
          <table:table-cell office:value-type="string">
            <text:p>0x26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GENERAL ENG PCT MAX RPM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6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PROP MAX RPM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6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PROP THRUST:3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1014"/>
        </table:table-row>
        <table:table-row table:style-name="ro2">
          <table:table-cell office:value-type="string">
            <text:p>0x26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PROP BETA:3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number-columns-repeated="1014"/>
        </table:table-row>
        <table:table-row table:style-name="ro2">
          <table:table-cell office:value-type="string">
            <text:p>0x26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ING INHIBIT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ED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PROP SYNC DELTA LEVER:3</text:p>
          </table:table-cell>
          <table:table-cell office:value-type="string">
            <text:p>Responded</text:p>
          </table:table-cell>
          <table:table-cell/>
          <table:table-cell office:value-type="string">
            <text:p>Position</text:p>
          </table:table-cell>
          <table:table-cell table:number-columns-repeated="1014"/>
        </table:table-row>
        <table:table-row table:style-name="ro2">
          <table:table-cell office:value-type="string">
            <text:p>0x26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AUTO FEATHER ARMED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ANEL AUTO FEATHER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SYNC ACTIVE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6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DEICE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SCAL</text:p>
          </table:table-cell>
          <table:table-cell office:value-type="string">
            <text:p>rpm</text:p>
          </table:table-cell>
          <table:table-cell office:value-type="string">
            <text:p>GENERAL ENG RPM:4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number-columns-repeated="1014"/>
        </table:table-row>
        <table:table-row table:style-name="ro2">
          <table:table-cell office:value-type="string">
            <text:p>0x27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CSCAL</text:p>
          </table:table-cell>
          <table:table-cell office:value-type="string">
            <text:p>rpm</text:p>
          </table:table-cell>
          <table:table-cell office:value-type="string">
            <text:p>PROP RPM:4</text:p>
          </table:table-cell>
          <table:table-cell table:number-columns-repeated="2" office:value-type="string">
            <text:p>Responded</text:p>
          </table:table-cell>
          <table:table-cell office:value-type="string">
            <text:p>Rpm</text:p>
          </table:table-cell>
          <table:table-cell table:number-columns-repeated="1014"/>
        </table:table-row>
        <table:table-row table:style-name="ro2">
          <table:table-cell office:value-type="string">
            <text:p>0x27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GENERAL ENG PCT MAX RPM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7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COPY</text:p>
          </table:table-cell>
          <table:table-cell office:value-type="string">
            <text:p>szPcf</text:p>
          </table:table-cell>
          <table:table-cell office:value-type="string">
            <text:p>PROP MAX RPM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27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d</text:p>
          </table:table-cell>
          <table:table-cell office:value-type="string">
            <text:p>PROP THRUST:4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number-columns-repeated="1014"/>
        </table:table-row>
        <table:table-row table:style-name="ro2">
          <table:table-cell office:value-type="string">
            <text:p>0x27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PROP BETA:4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number-columns-repeated="1014"/>
        </table:table-row>
        <table:table-row table:style-name="ro2">
          <table:table-cell office:value-type="string">
            <text:p>0x27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ING INHIBIT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ED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n</text:p>
          </table:table-cell>
          <table:table-cell office:value-type="string">
            <text:p>PROP SYNC DELTA LEVER:4</text:p>
          </table:table-cell>
          <table:table-cell office:value-type="string">
            <text:p>Responded</text:p>
          </table:table-cell>
          <table:table-cell/>
          <table:table-cell office:value-type="string">
            <text:p>Position</text:p>
          </table:table-cell>
          <table:table-cell table:number-columns-repeated="1014"/>
        </table:table-row>
        <table:table-row table:style-name="ro2">
          <table:table-cell office:value-type="string">
            <text:p>0x27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AUTO FEATHER ARMED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FEATHER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ANEL AUTO FEATHER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SYNC ACTIVE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7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DEICE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281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ELECTRICAL MASTER BATTERY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/>
          <table:table-cell office:value-type="string">
            <text:p>Currently not working for the 747-8: always shows on. Can switch off, but not back on</text:p>
          </table:table-cell>
          <table:table-cell table:number-columns-repeated="1008"/>
        </table:table-row>
        <table:table-row table:style-name="ro2">
          <table:table-cell office:value-type="string">
            <text:p>0x282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TOTAL LOAD AMPS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2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BATTERY LOAD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3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MAGIC</text:p>
          </table:table-cell>
          <table:table-cell office:value-type="string">
            <text:p>volts</text:p>
          </table:table-cell>
          <table:table-cell office:value-type="string">
            <text:p>ELECTRICAL BATTERY VOLTAGE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MAIN BUS VOLTAGE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MAIN BUS AMPS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AVIONICS BUS VOLTAGE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AVIONICS BUS AMPS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HOT BATTERY BUS VOLTAGE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HOT BATTERY BUS AMPS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BATTERY BUS VOLTAGE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BATTERY BUS AMPS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GENALT BUS VOLTAGE:1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GENALT BUS AMPS:1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GENALT BUS VOLTAGE:2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GENALT BUS AMPS:2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GENALT BUS VOLTAGE:3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GENALT BUS AMPS:3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volts</text:p>
          </table:table-cell>
          <table:table-cell office:value-type="string">
            <text:p>ELECTRICAL GENALT BUS VOLTAGE:4</text:p>
          </table:table-cell>
          <table:table-cell table:number-columns-repeated="2" office:value-type="string">
            <text:p>Responded</text:p>
          </table:table-cell>
          <table:table-cell office:value-type="string">
            <text:p>Vol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B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amps</text:p>
          </table:table-cell>
          <table:table-cell office:value-type="string">
            <text:p>ELECTRICAL GENALT BUS AMPS:4</text:p>
          </table:table-cell>
          <table:table-cell table:number-columns-repeated="2" office:value-type="string">
            <text:p>Responded</text:p>
          </table:table-cell>
          <table:table-cell office:value-type="string">
            <text:p>Ampere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8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SIGMA | NOWR</text:p>
          </table:table-cell>
          <table:table-cell office:value-type="string">
            <text:p>Slug/ft3</text:p>
          </table:table-cell>
          <table:table-cell office:value-type="string">
            <text:p>AMBIENT DENSITY</text:p>
          </table:table-cell>
          <table:table-cell office:value-type="string">
            <text:p>Responded</text:p>
          </table:table-cell>
          <table:table-cell/>
          <table:table-cell office:value-type="string">
            <text:p>Slugs per cubic feet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DELTA | NOWR</text:p>
          </table:table-cell>
          <table:table-cell office:value-type="string">
            <text:p>psf</text:p>
          </table:table-cell>
          <table:table-cell office:value-type="string">
            <text:p>AMBIENT PRESSURE</text:p>
          </table:table-cell>
          <table:table-cell office:value-type="string">
            <text:p>Responded</text:p>
          </table:table-cell>
          <table:table-cell/>
          <table:table-cell office:value-type="string">
            <text:p>inH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ahrenheit</text:p>
          </table:table-cell>
          <table:table-cell office:value-type="string">
            <text:p>AMBIENT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THETA</text:p>
          </table:table-cell>
          <table:table-cell office:value-type="string">
            <text:p>szRk</text:p>
          </table:table-cell>
          <table:table-cell office:value-type="string">
            <text:p>AMBIENT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8E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o</text:p>
          </table:table-cell>
          <table:table-cell office:value-type="string">
            <text:p>“Theta”, or standard temp. ratio</text:p>
          </table:table-cell>
          <table:table-cell table:number-columns-repeated="1011"/>
        </table:table-row>
        <table:table-row table:style-name="ro2">
          <table:table-cell office:value-type="string">
            <text:p>0x28E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o</text:p>
          </table:table-cell>
          <table:table-cell office:value-type="string">
            <text:p>“Delta”, or standard pressure ratio</text:p>
          </table:table-cell>
          <table:table-cell table:number-columns-repeated="1011"/>
        </table:table-row>
        <table:table-row table:style-name="ro2">
          <table:table-cell office:value-type="string">
            <text:p>0x28F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o</text:p>
          </table:table-cell>
          <table:table-cell office:value-type="string">
            <text:p>“Sigms”, or standard density ratio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28F8</text:p>
          </table:table-cell>
          <table:table-cell table:style-name="ce3" office:value-type="float" office:value="8">
            <text:p>8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Obsolete AI traffic control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2900</text:p>
          </table:table-cell>
          <table:table-cell table:style-name="ce3" office:value-type="float" office:value="12">
            <text:p>1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N/A</text:p>
          </table:table-cell>
          <table:table-cell table:style-name="ce34" office:value-type="string">
            <text:p><text:span text:style-name="T1">Ok-SimE</text:span></text:p>
          </table:table-cell>
          <table:table-cell table:style-name="ce10" office:value-type="string">
            <text:p>AI traffic control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290C</text:p>
          </table:table-cell>
          <table:table-cell office:value-type="string">
            <text:p>4?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Number of hot joystick button slots available</text:p>
          </table:table-cell>
          <table:table-cell table:number-columns-repeated="1011"/>
        </table:table-row>
        <table:table-row table:style-name="ro2">
          <table:table-cell office:value-type="string">
            <text:p>0x2910</text:p>
          </table:table-cell>
          <table:table-cell office:value-type="float" office:value="224">
            <text:p>22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Hot joystick buttons</text:p>
          </table:table-cell>
          <table:table-cell table:number-columns-repeated="1011"/>
        </table:table-row>
        <table:table-row table:style-name="ro2">
          <table:table-cell office:value-type="string">
            <text:p>0x29F0</text:p>
          </table:table-cell>
          <table:table-cell office:value-type="string">
            <text:p>4?</text:p>
          </table:table-cell>
          <table:table-cell table:number-columns-repeated="10"/>
          <table:table-cell office:value-type="string">
            <text:p>Virtual button toggle</text:p>
          </table:table-cell>
          <table:table-cell table:number-columns-repeated="1011"/>
        </table:table-row>
        <table:table-row table:style-name="ro2">
          <table:table-cell office:value-type="string">
            <text:p>0x2A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1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2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3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4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5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6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7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ON DEFLECTION:8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A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FOLDING WING LEFT PERCENT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A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FOLDING WING RIGHT PERCENT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A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CANOPY OPE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A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WATER LEFT RUDDER EXTENDED</text:p>
          </table:table-cell>
          <table:table-cell office:value-type="string">
            <text:p>Responded</text:p>
          </table:table-cell>
          <table:table-cell/>
          <table:table-cell office:value-type="string">
            <text:p>Percentage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A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WATER RIGHT RUDDER EXTENDED</text:p>
          </table:table-cell>
          <table:table-cell office:value-type="string">
            <text:p>Responded</text:p>
          </table:table-cell>
          <table:table-cell/>
          <table:table-cell office:value-type="string">
            <text:p>Percentage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A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WATER RUDDER HANDLE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A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TAILWHEEL LOCK O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AA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CDI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AB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GSI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AB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CDI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A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NAV GSI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B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<text:s/>| GETVAR</text:p>
          </table:table-cell>
          <table:table-cell office:value-type="string">
            <text:p>szDs</text:p>
          </table:table-cell>
          <table:table-cell office:value-type="string">
            <text:p>PLANE HEADING DEGREES GYRO</text:p>
          </table:table-cell>
          <table:table-cell table:number-columns-repeated="2" office:value-type="string">
            <text:p>Responded</text:p>
          </table:table-cell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B0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1 pressure psf</text:p>
          </table:table-cell>
          <table:table-cell table:number-columns-repeated="1011"/>
        </table:table-row>
        <table:table-row table:style-name="ro2">
          <table:table-cell office:value-type="string">
            <text:p>0x2B1C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1 reservoir pct</text:p>
          </table:table-cell>
          <table:table-cell table:number-columns-repeated="1011"/>
        </table:table-row>
        <table:table-row table:style-name="ro2">
          <table:table-cell office:value-type="string">
            <text:p>0x2C0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2 pressure psf</text:p>
          </table:table-cell>
          <table:table-cell table:number-columns-repeated="1011"/>
        </table:table-row>
        <table:table-row table:style-name="ro2">
          <table:table-cell office:value-type="string">
            <text:p>0x2C1C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2 reservoir pct</text:p>
          </table:table-cell>
          <table:table-cell table:number-columns-repeated="1011"/>
        </table:table-row>
        <table:table-row table:style-name="ro2">
          <table:table-cell office:value-type="string">
            <text:p>0x2D0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3 pressure psf</text:p>
          </table:table-cell>
          <table:table-cell table:number-columns-repeated="1011"/>
        </table:table-row>
        <table:table-row table:style-name="ro2">
          <table:table-cell office:value-type="string">
            <text:p>0x2D1C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3 reservoir pct</text:p>
          </table:table-cell>
          <table:table-cell table:number-columns-repeated="1011"/>
        </table:table-row>
        <table:table-row table:style-name="ro2">
          <table:table-cell office:value-type="string">
            <text:p>0x2DC6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string">
            <text:p>No info</text:p>
          </table:table-cell>
          <table:table-cell table:number-columns-repeated="1012"/>
        </table:table-row>
        <table:table-row table:style-name="ro2">
          <table:table-cell office:value-type="string">
            <text:p>0x2D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AIRCRAFT WIND X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D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Fs</text:p>
          </table:table-cell>
          <table:table-cell office:value-type="string">
            <text:p>AIRCRAFT WIND Y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D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CALC1</text:p>
          </table:table-cell>
          <table:table-cell office:value-type="string">
            <text:p>szFs</text:p>
          </table:table-cell>
          <table:table-cell office:value-type="string">
            <text:p>AIRCRAFT WIND Z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D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AMBIENT WIND DIRECTION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D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Ks</text:p>
          </table:table-cell>
          <table:table-cell office:value-type="string">
            <text:p>AMBIENT WIND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D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VISAT</text:p>
          </table:table-cell>
          <table:table-cell office:value-type="string">
            <text:p>meters</text:p>
          </table:table-cell>
          <table:table-cell office:value-type="string">
            <text:p>AMBIENT VISIBILITY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DF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MBIENT IN CLOU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E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AMBIENT PRECIP STATE</text:p>
          </table:table-cell>
          <table:table-cell office:value-type="string">
            <text:p>Responded</text:p>
          </table:table-cell>
          <table:table-cell/>
          <table:table-cell office:value-type="string">
            <text:p>Mask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E04</text:p>
          </table:table-cell>
          <table:table-cell office:value-type="string">
            <text:p><text:tab/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COPYWR</text:p>
          </table:table-cell>
          <table:table-cell office:value-type="string">
            <text:p>szDs</text:p>
          </table:table-cell>
          <table:table-cell office:value-type="string">
            <text:p>AUTOPILOT MAX BANK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Partly (SimE)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0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 pressure psf</text:p>
          </table:table-cell>
          <table:table-cell table:number-columns-repeated="1011"/>
        </table:table-row>
        <table:table-row table:style-name="ro2">
          <table:table-cell office:value-type="string">
            <text:p>0x2E1C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office:value-type="string">
            <text:p>Hydraulics reservoir pct</text:p>
          </table:table-cell>
          <table:table-cell table:number-columns-repeated="1011"/>
        </table:table-row>
        <table:table-row table:style-name="ro2">
          <table:table-cell office:value-type="string">
            <text:p>0x2E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f</text:p>
          </table:table-cell>
          <table:table-cell office:value-type="string">
            <text:p>CG PERCENT LATERAL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VIONICS MASTER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4" table:number-columns-repeated="2"/>
          <table:table-cell office:value-type="string">
            <text:p>Switched to using AVIONICS_MASTER_SET (was TOGGLE_AVIONICS_MASTER)</text:p>
          </table:table-cell>
          <table:table-cell table:number-columns-repeated="1008"/>
        </table:table-row>
        <table:table-row table:style-name="ro2">
          <table:table-cell office:value-type="string">
            <text:p>0x2E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ANEL AUTO FEATHER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E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CIRCUIT STANDY VACUUM O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E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ELEVATOR DEFLECTION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a</text:p>
          </table:table-cell>
          <table:table-cell office:value-type="string">
            <text:p>ELEVATOR TRIM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AILERON AVERAGE DEFLECTION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float" office:value="0">
            <text:p>0</text:p>
          </table:table-cell>
          <table:table-cell office:value-type="string">
            <text:p>szRa</text:p>
          </table:table-cell>
          <table:table-cell office:value-type="string">
            <text:p>AILERON TRIM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EB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RUDDER DEFLECTION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float" office:value="0">
            <text:p>0</text:p>
          </table:table-cell>
          <table:table-cell office:value-type="string">
            <text:p>szRa</text:p>
          </table:table-cell>
          <table:table-cell office:value-type="string">
            <text:p>RUDDER TRIM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EC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PROP SYNC ACTIV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INCIDENCE ALPHA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INCIDENCE BETA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E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UTOPILOT FLIGHT DIRECTOR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AUTOPILOT FLIGHT DIRECTOR PITCH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AUTOPILOT FLIGHT DIRECTOR BANK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EF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f</text:p>
          </table:table-cell>
          <table:table-cell office:value-type="string">
            <text:p>CG PERCEN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CG AFT LIMI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CG FWD LIMI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CG MAX MACH</text:p>
          </table:table-cell>
          <table:table-cell office:value-type="string">
            <text:p>Responded</text:p>
          </table:table-cell>
          <table:table-cell/>
          <table:table-cell office:value-type="string">
            <text:p>Mach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f</text:p>
          </table:table-cell>
          <table:table-cell office:value-type="string">
            <text:p>CG MIN MACH</text:p>
          </table:table-cell>
          <table:table-cell office:value-type="string">
            <text:p>Responded</text:p>
          </table:table-cell>
          <table:table-cell/>
          <table:table-cell office:value-type="string">
            <text:p>Mach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CONCORDE VISOR NOSE HANDL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2F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CONCORDE VISOR POSITION PERCENT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CONCORDE NOSE ANGLE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GEAR TAIL POSITION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table:style-name="ce5" office:value-type="string">
            <text:p>0x2F40</text:p>
          </table:table-cell>
          <table:table-cell table:style-name="ce5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OPY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Ks</text:p>
          </table:table-cell>
          <table:table-cell table:style-name="ce12" office:value-type="string">
            <text:p>AUTOPILOT MAX SPEED HOLD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?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2F48</text:p>
          </table:table-cell>
          <table:table-cell table:style-name="ce5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OPY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Ks</text:p>
          </table:table-cell>
          <table:table-cell table:style-name="ce12" office:value-type="string">
            <text:p>AUTOPILOT CRUISE SPEED HOLD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?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office:value-type="string">
            <text:p>0x2F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ach</text:p>
          </table:table-cell>
          <table:table-cell office:value-type="string">
            <text:p>BARBER POLE MACH</text:p>
          </table:table-cell>
          <table:table-cell office:value-type="string">
            <text:p>Responded</text:p>
          </table:table-cell>
          <table:table-cell/>
          <table:table-cell office:value-type="string">
            <text:p>Mach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FUEL SELECTED TRANSFER MOD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7" office:value-type="string">
            <text:p><text:span text:style-name="T1">Ok-SimE</text:span></text:p>
          </table:table-cell>
          <table:table-cell table:style-name="ce11"/>
          <table:table-cell table:style-name="ce55"/>
          <table:table-cell table:style-name="ce62"/>
          <table:table-cell table:number-columns-repeated="1009"/>
        </table:table-row>
        <table:table-row table:style-name="ro2">
          <table:table-cell office:value-type="string">
            <text:p>0x2F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HYDRAULIC SYSTEM INTEGRITY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F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TTITUDE CAG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2F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2</text:p>
          </table:table-cell>
          <table:table-cell office:value-type="string">
            <text:p>szDs</text:p>
          </table:table-cell>
          <table:table-cell office:value-type="string">
            <text:p>ATTITUDE INDICATOR PITCH DEGREES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2</text:p>
          </table:table-cell>
          <table:table-cell office:value-type="string">
            <text:p>szDs</text:p>
          </table:table-cell>
          <table:table-cell office:value-type="string">
            <text:p>ATTITUDE INDICATOR BANK DEGREES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Nm</text:p>
          </table:table-cell>
          <table:table-cell office:value-type="string">
            <text:p>AUTO BRAKE SWITCH CB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7" office:value-type="string">
            <text:p><text:span text:style-name="T1">Ok-SimE</text:span></text:p>
          </table:table-cell>
          <table:table-cell table:style-name="ce11"/>
          <table:table-cell table:style-name="ce56" table:number-columns-repeated="2"/>
          <table:table-cell office:value-type="string">
            <text:p>Offset value returns to 0 in A320Neo after being set correctly</text:p>
          </table:table-cell>
          <table:table-cell table:number-columns-repeated="1008"/>
        </table:table-row>
        <table:table-row table:style-name="ro2">
          <table:table-cell office:value-type="string">
            <text:p>0x2F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HSI CDI NEEDLE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HSI GSI NEEDLE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/s</text:p>
          </table:table-cell>
          <table:table-cell office:value-type="string">
            <text:p>HSI SPEED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HSI DISTANCE</text:p>
          </table:table-cell>
          <table:table-cell office:value-type="string">
            <text:p>Responded</text:p>
          </table:table-cell>
          <table:table-cell/>
          <table:table-cell office:value-type="string">
            <text:p>Nautical mile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A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HSI BEARING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A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HSI CDI NEEDLE VALI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A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HSI GSI NEEDLE VALI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HSI BEARING VALI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2F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HSI TF FLAGS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A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HSI HAS LOCALIZER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2FB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HSI STATION IDENT</text:p>
          </table:table-cell>
          <table:table-cell office:value-type="string">
            <text:p>Responded</text:p>
          </table:table-cell>
          <table:table-cell/>
          <table:table-cell office:value-type="string">
            <text:p>String8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table:style-name="ce3" office:value-type="string">
            <text:p>0x2FE0</text:p>
          </table:table-cell>
          <table:table-cell table:style-name="ce3" office:value-type="float" office:value="32">
            <text:p>3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N/A</text:p>
          </table:table-cell>
          <table:table-cell table:style-name="ce34" office:value-type="string">
            <text:p><text:span text:style-name="T1">Ok-SimC</text:span></text:p>
          </table:table-cell>
          <table:table-cell table:style-name="ce10" office:value-type="string">
            <text:p>“Add-Ons” menu access for Applications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30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NAV IDENT: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 office:value-type="string">
            <text:p>no longer indexed?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300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NAV NAME: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1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NAV IDENT: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 office:value-type="string">
            <text:p>no longer indexed?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302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NAV NAME:2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3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ADF IDENT: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ADF NAME:1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5D</text:p>
          </table:table-cell>
          <table:table-cell table:number-columns-repeated="9"/>
          <table:table-cell table:style-name="ce27" office:value-type="string">
            <text:p><text:span text:style-name="T1">Ok-Intl</text:span></text:p>
          </table:table-cell>
          <table:table-cell office:value-type="string">
            <text:p>No</text:p>
          </table:table-cell>
          <table:table-cell office:value-type="string">
            <text:p>count of 'Toggle aircraft name display' controls seen</text:p>
          </table:table-cell>
          <table:table-cell table:number-columns-repeated="1011"/>
        </table:table-row>
        <table:table-row table:style-name="ro2">
          <table:table-cell office:value-type="string">
            <text:p>0x30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s</text:p>
          </table:table-cell>
          <table:table-cell office:value-type="string">
            <text:p>ACCELERATION BODY X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 square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s</text:p>
          </table:table-cell>
          <table:table-cell office:value-type="string">
            <text:p>ACCELERATION BODY Y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 square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s</text:p>
          </table:table-cell>
          <table:table-cell office:value-type="string">
            <text:p>ACCELERATION BODY Z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 square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table:style-name="ce5" office:value-type="string">
            <text:p>0x3078</text:p>
          </table:table-cell>
          <table:table-cell table:style-name="ce5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YZ64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Fss</text:p>
          </table:table-cell>
          <table:table-cell table:style-name="ce12" office:value-type="string">
            <text:p>STRUCT BODY ROTATION ACCELERATION</text:p>
          </table:table-cell>
          <table:table-cell table:number-columns-repeated="2" table:style-name="ce5" office:value-type="string">
            <text:p>Responded</text:p>
          </table:table-cell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80</text:p>
          </table:table-cell>
          <table:table-cell table:style-name="ce5" office:value-type="float" office:value="8">
            <text:p>8</text:p>
          </table:table-cell>
          <table:table-cell table:style-name="ce12" table:number-columns-repeated="4"/>
          <table:table-cell table:style-name="ce12" office:value-type="string">
            <text:p>STRUCT BODY ROTATION ACCELERATION</text:p>
          </table:table-cell>
          <table:table-cell table:number-columns-repeated="2" table:style-name="ce5" office:value-type="string">
            <text:p>Responded</text:p>
          </table:table-cell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88</text:p>
          </table:table-cell>
          <table:table-cell table:style-name="ce5" office:value-type="float" office:value="8">
            <text:p>8</text:p>
          </table:table-cell>
          <table:table-cell table:style-name="ce12" table:number-columns-repeated="4"/>
          <table:table-cell table:style-name="ce12" office:value-type="string">
            <text:p>STRUCT BODY ROTATION ACCELERATION</text:p>
          </table:table-cell>
          <table:table-cell table:number-columns-repeated="2" table:style-name="ce5" office:value-type="string">
            <text:p>Responded</text:p>
          </table:table-cell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office:value-type="string">
            <text:p>0x30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</text:p>
          </table:table-cell>
          <table:table-cell office:value-type="string">
            <text:p>VELOCITY BODY Z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0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</text:p>
          </table:table-cell>
          <table:table-cell office:value-type="string">
            <text:p>VELOCITY BODY X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0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</text:p>
          </table:table-cell>
          <table:table-cell office:value-type="string">
            <text:p>VELOCITY BODY Y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0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Rv</text:p>
          </table:table-cell>
          <table:table-cell office:value-type="string">
            <text:p>ROTATION VELOCITY BODY X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Rv</text:p>
          </table:table-cell>
          <table:table-cell office:value-type="string">
            <text:p>ROTATION VELOCITY BODY Z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B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Rv</text:p>
          </table:table-cell>
          <table:table-cell office:value-type="string">
            <text:p>ROTATION VELOCITY BODY Y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0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ZFW | WR | GETVAR</text:p>
          </table:table-cell>
          <table:table-cell office:value-type="string">
            <text:p>szPd</text:p>
          </table:table-cell>
          <table:table-cell office:value-type="string">
            <text:p>TOTAL WEIGHT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4"/>
          <table:table-cell/>
          <table:table-cell office:value-type="string">
            <text:p>Working in some aircraft but not updating in others. e.g. A320 Neo</text:p>
          </table:table-cell>
          <table:table-cell table:number-columns-repeated="1008"/>
        </table:table-row>
        <table:table-row table:style-name="ro2">
          <table:table-cell office:value-type="string">
            <text:p>0x30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</text:p>
          </table:table-cell>
          <table:table-cell office:value-type="string">
            <text:p>slugs</text:p>
          </table:table-cell>
          <table:table-cell office:value-type="string">
            <text:p>TOTAL WEIGHT</text:p>
          </table:table-cell>
          <table:table-cell office:value-type="string">
            <text:p>Responded</text:p>
          </table:table-cell>
          <table:table-cell/>
          <table:table-cell office:value-type="string">
            <text:p>Pounds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/>
          <table:table-cell table:style-name="ce54"/>
          <table:table-cell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0D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office:value-type="string">
            <text:p>No</text:p>
          </table:table-cell>
          <table:table-cell office:value-type="string">
            <text:p>Vertical acceleration in G's</text:p>
          </table:table-cell>
          <table:table-cell table:number-columns-repeated="1011"/>
        </table:table-row>
        <table:table-row table:style-name="ro2">
          <table:table-cell office:value-type="string">
            <text:p>0x30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</text:p>
          </table:table-cell>
          <table:table-cell office:value-type="string">
            <text:p>psf</text:p>
          </table:table-cell>
          <table:table-cell office:value-type="string">
            <text:p>DYNAMIC PRESSURE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square foot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table:style-name="ce5" office:value-type="string">
            <text:p>0x30E0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TRAILING EDGE FLAPS0 LEF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2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TRAILING EDGE FLAPS1 LEF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4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TRAILING EDGE FLAPS0 RIGH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6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TRAILING EDGE FLAPS1 RIGH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8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LEADING EDGE FLAPS0 LEF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A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LEADING EDGE FLAPS1 LEF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C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LEADING EDGE FLAPS0 RIGH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EE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 | WROK</text:p>
          </table:table-cell>
          <table:table-cell table:style-name="ce12" office:value-type="string">
            <text:p>szPc</text:p>
          </table:table-cell>
          <table:table-cell table:style-name="ce12" office:value-type="string">
            <text:p>LEADING EDGE FLAPS1 RIGHT PERCENT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38" office:value-type="string">
            <text:p><text:span text:style-name="T1">?-SimC</text:span>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0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TRAILING EDGE FLAPS0 LEF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2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TRAILING EDGE FLAPS1 LEF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4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TRAILING EDGE FLAPS0 RIGH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6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TRAILING EDGE FLAPS1 RIGH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8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LEADING EDGE FLAPS0 LEF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A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LEADING EDGE FLAPS1 LEF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C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LEADING EDGE FLAPS0 RIGH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table:style-name="ce5" office:value-type="string">
            <text:p>0x30FE</text:p>
          </table:table-cell>
          <table:table-cell table:style-name="ce5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ULT2</text:p>
          </table:table-cell>
          <table:table-cell table:style-name="ce12" office:value-type="string">
            <text:p>WR</text:p>
          </table:table-cell>
          <table:table-cell table:style-name="ce12" office:value-type="string">
            <text:p>szDs</text:p>
          </table:table-cell>
          <table:table-cell table:style-name="ce12" office:value-type="string">
            <text:p>LEADING EDGE FLAPS1 RIGHT ANGLE</text:p>
          </table:table-cell>
          <table:table-cell table:style-name="ce5" table:number-columns-repeated="2"/>
          <table:table-cell table:style-name="ce12"/>
          <table:table-cell table:style-name="ce38" office:value-type="string">
            <text:p><text:span text:style-name="T1">Ok-SimC</text:span></text:p>
          </table:table-cell>
          <table:table-cell table:style-name="ce5" office:value-type="string">
            <text:p>No</text:p>
          </table:table-cell>
          <table:table-cell table:style-name="ce12" office:value-type="string">
            <text:p>Not documented in MSFS SDK</text:p>
          </table:table-cell>
          <table:table-cell table:style-name="ce12" table:number-columns-repeated="1011"/>
        </table:table-row>
        <table:table-row table:style-name="ro2">
          <table:table-cell office:value-type="string">
            <text:p>0x3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PRIMER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MASTER ALTERNATOR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3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ELECTRICAL MASTER BATTERY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4" table:number-columns-repeated="2"/>
          <table:table-cell table:number-columns-repeated="1009"/>
        </table:table-row>
        <table:table-row table:style-name="ro2">
          <table:table-cell office:value-type="string">
            <text:p>0x3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VIONICS MASTER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4" table:number-columns-repeated="2"/>
          <table:table-cell office:value-type="string">
            <text:p>Switched to using AVIONICS_MASTER_SET (was TOGGLE_AVIONICS_MASTER)</text:p>
          </table:table-cell>
          <table:table-cell table:number-columns-repeated="1008"/>
        </table:table-row>
        <table:table-row table:style-name="ro2">
          <table:table-cell office:value-type="string">
            <text:p>0x3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PUMP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NAV SOUND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NAV SOUN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ADF SOUN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08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“AutoTune ADF1” disable control</text:p>
          </table:table-cell>
          <table:table-cell table:number-columns-repeated="1011"/>
        </table:table-row>
        <table:table-row table:style-name="ro2">
          <table:table-cell office:value-type="string">
            <text:p>0x3109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Bit-oriented controls</text:p>
          </table:table-cell>
          <table:table-cell table:number-columns-repeated="1011"/>
        </table:table-row>
        <table:table-row table:style-name="ro2">
          <table:table-cell office:value-type="string">
            <text:p>0x310A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Joystick connection controls</text:p>
          </table:table-cell>
          <table:table-cell table:number-columns-repeated="1011"/>
        </table:table-row>
        <table:table-row table:style-name="ro2">
          <table:table-cell office:value-type="string">
            <text:p>0x310B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Joystick connection slew controls</text:p>
          </table:table-cell>
          <table:table-cell table:number-columns-repeated="1011"/>
        </table:table-row>
        <table:table-row table:style-name="ro2">
          <table:table-cell office:value-type="string">
            <text:p>0x310C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27" office:value-type="string">
            <text:p><text:span text:style-name="T1"/></text:p>
          </table:table-cell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311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N/A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General controls</text:p>
          </table:table-cell>
          <table:table-cell table:number-columns-repeated="1011"/>
        </table:table-row>
        <table:table-row table:style-name="ro2">
          <table:table-cell office:value-type="string">
            <text:p>0x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COM ACTIVE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1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COM STANDBY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1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COM STANDBY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Frequency BCD16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1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NAV STANDBY FREQUENCY:1</text:p>
          </table:table-cell>
          <table:table-cell office:value-type="string">
            <text:p>Responded</text:p>
          </table:table-cell>
          <table:table-cell/>
          <table:table-cell office:value-type="string">
            <text:p>MHz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Frequency BCD16</text:p>
          </table:table-cell>
          <table:table-cell office:value-type="string">
            <text:p>NAV STANDBY FREQUENCY:2</text:p>
          </table:table-cell>
          <table:table-cell office:value-type="string">
            <text:p>Responded</text:p>
          </table:table-cell>
          <table:table-cell/>
          <table:table-cell office:value-type="string">
            <text:p>MHz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ADF SOUN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COM RECEIVE ALL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COM TRANSMIT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COM TRANSMIT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DME SOUN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MARKER SOUN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NAV SOUND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UDIO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NAV SOUN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123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Radio use/standby swap toggles</text:p>
          </table:table-cell>
          <table:table-cell table:number-columns-repeated="1011"/>
        </table:table-row>
        <table:table-row table:style-name="ro2">
          <table:table-cell office:value-type="string">
            <text:p>0x3124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Intl</text:p>
          </table:table-cell>
          <table:table-cell office:value-type="string">
            <text:p>No</text:p>
          </table:table-cell>
          <table:table-cell office:value-type="string">
            <text:p>FS version</text:p>
          </table:table-cell>
          <table:table-cell table:style-name="ce54"/>
          <table:table-cell/>
          <table:table-cell office:value-type="string">
            <text:p>Will contain 110 for MSFS. Set when connected to sim.</text:p>
          </table:table-cell>
          <table:table-cell table:number-columns-repeated="1008"/>
        </table:table-row>
        <table:table-row table:style-name="ro2">
          <table:table-cell office:value-type="string">
            <text:p>0x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MP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UEL PUMP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UMP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UEL PUMP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UMP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UEL PUMP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MPS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GENERAL ENG FUEL PUMP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26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Set view direction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3127</text:p>
          </table:table-cell>
          <table:table-cell table:style-name="ce3" office:value-type="float" office:value="9">
            <text:p>9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Weather option control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31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t</text:p>
          </table:table-cell>
          <table:table-cell office:value-type="string">
            <text:p>ATC FLIGHT NUMBER</text:p>
          </table:table-cell>
          <table:table-cell office:value-type="string">
            <text:p>Responded</text:p>
          </table:table-cell>
          <table:table-cell table:style-name="ce3" office:value-type="string">
            <text:p>Fail</text:p>
          </table:table-cell>
          <table:table-cell office:value-type="string">
            <text:p>String8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3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t</text:p>
          </table:table-cell>
          <table:table-cell office:value-type="string">
            <text:p>ATC ID</text:p>
          </table:table-cell>
          <table:table-cell office:value-type="string">
            <text:p>Responded</text:p>
          </table:table-cell>
          <table:table-cell table:style-name="ce3" office:value-type="string">
            <text:p>Fail</text:p>
          </table:table-cell>
          <table:table-cell office:value-type="string">
            <text:p>String64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4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t</text:p>
          </table:table-cell>
          <table:table-cell office:value-type="string">
            <text:p>ATC AIRLINE</text:p>
          </table:table-cell>
          <table:table-cell office:value-type="string">
            <text:p>Responded</text:p>
          </table:table-cell>
          <table:table-cell table:style-name="ce3" office:value-type="string">
            <text:p>Fail</text:p>
          </table:table-cell>
          <table:table-cell office:value-type="string">
            <text:p>String64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CHECKAIRBUS</text:p>
          </table:table-cell>
          <table:table-cell office:value-type="string">
            <text:p>szSt</text:p>
          </table:table-cell>
          <table:table-cell office:value-type="string">
            <text:p>ATC TYPE</text:p>
          </table:table-cell>
          <table:table-cell office:value-type="string">
            <text:p>Responded</text:p>
          </table:table-cell>
          <table:table-cell/>
          <table:table-cell office:value-type="string">
            <text:p>String64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2</text:p>
          </table:table-cell>
          <table:table-cell office:value-type="string">
            <text:p>szFs</text:p>
          </table:table-cell>
          <table:table-cell office:value-type="string">
            <text:p>RELATIVE WIND VELOCITY BODY Z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2</text:p>
          </table:table-cell>
          <table:table-cell office:value-type="string">
            <text:p>szFs</text:p>
          </table:table-cell>
          <table:table-cell office:value-type="string">
            <text:p>RELATIVE WIND VELOCITY BODY X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GETVAR2</text:p>
          </table:table-cell>
          <table:table-cell office:value-type="string">
            <text:p>szFs</text:p>
          </table:table-cell>
          <table:table-cell office:value-type="string">
            <text:p>RELATIVE WIND VELOCITY BODY Y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?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1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</text:p>
          </table:table-cell>
          <table:table-cell office:value-type="string">
            <text:p>VELOCITY WORLD Z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1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</text:p>
          </table:table-cell>
          <table:table-cell office:value-type="string">
            <text:p>VELOCITY WORLD X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1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</text:p>
          </table:table-cell>
          <table:table-cell office:value-type="string">
            <text:p>VELOCITY WORLD Y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1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XYZ64</text:p>
          </table:table-cell>
          <table:table-cell office:value-type="string">
            <text:p>WR</text:p>
          </table:table-cell>
          <table:table-cell office:value-type="string">
            <text:p>szFss</text:p>
          </table:table-cell>
          <table:table-cell office:value-type="string">
            <text:p>STRUCT WORLD ROTATION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SIMCONNECT_DATA_XYZ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B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TRUCT WORLD ROTATION VELOCITY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B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TRUCT WORLD ROTATION VELOCITY</text:p>
          </table:table-cell>
          <table:table-cell office:value-type="string">
            <text:p>Responded</text:p>
          </table:table-cell>
          <table:table-cell table:number-columns-repeated="2"/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s</text:p>
          </table:table-cell>
          <table:table-cell office:value-type="string">
            <text:p>ACCELERATION WORLD X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 square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1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s</text:p>
          </table:table-cell>
          <table:table-cell office:value-type="string">
            <text:p>ACCELERATION WORLD Y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 square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1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GETVAR</text:p>
          </table:table-cell>
          <table:table-cell office:value-type="string">
            <text:p>szFss</text:p>
          </table:table-cell>
          <table:table-cell office:value-type="string">
            <text:p>ACCELERATION WORLD Z</text:p>
          </table:table-cell>
          <table:table-cell table:number-columns-repeated="2" office:value-type="string">
            <text:p>Responded</text:p>
          </table:table-cell>
          <table:table-cell office:value-type="string">
            <text:p>Feet per second square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0x31D8</text:p>
          </table:table-cell>
          <table:table-cell table:style-name="ce4" office:value-type="float" office:value="2">
            <text:p>2</text:p>
          </table:table-cell>
          <table:table-cell table:style-name="ce11" table:number-columns-repeated="5"/>
          <table:table-cell table:style-name="ce4" table:number-columns-repeated="2"/>
          <table:table-cell table:style-name="ce11"/>
          <table:table-cell table:style-name="ce37" office:value-type="string">
            <text:p><text:span text:style-name="T1">?-Intl</text:span></text:p>
          </table:table-cell>
          <table:table-cell table:style-name="ce4" office:value-type="string">
            <text:p>N/A</text:p>
          </table:table-cell>
          <table:table-cell table:style-name="ce11" office:value-type="string">
            <text:p>slew mode forward/backward input value</text:p>
          </table:table-cell>
          <table:table-cell table:number-columns-repeated="2"/>
          <table:table-cell table:style-name="ce11" table:number-columns-repeated="1009"/>
        </table:table-row>
        <table:table-row table:style-name="ro2">
          <table:table-cell table:style-name="ce4" office:value-type="string">
            <text:p>0x31DA</text:p>
          </table:table-cell>
          <table:table-cell table:style-name="ce4" office:value-type="float" office:value="2">
            <text:p>2</text:p>
          </table:table-cell>
          <table:table-cell table:style-name="ce11" table:number-columns-repeated="5"/>
          <table:table-cell table:style-name="ce4" table:number-columns-repeated="2"/>
          <table:table-cell table:style-name="ce11"/>
          <table:table-cell table:style-name="ce37" office:value-type="string">
            <text:p><text:span text:style-name="T1">?-Intl</text:span></text:p>
          </table:table-cell>
          <table:table-cell table:style-name="ce4" office:value-type="string">
            <text:p>N/A</text:p>
          </table:table-cell>
          <table:table-cell table:style-name="ce11" office:value-type="string">
            <text:p>slew mode left/right input value</text:p>
          </table:table-cell>
          <table:table-cell table:number-columns-repeated="2"/>
          <table:table-cell table:style-name="ce11" table:number-columns-repeated="1009"/>
        </table:table-row>
        <table:table-row table:style-name="ro2">
          <table:table-cell table:style-name="ce4" office:value-type="string">
            <text:p>0x31DC</text:p>
          </table:table-cell>
          <table:table-cell table:style-name="ce4" office:value-type="float" office:value="2">
            <text:p>2</text:p>
          </table:table-cell>
          <table:table-cell table:style-name="ce11" table:number-columns-repeated="5"/>
          <table:table-cell table:style-name="ce4" table:number-columns-repeated="2"/>
          <table:table-cell table:style-name="ce11"/>
          <table:table-cell table:style-name="ce37" office:value-type="string">
            <text:p><text:span text:style-name="T1">?-Intl</text:span></text:p>
          </table:table-cell>
          <table:table-cell table:style-name="ce4" office:value-type="string">
            <text:p>N/A</text:p>
          </table:table-cell>
          <table:table-cell table:style-name="ce11" office:value-type="string">
            <text:p>slew mode heading input value</text:p>
          </table:table-cell>
          <table:table-cell table:number-columns-repeated="2"/>
          <table:table-cell table:style-name="ce11" table:number-columns-repeated="1009"/>
        </table:table-row>
        <table:table-row table:style-name="ro2">
          <table:table-cell table:style-name="ce4" office:value-type="string">
            <text:p>0x31DE</text:p>
          </table:table-cell>
          <table:table-cell table:style-name="ce4" office:value-type="float" office:value="2">
            <text:p>2</text:p>
          </table:table-cell>
          <table:table-cell table:style-name="ce11" table:number-columns-repeated="5"/>
          <table:table-cell table:style-name="ce4" table:number-columns-repeated="2"/>
          <table:table-cell table:style-name="ce11"/>
          <table:table-cell table:style-name="ce37" office:value-type="string">
            <text:p><text:span text:style-name="T1">?-Intl</text:span></text:p>
          </table:table-cell>
          <table:table-cell table:style-name="ce4" office:value-type="string">
            <text:p>N/A</text:p>
          </table:table-cell>
          <table:table-cell table:style-name="ce11" office:value-type="string">
            <text:p>slew mode altitude input value</text:p>
          </table:table-cell>
          <table:table-cell table:number-columns-repeated="2"/>
          <table:table-cell table:style-name="ce11" table:number-columns-repeated="1009"/>
        </table:table-row>
        <table:table-row table:style-name="ro2">
          <table:table-cell table:style-name="ce4" office:value-type="string">
            <text:p>0x31E0</text:p>
          </table:table-cell>
          <table:table-cell table:style-name="ce4" office:value-type="float" office:value="2">
            <text:p>2</text:p>
          </table:table-cell>
          <table:table-cell table:style-name="ce11" table:number-columns-repeated="5"/>
          <table:table-cell table:style-name="ce4" table:number-columns-repeated="2"/>
          <table:table-cell table:style-name="ce11"/>
          <table:table-cell table:style-name="ce37" office:value-type="string">
            <text:p><text:span text:style-name="T1">?-Intl</text:span></text:p>
          </table:table-cell>
          <table:table-cell table:style-name="ce4" office:value-type="string">
            <text:p>N/A</text:p>
          </table:table-cell>
          <table:table-cell table:style-name="ce11" office:value-type="string">
            <text:p>slew mode roll axis input value</text:p>
          </table:table-cell>
          <table:table-cell table:number-columns-repeated="2"/>
          <table:table-cell table:style-name="ce11" table:number-columns-repeated="1009"/>
        </table:table-row>
        <table:table-row table:style-name="ro2">
          <table:table-cell table:style-name="ce4" office:value-type="string">
            <text:p>0x31E2</text:p>
          </table:table-cell>
          <table:table-cell table:style-name="ce4" office:value-type="float" office:value="2">
            <text:p>2</text:p>
          </table:table-cell>
          <table:table-cell table:style-name="ce11" table:number-columns-repeated="5"/>
          <table:table-cell table:style-name="ce4" table:number-columns-repeated="2"/>
          <table:table-cell table:style-name="ce11"/>
          <table:table-cell table:style-name="ce37" office:value-type="string">
            <text:p><text:span text:style-name="T1">?-Intl</text:span></text:p>
          </table:table-cell>
          <table:table-cell table:style-name="ce4" office:value-type="string">
            <text:p>N/A</text:p>
          </table:table-cell>
          <table:table-cell table:style-name="ce11" office:value-type="string">
            <text:p>slew mode pitch axis input value</text:p>
          </table:table-cell>
          <table:table-cell table:number-columns-repeated="2"/>
          <table:table-cell table:style-name="ce11" table:number-columns-repeated="1009"/>
        </table:table-row>
        <table:table-row table:style-name="ro2">
          <table:table-cell office:value-type="string">
            <text:p>0x31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ULT2</text:p>
          </table:table-cell>
          <table:table-cell office:value-type="string">
            <text:p>NOWR | GETVAR</text:p>
          </table:table-cell>
          <table:table-cell office:value-type="string">
            <text:p>m</text:p>
          </table:table-cell>
          <table:table-cell office:value-type="string">
            <text:p>RADIO HEIGHT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1E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SURFACE TYP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1E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SURFACE CONDITION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1F0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1F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PUSHBACK STATE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office:value-type="string">
            <text:p>N/A</text:p>
          </table:table-cell>
          <table:table-cell table:style-name="ce27" office:value-type="string">
            <text:p><text:span text:style-name="T1">Ok-SimE</text:span></text:p>
          </table:table-cell>
          <table:table-cell office:value-type="string">
            <text:p>Pushback control</text:p>
          </table:table-cell>
          <table:table-cell table:number-columns-repeated="1011"/>
        </table:table-row>
        <table:table-row table:style-name="ro2">
          <table:table-cell office:value-type="string">
            <text:p>0x31F8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SimE</text:span></text:p>
          </table:table-cell>
          <table:table-cell office:value-type="string">
            <text:p>Tug heading control</text:p>
          </table:table-cell>
          <table:table-cell table:number-columns-repeated="1011"/>
        </table:table-row>
        <table:table-row table:style-name="ro2">
          <table:table-cell office:value-type="string">
            <text:p>0x31FC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SimE</text:span></text:p>
          </table:table-cell>
          <table:table-cell office:value-type="string">
            <text:p>Tug speed control</text:p>
          </table:table-cell>
          <table:table-cell table:number-columns-repeated="1011"/>
        </table:table-row>
        <table:table-row table:style-name="ro2">
          <table:table-cell office:value-type="string">
            <text:p>0x320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keystrokes</text:p>
          </table:table-cell>
          <table:table-cell table:number-columns-repeated="1011"/>
        </table:table-row>
        <table:table-row table:style-name="ro2">
          <table:table-cell office:value-type="string">
            <text:p>0x320C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office:value-type="string">
            <text:p>N/A</text:p>
          </table:table-cell>
          <table:table-cell office:value-type="string">
            <text:p>Number of Hot Key slots available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0x3210</text:p>
          </table:table-cell>
          <table:table-cell table:style-name="ce6" office:value-type="float" office:value="224">
            <text:p>224</text:p>
          </table:table-cell>
          <table:table-cell table:style-name="ce13" table:number-columns-repeated="5"/>
          <table:table-cell table:style-name="ce6" table:number-columns-repeated="2"/>
          <table:table-cell table:style-name="ce13"/>
          <table:table-cell table:style-name="ce39" office:value-type="string">
            <text:p><text:span text:style-name="T1">Ok-Intl</text:span></text:p>
          </table:table-cell>
          <table:table-cell table:style-name="ce39" office:value-type="string">
            <text:p><text:span text:style-name="T1">Ok-Intl</text:span></text:p>
          </table:table-cell>
          <table:table-cell table:style-name="ce13" office:value-type="string">
            <text:p>Hot Key specifications</text:p>
          </table:table-cell>
          <table:table-cell table:style-name="ce13" table:number-columns-repeated="1011"/>
        </table:table-row>
        <table:table-row table:style-name="ro2">
          <table:table-cell table:style-name="ce3" office:value-type="string">
            <text:p>0x32F0</text:p>
          </table:table-cell>
          <table:table-cell table:style-name="ce3" office:value-type="float" office:value="4">
            <text:p>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number-columns-repeated="2" table:style-name="ce34" office:value-type="string">
            <text:p>Not Yet</text:p>
          </table:table-cell>
          <table:table-cell table:style-name="ce10" office:value-type="string">
            <text:p>Protection mode facilities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32F4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number-columns-repeated="2" table:style-name="ce34" office:value-type="string">
            <text:p>No</text:p>
          </table:table-cell>
          <table:table-cell table:style-name="ce10" office:value-type="string">
            <text:p>last menu command item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32F6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number-columns-repeated="2" table:style-name="ce34" office:value-type="string">
            <text:p>Not Yet</text:p>
          </table:table-cell>
          <table:table-cell table:style-name="ce10" office:value-type="string">
            <text:p>Technical option inhibits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32F8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Aircraft operation inhibit flags</text:p>
          </table:table-cell>
          <table:table-cell table:number-columns-repeated="1011"/>
        </table:table-row>
        <table:table-row table:style-name="ro2">
          <table:table-cell office:value-type="string">
            <text:p>0x32F9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Brakes being used flag</text:p>
          </table:table-cell>
          <table:table-cell table:number-columns-repeated="1011"/>
        </table:table-row>
        <table:table-row table:style-name="ro2">
          <table:table-cell office:value-type="string">
            <text:p>0x32F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N/A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Text display control</text:p>
          </table:table-cell>
          <table:table-cell table:number-columns-repeated="1011"/>
        </table:table-row>
        <table:table-row table:style-name="ro2">
          <table:table-cell office:value-type="string">
            <text:p>0x32F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AIR file change counter</text:p>
          </table:table-cell>
          <table:table-cell table:number-columns-repeated="1011"/>
        </table:table-row>
        <table:table-row table:style-name="ro2">
          <table:table-cell office:value-type="string">
            <text:p>0x32FE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Hot key changes counter</text:p>
          </table:table-cell>
          <table:table-cell table:number-columns-repeated="1011"/>
        </table:table-row>
        <table:table-row table:style-name="ro2">
          <table:table-cell office:value-type="string">
            <text:p>0x32FF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Hot button change counter</text:p>
          </table:table-cell>
          <table:table-cell table:number-columns-repeated="1011"/>
        </table:table-row>
        <table:table-row table:style-name="ro2">
          <table:table-cell office:value-type="string">
            <text:p>0x330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Additional radio and autopilot status indicators</text:p>
          </table:table-cell>
          <table:table-cell table:number-columns-repeated="1011"/>
        </table:table-row>
        <table:table-row table:style-name="ro2">
          <table:table-cell office:value-type="string">
            <text:p>0x330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Not Yet</text:p>
          </table:table-cell>
          <table:table-cell table:style-name="ce27" office:value-type="string">
            <text:p>N/A</text:p>
          </table:table-cell>
          <table:table-cell office:value-type="string">
            <text:p>Assorted FSUIPC options</text:p>
          </table:table-cell>
          <table:table-cell table:number-columns-repeated="1011"/>
        </table:table-row>
        <table:table-row table:style-name="ro2">
          <table:table-cell office:value-type="string">
            <text:p>0x3304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FSUIPC version number</text:p>
          </table:table-cell>
          <table:table-cell table:style-name="ce54"/>
          <table:table-cell table:number-columns-repeated="1010"/>
        </table:table-row>
        <table:table-row table:style-name="ro2">
          <table:table-cell office:value-type="string">
            <text:p>0x330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FS version, as determined by FSUIPC</text:p>
          </table:table-cell>
          <table:table-cell table:style-name="ce54"/>
          <table:table-cell/>
          <table:table-cell office:value-type="string">
            <text:p>This is 13 for MSFS</text:p>
          </table:table-cell>
          <table:table-cell table:number-columns-repeated="1008"/>
        </table:table-row>
        <table:table-row table:style-name="ro2">
          <table:table-cell office:value-type="string">
            <text:p>0x330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Fixed read-only pattern</text:p>
          </table:table-cell>
          <table:table-cell table:number-columns-repeated="1011"/>
        </table:table-row>
        <table:table-row table:style-name="ro2">
          <table:table-cell office:value-type="string">
            <text:p>0x330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27" office:value-type="string">
            <text:p>N/A</text:p>
          </table:table-cell>
          <table:table-cell office:value-type="string">
            <text:p>Assorted status flag</text:p>
          </table:table-cell>
          <table:table-cell table:number-columns-repeated="1011"/>
        </table:table-row>
        <table:table-row table:style-name="ro2">
          <table:table-cell office:value-type="string">
            <text:p>0x330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27" office:value-type="string">
            <text:p>No</text:p>
          </table:table-cell>
          <table:table-cell office:value-type="string">
            <text:p>Count of external IPC applications</text:p>
          </table:table-cell>
          <table:table-cell table:number-columns-repeated="1011"/>
        </table:table-row>
        <table:table-row table:style-name="ro2">
          <table:table-cell office:value-type="string">
            <text:p>0x330F</text:p>
          </table:table-cell>
          <table:table-cell office:value-type="float" office:value="17">
            <text:p>17</text:p>
          </table:table-cell>
          <table:table-cell table:number-columns-repeated="8"/>
          <table:table-cell table:style-name="ce27" table:number-columns-repeated="2"/>
          <table:table-cell office:value-type="string">
            <text:p>Reserved area (WideFS KeySend functionality)</text:p>
          </table:table-cell>
          <table:table-cell table:number-columns-repeated="1011"/>
        </table:table-row>
        <table:table-row table:style-name="ro2">
          <table:table-cell office:value-type="string">
            <text:p>0x332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WideFS shutdown control</text:p>
          </table:table-cell>
          <table:table-cell table:number-columns-repeated="1011"/>
        </table:table-row>
        <table:table-row table:style-name="ro2">
          <table:table-cell office:value-type="string">
            <text:p>0x332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WideServer version</text:p>
          </table:table-cell>
          <table:table-cell table:number-columns-repeated="1011"/>
        </table:table-row>
        <table:table-row table:style-name="ro2">
          <table:table-cell office:value-type="string">
            <text:p>0x33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NDALT</text:p>
          </table:table-cell>
          <table:table-cell office:value-type="string">
            <text:p>WR | WROK | GETVAR</text:p>
          </table:table-cell>
          <table:table-cell office:value-type="string">
            <text:p>szFt</text:p>
          </table:table-cell>
          <table:table-cell office:value-type="string">
            <text:p>INDICATED ALTITUDE</text:p>
          </table:table-cell>
          <table:table-cell table:number-columns-repeated="2" office:value-type="string">
            <text:p>Responded</text:p>
          </table:table-cell>
          <table:table-cell office:value-type="string">
            <text:p>Fee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Altemeter reading</text:p>
          </table:table-cell>
          <table:table-cell table:style-name="ce55"/>
          <table:table-cell table:number-columns-repeated="1010"/>
        </table:table-row>
        <table:table-row table:style-name="ro2">
          <table:table-cell office:value-type="string">
            <text:p>0x332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Elevator axis input value</text:p>
          </table:table-cell>
          <table:table-cell table:number-columns-repeated="1011"/>
        </table:table-row>
        <table:table-row table:style-name="ro2">
          <table:table-cell office:value-type="string">
            <text:p>0x332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Aileron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2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Rudder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2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Throttle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3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Throttle 1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3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Throttle 2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3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Throttle 3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3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Throttle 4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3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?-Intl</text:span></text:p>
          </table:table-cell>
          <table:table-cell table:style-name="ce36" office:value-type="string">
            <text:p>N/A</text:p>
          </table:table-cell>
          <table:table-cell office:value-type="string">
            <text:p>Elevator trim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33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ULT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THROTTLE LOWER LIMIT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table:style-name="ce36" office:value-type="string">
            <text:p>No</text:p>
          </table:table-cell>
          <table:table-cell office:value-type="string">
            <text:p>Throttle lower limit</text:p>
          </table:table-cell>
          <table:table-cell table:number-columns-repeated="1011"/>
        </table:table-row>
        <table:table-row table:style-name="ro2">
          <table:table-cell office:value-type="string">
            <text:p>0x333C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string">
            <text:p>WideFS flags</text:p>
          </table:table-cell>
          <table:table-cell table:number-columns-repeated="1011"/>
        </table:table-row>
        <table:table-row table:style-name="ro2">
          <table:table-cell office:value-type="string">
            <text:p>0x333E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table:style-name="ce36" office:value-type="string">
            <text:p>No</text:p>
          </table:table-cell>
          <table:table-cell office:value-type="string">
            <text:p>Weather clear count</text:p>
          </table:table-cell>
          <table:table-cell table:number-columns-repeated="1011"/>
        </table:table-row>
        <table:table-row table:style-name="ro2">
          <table:table-cell office:value-type="string">
            <text:p>0x3340</text:p>
          </table:table-cell>
          <table:table-cell office:value-type="float" office:value="36">
            <text:p>36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externally signalled “joystick button” control</text:p>
          </table:table-cell>
          <table:table-cell table:number-columns-repeated="1011"/>
        </table:table-row>
        <table:table-row table:style-name="ro2">
          <table:table-cell office:value-type="string">
            <text:p>0x3364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SimE</text:span></text:p>
          </table:table-cell>
          <table:table-cell table:style-name="ce36" office:value-type="string">
            <text:p>N/A</text:p>
          </table:table-cell>
          <table:table-cell office:value-type="string">
            <text:p>Ready to fly indicator</text:p>
          </table:table-cell>
          <table:table-cell table:style-name="ce54"/>
          <table:table-cell table:number-columns-repeated="1010"/>
        </table:table-row>
        <table:table-row table:style-name="ro2">
          <table:table-cell office:value-type="string">
            <text:p>0x3365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Ok-SimE</text:span></text:p>
          </table:table-cell>
          <table:table-cell table:style-name="ce36" office:value-type="string">
            <text:p>N/A</text:p>
          </table:table-cell>
          <table:table-cell office:value-type="string">
            <text:p>In menu or dialog flag</text:p>
          </table:table-cell>
          <table:table-cell table:style-name="ce10"/>
          <table:table-cell/>
          <table:table-cell office:value-type="string">
            <text:p>Only supports in-menu. See also 0x062B</text:p>
          </table:table-cell>
          <table:table-cell table:number-columns-repeated="1008"/>
        </table:table-row>
        <table:table-row table:style-name="ro2">
          <table:table-cell office:value-type="string">
            <text:p>0x33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REF</text:p>
          </table:table-cell>
          <table:table-cell office:value-type="string">
            <text:p>WR | WROK | BITS | NOCOPYWR</text:p>
          </table:table-cell>
          <table:table-cell office:value-type="string">
            <text:p>szBl</text:p>
          </table:table-cell>
          <table:table-cell office:value-type="string">
            <text:p>ENG ON FIRE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3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EF</text:p>
          </table:table-cell>
          <table:table-cell office:value-type="string">
            <text:p>WR | WROK | BITS | NOCOPYWR</text:p>
          </table:table-cell>
          <table:table-cell office:value-type="string">
            <text:p>szBl</text:p>
          </table:table-cell>
          <table:table-cell office:value-type="string">
            <text:p>ENG ON FIRE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3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IREF</text:p>
          </table:table-cell>
          <table:table-cell office:value-type="string">
            <text:p>WR | WROK | BITS | NOCOPYWR</text:p>
          </table:table-cell>
          <table:table-cell office:value-type="string">
            <text:p>szBl</text:p>
          </table:table-cell>
          <table:table-cell office:value-type="string">
            <text:p>ENG ON FIRE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3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IREF</text:p>
          </table:table-cell>
          <table:table-cell office:value-type="string">
            <text:p>WR | WROK | BITS | NOCOPYWR</text:p>
          </table:table-cell>
          <table:table-cell office:value-type="string">
            <text:p>szBl</text:p>
          </table:table-cell>
          <table:table-cell office:value-type="string">
            <text:p>ENG ON FIRE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5">
          <table:table-cell office:value-type="string">
            <text:p>0x33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0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table:style-name="ce64" office:value-type="string">
            <text:p>Doors' states depend upon aircraft position (e.g. ramp, gate, or connected to jetway) and don't respond. Further information / Asobo support required. See <text:a xlink:href="https://forum.simflight.com/topic/90252-door-offset-not-functioning-correctly/">https://forum.simflight.com/topic/90252-door-offset-not-functioning-correctly/</text:a> for further info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5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6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OORS</text:p>
          </table:table-cell>
          <table:table-cell office:value-type="string">
            <text:p>WR | WROK | BITS</text:p>
          </table:table-cell>
          <table:table-cell office:value-type="string">
            <text:p>szPc</text:p>
          </table:table-cell>
          <table:table-cell office:value-type="string">
            <text:p>EXIT OPEN:7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<text:span text:style-name="T1">Ok-SimC</text:span></text:p>
          </table:table-cell>
          <table:table-cell table:style-name="ce45" office:value-type="string">
            <text:p><text:span text:style-name="T1">Ok-SimC</text:span></text:p>
          </table:table-cell>
          <table:table-cell/>
          <table:table-cell table:style-name="ce55"/>
          <table:table-cell table:style-name="ce13"/>
          <table:table-cell office:value-type="string">
            <text:p>As above.</text:p>
          </table:table-cell>
          <table:table-cell table:number-columns-repeated="1008"/>
        </table:table-row>
        <table:table-row table:style-name="ro2">
          <table:table-cell office:value-type="string">
            <text:p>0x3368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string">
            <text:p>Reserved (PFC.dll events)</text:p>
          </table:table-cell>
          <table:table-cell table:number-columns-repeated="1011"/>
        </table:table-row>
        <table:table-row table:style-name="ro2">
          <table:table-cell office:value-type="string">
            <text:p>0x336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office:value-type="string">
            <text:p>Frame rate calling counter</text:p>
          </table:table-cell>
          <table:table-cell table:number-columns-repeated="1011"/>
        </table:table-row>
        <table:table-row table:style-name="ro2">
          <table:table-cell office:value-type="string">
            <text:p>0x336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office:value-type="string">
            <text:p>Toe brake axes selected</text:p>
          </table:table-cell>
          <table:table-cell table:number-columns-repeated="1011"/>
        </table:table-row>
        <table:table-row table:style-name="ro2">
          <table:table-cell office:value-type="string">
            <text:p>0x3370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string">
            <text:p>PFC driver alive counters</text:p>
          </table:table-cell>
          <table:table-cell table:number-columns-repeated="1011"/>
        </table:table-row>
        <table:table-row table:style-name="ro2">
          <table:table-cell office:value-type="string">
            <text:p>0x3374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office:value-type="string">
            <text:p>milisecond counter</text:p>
          </table:table-cell>
          <table:table-cell table:number-columns-repeated="1011"/>
        </table:table-row>
        <table:table-row table:style-name="ro2">
          <table:table-cell office:value-type="string">
            <text:p>0x337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office:value-type="string">
            <text:p>milisecond timestamp value last used</text:p>
          </table:table-cell>
          <table:table-cell table:number-columns-repeated="1011"/>
        </table:table-row>
        <table:table-row table:style-name="ro2">
          <table:table-cell office:value-type="string">
            <text:p>0x337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DEICE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PROP DEICE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37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DEICE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PROP DEICE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37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DEICE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PROP DEICE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37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DEICE</text:p>
          </table:table-cell>
          <table:table-cell office:value-type="string">
            <text:p>WR | BITS</text:p>
          </table:table-cell>
          <table:table-cell office:value-type="string">
            <text:p>szBl</text:p>
          </table:table-cell>
          <table:table-cell office:value-type="string">
            <text:p>PROP DEICE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?-SimC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37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STRUCTURAL DEICE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37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office:value-type="string">
            <text:p>Activity counter</text:p>
          </table:table-cell>
          <table:table-cell table:number-columns-repeated="1011"/>
        </table:table-row>
        <table:table-row table:style-name="ro2">
          <table:table-cell office:value-type="string">
            <text:p>0x3380</text:p>
          </table:table-cell>
          <table:table-cell office:value-type="float" office:value="128">
            <text:p>128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Message text area</text:p>
          </table:table-cell>
          <table:table-cell table:number-columns-repeated="1011"/>
        </table:table-row>
        <table:table-row table:style-name="ro2">
          <table:table-cell office:value-type="string">
            <text:p>0x340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Logging options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3402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PDK</text:span></text:p>
          </table:table-cell>
          <table:table-cell table:style-name="ce34" office:value-type="string">
            <text:p>N/A</text:p>
          </table:table-cell>
          <table:table-cell table:style-name="ce10" office:value-type="string">
            <text:p>Current sim mode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341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Assorted indicator flags</text:p>
          </table:table-cell>
          <table:table-cell table:number-columns-repeated="1011"/>
        </table:table-row>
        <table:table-row table:style-name="ro2">
          <table:table-cell office:value-type="string">
            <text:p>0x341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Spoiler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41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Flaps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41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Left brake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418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N/A</text:p>
          </table:table-cell>
          <table:table-cell office:value-type="string">
            <text:p>Right brake axis input values</text:p>
          </table:table-cell>
          <table:table-cell table:number-columns-repeated="1011"/>
        </table:table-row>
        <table:table-row table:style-name="ro2">
          <table:table-cell office:value-type="string">
            <text:p>0x341A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36"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Joystick connection ancillary axis controls</text:p>
          </table:table-cell>
          <table:table-cell table:number-columns-repeated="1011"/>
        </table:table-row>
        <table:table-row table:style-name="ro2">
          <table:table-cell office:value-type="string">
            <text:p>0x341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CABIN NO SMOKING ALERT SWITCH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1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CABIN SEATBELTS ALERT SWITCH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1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HYDRAULIC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1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FUEL CROSS FEED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RAD INS SWITCH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424</text:p>
          </table:table-cell>
          <table:table-cell office:value-type="float" office:value="4">
            <text:p>4</text:p>
          </table:table-cell>
          <table:table-cell table:number-columns-repeated="8"/>
          <table:table-cell table:number-columns-repeated="2" office:value-type="string">
            <text:p>No info</text:p>
          </table:table-cell>
          <table:table-cell office:value-type="string">
            <text:p>Low height warning</text:p>
          </table:table-cell>
          <table:table-cell table:number-columns-repeated="1011"/>
        </table:table-row>
        <table:table-row table:style-name="ro2">
          <table:table-cell office:value-type="string">
            <text:p>0x34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meters</text:p>
          </table:table-cell>
          <table:table-cell office:value-type="string">
            <text:p>DECISION HEIGHT</text:p>
          </table:table-cell>
          <table:table-cell office:value-type="string">
            <text:p>Responded</text:p>
          </table:table-cell>
          <table:table-cell/>
          <table:table-cell office:value-type="string">
            <text:p>Feet</text:p>
          </table:table-cell>
          <table:table-cell table:style-name="ce27" office:value-type="string">
            <text:p><text:span text:style-name="T1">?-SimC</text:span>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4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p</text:p>
          </table:table-cell>
          <table:table-cell office:value-type="string">
            <text:p>ENG FUEL FLOW BUG POSITION:1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p</text:p>
          </table:table-cell>
          <table:table-cell office:value-type="string">
            <text:p>ENG FUEL FLOW BUG POSITION:2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p</text:p>
          </table:table-cell>
          <table:table-cell office:value-type="string">
            <text:p>ENG FUEL FLOW BUG POSITION:3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p</text:p>
          </table:table-cell>
          <table:table-cell office:value-type="string">
            <text:p>ENG FUEL FLOW BUG POSITION:4</text:p>
          </table:table-cell>
          <table:table-cell office:value-type="string">
            <text:p>Responded</text:p>
          </table:table-cell>
          <table:table-cell/>
          <table:table-cell office:value-type="string">
            <text:p>Pounds per hour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Ks</text:p>
          </table:table-cell>
          <table:table-cell office:value-type="string">
            <text:p>AUTOPILOT AIRSPEED HOLD VAR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?-SimC</text:span>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4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ra</text:p>
          </table:table-cell>
          <table:table-cell office:value-type="string">
            <text:p>LINEAR CL ALPHA</text:p>
          </table:table-cell>
          <table:table-cell office:value-type="string">
            <text:p>Responded</text:p>
          </table:table-cell>
          <table:table-cell/>
          <table:table-cell office:value-type="string">
            <text:p>Per radian</text:p>
          </table:table-cell>
          <table:table-cell table:style-name="ce27" office:value-type="string">
            <text:p><text:span text:style-name="T1">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Ra</text:p>
          </table:table-cell>
          <table:table-cell office:value-type="string">
            <text:p>ZERO LIFT ALPHA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m/s</text:p>
          </table:table-cell>
          <table:table-cell office:value-type="string">
            <text:p>AMBIENT WIND X</text:p>
          </table:table-cell>
          <table:table-cell office:value-type="string">
            <text:p>Responded</text:p>
          </table:table-cell>
          <table:table-cell/>
          <table:table-cell office:value-type="string">
            <text:p>Meters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m/s</text:p>
          </table:table-cell>
          <table:table-cell office:value-type="string">
            <text:p>AMBIENT WIND Y</text:p>
          </table:table-cell>
          <table:table-cell office:value-type="string">
            <text:p>Responded</text:p>
          </table:table-cell>
          <table:table-cell/>
          <table:table-cell office:value-type="string">
            <text:p>Meters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CALC2</text:p>
          </table:table-cell>
          <table:table-cell office:value-type="string">
            <text:p>m/s</text:p>
          </table:table-cell>
          <table:table-cell office:value-type="string">
            <text:p>AMBIENT WIND Z</text:p>
          </table:table-cell>
          <table:table-cell office:value-type="string">
            <text:p>Responded</text:p>
          </table:table-cell>
          <table:table-cell/>
          <table:table-cell office:value-type="string">
            <text:p>Meters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m/s</text:p>
          </table:table-cell>
          <table:table-cell office:value-type="string">
            <text:p>AMBIENT WIND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Knot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</text:p>
          </table:table-cell>
          <table:table-cell office:value-type="string">
            <text:p>szDs</text:p>
          </table:table-cell>
          <table:table-cell office:value-type="string">
            <text:p>AMBIENT WIND DIRECTION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No-SimC+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4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Mb</text:p>
          </table:table-cell>
          <table:table-cell office:value-type="string">
            <text:p>AMBIENT PRESSURE</text:p>
          </table:table-cell>
          <table:table-cell office:value-type="string">
            <text:p>Responded</text:p>
          </table:table-cell>
          <table:table-cell/>
          <table:table-cell office:value-type="string">
            <text:p>inH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</text:p>
          </table:table-cell>
          <table:table-cell office:value-type="string">
            <text:p>szMb</text:p>
          </table:table-cell>
          <table:table-cell office:value-type="string">
            <text:p>SEA LEVEL PRESSURE</text:p>
          </table:table-cell>
          <table:table-cell office:value-type="string">
            <text:p>Responded</text:p>
          </table:table-cell>
          <table:table-cell/>
          <table:table-cell office:value-type="string">
            <text:p>Milliba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NORD</text:p>
          </table:table-cell>
          <table:table-cell office:value-type="string">
            <text:p>szCs</text:p>
          </table:table-cell>
          <table:table-cell office:value-type="string">
            <text:p>AMBIENT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PRESSURE ALTITUDE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B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k</text:p>
          </table:table-cell>
          <table:table-cell office:value-type="string">
            <text:p>STANDARD ATM TEMPERATURE</text:p>
          </table:table-cell>
          <table:table-cell office:value-type="string">
            <text:p>Responded</text:p>
          </table:table-cell>
          <table:table-cell/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GETVAR</text:p>
          </table:table-cell>
          <table:table-cell office:value-type="string">
            <text:p>szNm</text:p>
          </table:table-cell>
          <table:table-cell office:value-type="string">
            <text:p>SIGMA SQRT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GETVAR</text:p>
          </table:table-cell>
          <table:table-cell office:value-type="string">
            <text:p>szFs</text:p>
          </table:table-cell>
          <table:table-cell office:value-type="string">
            <text:p>TOTAL WORLD VELOCITY</text:p>
          </table:table-cell>
          <table:table-cell office:value-type="string">
            <text:p>Responded</text:p>
          </table:table-cell>
          <table:table-cell/>
          <table:table-cell office:value-type="string">
            <text:p>Feet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GForce</text:p>
          </table:table-cell>
          <table:table-cell office:value-type="string">
            <text:p>MAX G FORCE</text:p>
          </table:table-cell>
          <table:table-cell office:value-type="string">
            <text:p>Responded</text:p>
          </table:table-cell>
          <table:table-cell/>
          <table:table-cell office:value-type="string">
            <text:p>Gforc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GForce</text:p>
          </table:table-cell>
          <table:table-cell office:value-type="string">
            <text:p>MIN G FORCE</text:p>
          </table:table-cell>
          <table:table-cell office:value-type="string">
            <text:p>Responded</text:p>
          </table:table-cell>
          <table:table-cell/>
          <table:table-cell office:value-type="string">
            <text:p>Gforc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E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GENERAL ENG MAX REACHED RPM:1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E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GENERAL ENG MAX REACHED RPM:2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F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GENERAL ENG MAX REACHED RPM:3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F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rpm</text:p>
          </table:table-cell>
          <table:table-cell office:value-type="string">
            <text:p>GENERAL ENG MAX REACHED RPM:4</text:p>
          </table:table-cell>
          <table:table-cell office:value-type="string">
            <text:p>Responded</text:p>
          </table:table-cell>
          <table:table-cell/>
          <table:table-cell office:value-type="string">
            <text:p>Rp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4F8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string">
            <text:p>PFCFSX left brake</text:p>
          </table:table-cell>
          <table:table-cell table:number-columns-repeated="1011"/>
        </table:table-row>
        <table:table-row table:style-name="ro2">
          <table:table-cell office:value-type="string">
            <text:p>0x34FA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string">
            <text:p>PFCFSX right brake</text:p>
          </table:table-cell>
          <table:table-cell table:number-columns-repeated="1011"/>
        </table:table-row>
        <table:table-row table:style-name="ro2">
          <table:table-cell office:value-type="string">
            <text:p>0x35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ATC MODEL</text:p>
          </table:table-cell>
          <table:table-cell office:value-type="string">
            <text:p>Responded</text:p>
          </table:table-cell>
          <table:table-cell/>
          <table:table-cell office:value-type="string">
            <text:p>String64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table:style-name="ce3" office:value-type="string">
            <text:p>0x3518</text:p>
          </table:table-cell>
          <table:table-cell table:style-name="ce3" office:value-type="float" office:value="8">
            <text:p>8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office:value-type="string">
            <text:p>Not Yet</text:p>
          </table:table-cell>
          <table:table-cell table:style-name="ce40" office:value-type="string">
            <text:p>N/A</text:p>
          </table:table-cell>
          <table:table-cell table:style-name="ce10" office:value-type="string">
            <text:p>Ambient Wind Y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352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0x354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OPY</text:p>
          </table:table-cell>
          <table:table-cell table:style-name="ce10" office:value-type="string">
            <text:p>NOWR</text:p>
          </table:table-cell>
          <table:table-cell table:style-name="ce10" office:value-type="string">
            <text:p>szBl</text:p>
          </table:table-cell>
          <table:table-cell table:style-name="ce10" office:value-type="string">
            <text:p>IS LATITUDE LONGITUDE FREEZE ON</text:p>
          </table:table-cell>
          <table:table-cell table:style-name="ce3" office:value-type="string">
            <text:p>Responded</text:p>
          </table:table-cell>
          <table:table-cell table:style-name="ce3"/>
          <table:table-cell table:style-name="ce10" office:value-type="string">
            <text:p>Bool</text:p>
          </table:table-cell>
          <table:table-cell table:style-name="ce40" office:value-type="string">
            <text:p>N/A</text:p>
          </table:table-cell>
          <table:table-cell table:style-name="ce34" office:value-type="string">
            <text:p><text:span text:style-name="T1">Ok-Intl/SimC</text:span></text:p>
          </table:table-cell>
          <table:table-cell table:style-name="ce50" office:value-type="string">
            <text:p>Offset document has this as 0x3541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354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Standby altimeter pressure setting</text:p>
          </table:table-cell>
          <table:table-cell table:number-columns-repeated="1011"/>
        </table:table-row>
        <table:table-row table:style-name="ro2">
          <table:table-cell office:value-type="string">
            <text:p>0x3544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Standby altimeter reading</text:p>
          </table:table-cell>
          <table:table-cell table:number-columns-repeated="1011"/>
        </table:table-row>
        <table:table-row table:style-name="ro2">
          <table:table-cell office:value-type="string">
            <text:p>0x35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MULTF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ATTITUDE BARS POSITION</text:p>
          </table:table-cell>
          <table:table-cell office:value-type="string">
            <text:p>Responded</text:p>
          </table:table-cell>
          <table:table-cell/>
          <table:table-cell office:value-type="string">
            <text:p>Percent Over 100</text:p>
          </table:table-cell>
          <table:table-cell table:style-name="ce27" office:value-type="string">
            <text:p><text:span text:style-name="T1">?-SimC</text:span></text:p>
          </table:table-cell>
          <table:table-cell table:style-name="ce34" office:value-type="string">
            <text:p><text:span text:style-name="T1">No-SimC+</text:span>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550</text:p>
          </table:table-cell>
          <table:table-cell office:value-type="float" office:value="56">
            <text:p>56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35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VALVE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10" table:number-columns-repeated="2"/>
          <table:table-cell office:value-type="string">
            <text:p>Not working (read/write) in 747-8 and 747-10, Ok in A320 Neo with 1 for close and 0 for open</text:p>
          </table:table-cell>
          <table:table-cell table:number-columns-repeated="1008"/>
        </table:table-row>
        <table:table-row table:style-name="ro2">
          <table:table-cell office:value-type="string">
            <text:p>0x35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VALVE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10" table:number-columns-repeated="2"/>
          <table:table-cell office:value-type="string">
            <text:p>Not working (read/write) in 747-8 and 747-10</text:p>
          </table:table-cell>
          <table:table-cell table:number-columns-repeated="1008"/>
        </table:table-row>
        <table:table-row table:style-name="ro2">
          <table:table-cell office:value-type="string">
            <text:p>0x35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VALVE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10" table:number-columns-repeated="2"/>
          <table:table-cell office:value-type="string">
            <text:p>Not working (read/write) in 747-8 and 747-10</text:p>
          </table:table-cell>
          <table:table-cell table:number-columns-repeated="1008"/>
        </table:table-row>
        <table:table-row table:style-name="ro2">
          <table:table-cell office:value-type="string">
            <text:p>0x35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VALVE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10" table:number-columns-repeated="2"/>
          <table:table-cell office:value-type="string">
            <text:p>Not working (read/write) in 747-8 and 747-10</text:p>
          </table:table-cell>
          <table:table-cell table:number-columns-repeated="1008"/>
        </table:table-row>
        <table:table-row table:style-name="ro2">
          <table:table-cell office:value-type="string">
            <text:p>0x35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 | NORD</text:p>
          </table:table-cell>
          <table:table-cell office:value-type="string">
            <text:p>mach</text:p>
          </table:table-cell>
          <table:table-cell office:value-type="string">
            <text:p>AIRSPEED MACH</text:p>
          </table:table-cell>
          <table:table-cell office:value-type="string">
            <text:p>Responded</text:p>
          </table:table-cell>
          <table:table-cell/>
          <table:table-cell office:value-type="string">
            <text:p>Mach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2"/>
          <table:table-cell table:style-name="ce11" table:number-columns-repeated="2"/>
          <table:table-cell table:number-columns-repeated="1009"/>
        </table:table-row>
        <table:table-row table:style-name="ro2">
          <table:table-cell office:value-type="string">
            <text:p>0x35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RECIP ENG MANIFOLD PRESS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5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f</text:p>
          </table:table-cell>
          <table:table-cell office:value-type="string">
            <text:p>RECIP ENG COWL FLAP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5B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Recipricating engine 4 carb heat position</text:p>
          </table:table-cell>
          <table:table-cell table:number-columns-repeated="1011"/>
        </table:table-row>
        <table:table-row table:style-name="ro2">
          <table:table-cell office:value-type="string">
            <text:p>0x35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ALTERNATE AI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5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COOLANT RESERVOIR PERCENT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5D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4</text:p>
          </table:table-cell>
          <table:table-cell office:value-type="string">
            <text:p>szBl</text:p>
          </table:table-cell>
          <table:table-cell office:value-type="string">
            <text:p>RECIP ENG LEFT MAGNETO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35D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4</text:p>
          </table:table-cell>
          <table:table-cell office:value-type="string">
            <text:p>szBl</text:p>
          </table:table-cell>
          <table:table-cell office:value-type="string">
            <text:p>RECIP ENG RIGHT MAGNETO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5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ratio</text:p>
          </table:table-cell>
          <table:table-cell office:value-type="string">
            <text:p>RECIP MIXTURE RATIO:4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5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 lb per second</text:p>
          </table:table-cell>
          <table:table-cell office:value-type="string">
            <text:p>RECIP ENG BRAKE POWER:4</text:p>
          </table:table-cell>
          <table:table-cell table:number-columns-repeated="2" office:value-type="string">
            <text:p>Responded</text:p>
          </table:table-cell>
          <table:table-cell office:value-type="string">
            <text:p>ft lb per seco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office:value-type="string">
            <text:p>wrong unit name</text:p>
          </table:table-cell>
          <table:table-cell table:number-columns-repeated="1011"/>
        </table:table-row>
        <table:table-row table:style-name="ro2">
          <table:table-cell office:value-type="string">
            <text:p>0x35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CARBURETOR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5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-lbs</text:p>
          </table:table-cell>
          <table:table-cell office:value-type="string">
            <text:p>RECIP ENG STARTER TORQUE:4</text:p>
          </table:table-cell>
          <table:table-cell table:number-columns-repeated="2" office:value-type="string">
            <text:p>Responded</text:p>
          </table:table-cell>
          <table:table-cell office:value-type="string">
            <text:p>Foot pound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5F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TURBOCHARGER FAILED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5F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EMERGENCY BOOST ACTIVE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6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e</text:p>
          </table:table-cell>
          <table:table-cell office:value-type="string">
            <text:p>RECIP ENG EMERGENCY BOOST ELAPSED TIME:4</text:p>
          </table:table-cell>
          <table:table-cell table:number-columns-repeated="2" office:value-type="string">
            <text:p>Responded</text:p>
          </table:table-cell>
          <table:table-cell office:value-type="string">
            <text:p>Hour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6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WASTEGATE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6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RD | WR | WROK</text:p>
          </table:table-cell>
          <table:table-cell office:value-type="string">
            <text:p>szRk</text:p>
          </table:table-cell>
          <table:table-cell office:value-type="string">
            <text:p>RECIP ENG TURBINE INLET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6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CYLINDER HEAD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6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RADIATOR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6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i</text:p>
          </table:table-cell>
          <table:table-cell office:value-type="string">
            <text:p>GENERAL ENG FUEL PRESS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C</text:span></text:p>
          </table:table-cell>
          <table:table-cell table:number-columns-repeated="1012"/>
        </table:table-row>
        <table:table-row table:style-name="ro2">
          <table:table-cell office:value-type="string">
            <text:p>0x36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PRIMER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2"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6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RECIP ENG FUEL TANK SELECTOR:4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6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RECIP ENG FUEL TANKS USED:4</text:p>
          </table:table-cell>
          <table:table-cell table:number-columns-repeated="2" office:value-type="string">
            <text:p>Responded</text:p>
          </table:table-cell>
          <table:table-cell office:value-type="string">
            <text:p>Mask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6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RECIP ENG FUEL NUMBER TANKS USED:4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6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FUEL AVAILABLE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?-SimC</text:span></text:p>
          </table:table-cell>
          <table:table-cell table:style-name="ce27" office:value-type="string">
            <text:p><text:span text:style-name="T1">?-SimE</text:span></text:p>
          </table:table-cell>
          <table:table-cell table:number-columns-repeated="1012"/>
        </table:table-row>
        <table:table-row table:style-name="ro2">
          <table:table-cell office:value-type="string">
            <text:p>0x36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RECIP ENG MANIFOLD PRESS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6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f</text:p>
          </table:table-cell>
          <table:table-cell office:value-type="string">
            <text:p>RECIP ENG COWL FLAP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4">
          <table:table-cell office:value-type="string">
            <text:p>0x367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table:number-columns-repeated="2"/>
          <table:table-cell table:style-name="ce51" office:value-type="string">
            <text:p>Recip. engine 3 carb heat pos</text:p>
          </table:table-cell>
          <table:table-cell table:number-columns-repeated="1011"/>
        </table:table-row>
        <table:table-row table:style-name="ro2">
          <table:table-cell office:value-type="string">
            <text:p>0x36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ALTERNATE AI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number-columns-repeated="1014"/>
        </table:table-row>
        <table:table-row table:style-name="ro2">
          <table:table-cell office:value-type="string">
            <text:p>0x36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COOLANT RESERVOIR PERCENT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36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3</text:p>
          </table:table-cell>
          <table:table-cell office:value-type="string">
            <text:p>szBl</text:p>
          </table:table-cell>
          <table:table-cell office:value-type="string">
            <text:p>RECIP ENG LEFT MAGNETO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6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3</text:p>
          </table:table-cell>
          <table:table-cell office:value-type="string">
            <text:p>szBl</text:p>
          </table:table-cell>
          <table:table-cell office:value-type="string">
            <text:p>RECIP ENG RIGHT MAGNETO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6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ratio</text:p>
          </table:table-cell>
          <table:table-cell office:value-type="string">
            <text:p>RECIP MIXTURE RATIO:3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1014"/>
        </table:table-row>
        <table:table-row table:style-name="ro2">
          <table:table-cell office:value-type="string">
            <text:p>0x36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 lb per second</text:p>
          </table:table-cell>
          <table:table-cell office:value-type="string">
            <text:p>RECIP ENG BRAKE POWER:3</text:p>
          </table:table-cell>
          <table:table-cell table:number-columns-repeated="2" office:value-type="string">
            <text:p>Responded</text:p>
          </table:table-cell>
          <table:table-cell office:value-type="string">
            <text:p>ft lb per second</text:p>
          </table:table-cell>
          <table:table-cell table:number-columns-repeated="2"/>
          <table:table-cell office:value-type="string">
            <text:p>wrong unit name</text:p>
          </table:table-cell>
          <table:table-cell table:number-columns-repeated="1011"/>
        </table:table-row>
        <table:table-row table:style-name="ro2">
          <table:table-cell office:value-type="string">
            <text:p>0x36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CARBURETOR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6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-lbs</text:p>
          </table:table-cell>
          <table:table-cell office:value-type="string">
            <text:p>RECIP ENG STARTER TORQUE:3</text:p>
          </table:table-cell>
          <table:table-cell table:number-columns-repeated="2" office:value-type="string">
            <text:p>Responded</text:p>
          </table:table-cell>
          <table:table-cell office:value-type="string">
            <text:p>Foot pound</text:p>
          </table:table-cell>
          <table:table-cell table:number-columns-repeated="1014"/>
        </table:table-row>
        <table:table-row table:style-name="ro2">
          <table:table-cell office:value-type="string">
            <text:p>0x36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TURBOCHARGER FAILED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6B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EMERGENCY BOOST ACTIVE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6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e</text:p>
          </table:table-cell>
          <table:table-cell office:value-type="string">
            <text:p>RECIP ENG EMERGENCY BOOST ELAPSED TIME:3</text:p>
          </table:table-cell>
          <table:table-cell table:number-columns-repeated="2" office:value-type="string">
            <text:p>Responded</text:p>
          </table:table-cell>
          <table:table-cell office:value-type="string">
            <text:p>Hours</text:p>
          </table:table-cell>
          <table:table-cell table:number-columns-repeated="1014"/>
        </table:table-row>
        <table:table-row table:style-name="ro2">
          <table:table-cell office:value-type="string">
            <text:p>0x36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WASTEGATE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36D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TURBINE INLET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6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CYLINDER HEAD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6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RADIATOR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6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i</text:p>
          </table:table-cell>
          <table:table-cell office:value-type="string">
            <text:p>GENERAL ENG FUEL PRESS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1014"/>
        </table:table-row>
        <table:table-row table:style-name="ro2">
          <table:table-cell office:value-type="string">
            <text:p>0x36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PRIMER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2"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7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RECIP ENG FUEL TANK SELECTOR:3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RECIP ENG FUEL TANKS USED:3</text:p>
          </table:table-cell>
          <table:table-cell table:number-columns-repeated="2" office:value-type="string">
            <text:p>Responded</text:p>
          </table:table-cell>
          <table:table-cell office:value-type="string">
            <text:p>Mask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RECIP ENG FUEL NUMBER TANKS USED:3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FUEL AVAILABLE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7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RECIP ENG MANIFOLD PRESS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7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f</text:p>
          </table:table-cell>
          <table:table-cell office:value-type="string">
            <text:p>RECIP ENG COWL FLAP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738</text:p>
          </table:table-cell>
          <table:table-cell office:value-type="float" office:value="8">
            <text:p>8</text:p>
          </table:table-cell>
          <table:table-cell table:number-columns-repeated="10"/>
          <table:table-cell office:value-type="string">
            <text:p>Recip. Engine 2 carb heat pos</text:p>
          </table:table-cell>
          <table:table-cell table:number-columns-repeated="1011"/>
        </table:table-row>
        <table:table-row table:style-name="ro2">
          <table:table-cell office:value-type="string">
            <text:p>0x37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ALTERNATE AI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number-columns-repeated="1014"/>
        </table:table-row>
        <table:table-row table:style-name="ro2">
          <table:table-cell office:value-type="string">
            <text:p>0x37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COOLANT RESERVOIR PERCENT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37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2</text:p>
          </table:table-cell>
          <table:table-cell office:value-type="string">
            <text:p>szBl</text:p>
          </table:table-cell>
          <table:table-cell office:value-type="string">
            <text:p>RECIP ENG LEFT MAGNETO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2</text:p>
          </table:table-cell>
          <table:table-cell office:value-type="string">
            <text:p>szBl</text:p>
          </table:table-cell>
          <table:table-cell office:value-type="string">
            <text:p>RECIP ENG RIGHT MAGNETO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ratio</text:p>
          </table:table-cell>
          <table:table-cell office:value-type="string">
            <text:p>RECIP MIXTURE RATIO:2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1014"/>
        </table:table-row>
        <table:table-row table:style-name="ro2">
          <table:table-cell office:value-type="string">
            <text:p>0x37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 lb per second</text:p>
          </table:table-cell>
          <table:table-cell office:value-type="string">
            <text:p>RECIP ENG BRAKE POWER:2</text:p>
          </table:table-cell>
          <table:table-cell table:number-columns-repeated="2" office:value-type="string">
            <text:p>Responded</text:p>
          </table:table-cell>
          <table:table-cell office:value-type="string">
            <text:p>ft lb per second</text:p>
          </table:table-cell>
          <table:table-cell table:number-columns-repeated="2"/>
          <table:table-cell office:value-type="string">
            <text:p>wrong unit name</text:p>
          </table:table-cell>
          <table:table-cell table:number-columns-repeated="1011"/>
        </table:table-row>
        <table:table-row table:style-name="ro2">
          <table:table-cell office:value-type="string">
            <text:p>0x37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CARBURETOR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7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-lbs</text:p>
          </table:table-cell>
          <table:table-cell office:value-type="string">
            <text:p>RECIP ENG STARTER TORQUE:2</text:p>
          </table:table-cell>
          <table:table-cell table:number-columns-repeated="2" office:value-type="string">
            <text:p>Responded</text:p>
          </table:table-cell>
          <table:table-cell office:value-type="string">
            <text:p>Foot pound</text:p>
          </table:table-cell>
          <table:table-cell table:number-columns-repeated="1014"/>
        </table:table-row>
        <table:table-row table:style-name="ro2">
          <table:table-cell office:value-type="string">
            <text:p>0x37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TURBOCHARGER FAILED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77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EMERGENCY BOOST ACTIVE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7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e</text:p>
          </table:table-cell>
          <table:table-cell office:value-type="string">
            <text:p>RECIP ENG EMERGENCY BOOST ELAPSED TIME:2</text:p>
          </table:table-cell>
          <table:table-cell table:number-columns-repeated="2" office:value-type="string">
            <text:p>Responded</text:p>
          </table:table-cell>
          <table:table-cell office:value-type="string">
            <text:p>Hours</text:p>
          </table:table-cell>
          <table:table-cell table:number-columns-repeated="1014"/>
        </table:table-row>
        <table:table-row table:style-name="ro2">
          <table:table-cell office:value-type="string">
            <text:p>0x37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WASTEGATE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37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TURBINE INLET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7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CYLINDER HEAD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7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RADIATOR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7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i</text:p>
          </table:table-cell>
          <table:table-cell office:value-type="string">
            <text:p>GENERAL ENG FUEL PRESS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1014"/>
        </table:table-row>
        <table:table-row table:style-name="ro2">
          <table:table-cell office:value-type="string">
            <text:p>0x37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PRIMER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2"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7C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RECIP ENG FUEL TANK SELECTOR:2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C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RECIP ENG FUEL TANKS USED:2</text:p>
          </table:table-cell>
          <table:table-cell table:number-columns-repeated="2" office:value-type="string">
            <text:p>Responded</text:p>
          </table:table-cell>
          <table:table-cell office:value-type="string">
            <text:p>Mask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C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RECIP ENG FUEL NUMBER TANKS USED:2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7D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FUEL AVAILABLE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7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f</text:p>
          </table:table-cell>
          <table:table-cell office:value-type="string">
            <text:p>RECIP ENG MANIFOLD PRESS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7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f</text:p>
          </table:table-cell>
          <table:table-cell office:value-type="string">
            <text:p>RECIP ENG COWL FLAP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7F8</text:p>
          </table:table-cell>
          <table:table-cell office:value-type="float" office:value="8">
            <text:p>8</text:p>
          </table:table-cell>
          <table:table-cell table:number-columns-repeated="10"/>
          <table:table-cell office:value-type="string">
            <text:p>Recip. Engine 1 carb heat pos</text:p>
          </table:table-cell>
          <table:table-cell table:number-columns-repeated="1011"/>
        </table:table-row>
        <table:table-row table:style-name="ro2">
          <table:table-cell office:value-type="string">
            <text:p>0x38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ALTERNATE AI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osition</text:p>
          </table:table-cell>
          <table:table-cell table:number-columns-repeated="1014"/>
        </table:table-row>
        <table:table-row table:style-name="ro2">
          <table:table-cell office:value-type="string">
            <text:p>0x38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COOLANT RESERVOIR PERCENT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38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1</text:p>
          </table:table-cell>
          <table:table-cell office:value-type="string">
            <text:p>szBl</text:p>
          </table:table-cell>
          <table:table-cell office:value-type="string">
            <text:p>RECIP ENG LEFT MAGNETO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ERROR | START1</text:p>
          </table:table-cell>
          <table:table-cell office:value-type="string">
            <text:p>szBl</text:p>
          </table:table-cell>
          <table:table-cell office:value-type="string">
            <text:p>RECIP ENG RIGHT MAGNETO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ratio</text:p>
          </table:table-cell>
          <table:table-cell office:value-type="string">
            <text:p>RECIP MIXTURE RATIO:1</text:p>
          </table:table-cell>
          <table:table-cell table:number-columns-repeated="2" office:value-type="string">
            <text:p>Responded</text:p>
          </table:table-cell>
          <table:table-cell office:value-type="string">
            <text:p>Ratio</text:p>
          </table:table-cell>
          <table:table-cell table:number-columns-repeated="1014"/>
        </table:table-row>
        <table:table-row table:style-name="ro2">
          <table:table-cell office:value-type="string">
            <text:p>0x38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 lb per second</text:p>
          </table:table-cell>
          <table:table-cell office:value-type="string">
            <text:p>RECIP ENG BRAKE POWER:1</text:p>
          </table:table-cell>
          <table:table-cell table:number-columns-repeated="2" office:value-type="string">
            <text:p>Responded</text:p>
          </table:table-cell>
          <table:table-cell office:value-type="string">
            <text:p>ft lb per second</text:p>
          </table:table-cell>
          <table:table-cell table:number-columns-repeated="2"/>
          <table:table-cell office:value-type="string">
            <text:p>wrong unit name</text:p>
          </table:table-cell>
          <table:table-cell table:number-columns-repeated="1011"/>
        </table:table-row>
        <table:table-row table:style-name="ro2">
          <table:table-cell office:value-type="string">
            <text:p>0x38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CARBURETOR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8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ft-lbs</text:p>
          </table:table-cell>
          <table:table-cell office:value-type="string">
            <text:p>RECIP ENG STARTER TORQUE:1</text:p>
          </table:table-cell>
          <table:table-cell table:number-columns-repeated="2" office:value-type="string">
            <text:p>Responded</text:p>
          </table:table-cell>
          <table:table-cell office:value-type="string">
            <text:p>Foot pound</text:p>
          </table:table-cell>
          <table:table-cell table:number-columns-repeated="1014"/>
        </table:table-row>
        <table:table-row table:style-name="ro2">
          <table:table-cell office:value-type="string">
            <text:p>0x38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TURBOCHARGER FAILED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8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EMERGENCY BOOST ACTIVE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8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Se</text:p>
          </table:table-cell>
          <table:table-cell office:value-type="string">
            <text:p>RECIP ENG EMERGENCY BOOST ELAPSED TIME:1</text:p>
          </table:table-cell>
          <table:table-cell table:number-columns-repeated="2" office:value-type="string">
            <text:p>Responded</text:p>
          </table:table-cell>
          <table:table-cell office:value-type="string">
            <text:p>Hours</text:p>
          </table:table-cell>
          <table:table-cell table:number-columns-repeated="1014"/>
        </table:table-row>
        <table:table-row table:style-name="ro2">
          <table:table-cell office:value-type="string">
            <text:p>0x38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RECIP ENG WASTEGATE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number-columns-repeated="1014"/>
        </table:table-row>
        <table:table-row table:style-name="ro2">
          <table:table-cell office:value-type="string">
            <text:p>0x38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TURBINE INLET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8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CYLINDER HEAD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8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RECIP ENG RADIATOR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Celsius</text:p>
          </table:table-cell>
          <table:table-cell table:number-columns-repeated="1014"/>
        </table:table-row>
        <table:table-row table:style-name="ro2">
          <table:table-cell office:value-type="string">
            <text:p>0x38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psi</text:p>
          </table:table-cell>
          <table:table-cell office:value-type="string">
            <text:p>GENERAL ENG FUEL PRESS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number-columns-repeated="1014"/>
        </table:table-row>
        <table:table-row table:style-name="ro2">
          <table:table-cell office:value-type="string">
            <text:p>0x38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n</text:p>
          </table:table-cell>
          <table:table-cell office:value-type="string">
            <text:p>RECIP ENG PRIMER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8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RECIP ENG FUEL TANK SELECTOR:1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Mk</text:p>
          </table:table-cell>
          <table:table-cell office:value-type="string">
            <text:p>RECIP ENG FUEL TANKS USED:1</text:p>
          </table:table-cell>
          <table:table-cell table:number-columns-repeated="2" office:value-type="string">
            <text:p>Responded</text:p>
          </table:table-cell>
          <table:table-cell office:value-type="string">
            <text:p>Mask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RECIP ENG FUEL NUMBER TANKS USED:1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RECIP ENG FUEL AVAILABLE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2">
          <table:table-cell office:value-type="string">
            <text:p>0x38A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AILED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A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8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THROTTLE LEVE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MIXTURE LEVE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B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PROPELLER LEVER POSITION:4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8C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4</text:p>
          </table:table-cell>
          <table:table-cell office:value-type="string">
            <text:p>szBl</text:p>
          </table:table-cell>
          <table:table-cell office:value-type="string">
            <text:p>GENERAL ENG STARTER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OIL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9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NORD</text:p>
          </table:table-cell>
          <table:table-cell office:value-type="string">
            <text:p>psf</text:p>
          </table:table-cell>
          <table:table-cell office:value-type="string">
            <text:p>GENERAL ENG OIL PRESS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EXHAUST GAS TEMPERATURE:4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9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GENERATOR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9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GENERATOR ACTIVE:4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9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GENERAL ENG DAMAGE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GENERAL ENG COMBUSTION SOUND PERCENT:4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PUMP SWITCH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5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4</text:p>
          </table:table-cell>
          <table:table-cell office:value-type="string">
            <text:p>szBl</text:p>
          </table:table-cell>
          <table:table-cell office:value-type="string">
            <text:p>GENERAL ENG MASTER ALTERNATOR:4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/></text:p>
          </table:table-cell>
          <table:table-cell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9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AILED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9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THROTTLE LEVE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MIXTURE LEVE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PROPELLER LEVER POSITION:3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3</text:p>
          </table:table-cell>
          <table:table-cell office:value-type="string">
            <text:p>szBl</text:p>
          </table:table-cell>
          <table:table-cell office:value-type="string">
            <text:p>GENERAL ENG STARTER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D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OIL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9E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NORD</text:p>
          </table:table-cell>
          <table:table-cell office:value-type="string">
            <text:p>psf</text:p>
          </table:table-cell>
          <table:table-cell office:value-type="string">
            <text:p>GENERAL ENG OIL PRESS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9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EXHAUST GAS TEMPERATURE:3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9F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GENERATOR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9F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GENERATOR ACTIVE:3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A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GENERAL ENG DAMAGE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GENERAL ENG COMBUSTION SOUND PERCENT:3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PUMP SWITCH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1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3</text:p>
          </table:table-cell>
          <table:table-cell office:value-type="string">
            <text:p>szBl</text:p>
          </table:table-cell>
          <table:table-cell office:value-type="string">
            <text:p>GENERAL ENG MASTER ALTERNATOR:3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A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AILED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A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THROTTLE LEVE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MIXTURE LEVE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PROPELLER LEVER POSITION:2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2</text:p>
          </table:table-cell>
          <table:table-cell office:value-type="string">
            <text:p>szBl</text:p>
          </table:table-cell>
          <table:table-cell office:value-type="string">
            <text:p>GENERAL ENG STARTER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OIL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A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NORD</text:p>
          </table:table-cell>
          <table:table-cell office:value-type="string">
            <text:p>psf</text:p>
          </table:table-cell>
          <table:table-cell office:value-type="string">
            <text:p>GENERAL ENG OIL PRESS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A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B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EXHAUST GAS TEMPERATURE:2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AB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GENERATOR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AB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GENERATOR ACTIVE:2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AC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GENERAL ENG DAMAGE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C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GENERAL ENG COMBUSTION SOUND PERCENT:2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D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PUMP SWITCH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D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2</text:p>
          </table:table-cell>
          <table:table-cell office:value-type="string">
            <text:p>szBl</text:p>
          </table:table-cell>
          <table:table-cell office:value-type="string">
            <text:p>GENERAL ENG MASTER ALTERNATOR:2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AE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AILED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COMBUS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AE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THROTTLE LEVE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F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MIXTURE LEVE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AF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SGN | NORD</text:p>
          </table:table-cell>
          <table:table-cell office:value-type="string">
            <text:p>szPcf</text:p>
          </table:table-cell>
          <table:table-cell office:value-type="string">
            <text:p>GENERAL ENG PROPELLER LEVER POSITION:1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1</text:p>
          </table:table-cell>
          <table:table-cell office:value-type="string">
            <text:p>szBl</text:p>
          </table:table-cell>
          <table:table-cell office:value-type="string">
            <text:p>GENERAL ENG STARTER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OIL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B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 | NORD</text:p>
          </table:table-cell>
          <table:table-cell office:value-type="string">
            <text:p>psf</text:p>
          </table:table-cell>
          <table:table-cell office:value-type="string">
            <text:p>GENERAL ENG OIL PRESS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Psi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GENERAL ENG OIL LEAKED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Rk</text:p>
          </table:table-cell>
          <table:table-cell office:value-type="string">
            <text:p>GENERAL ENG EXHAUST GAS TEMPERATURE:1</text:p>
          </table:table-cell>
          <table:table-cell table:number-columns-repeated="2" office:value-type="string">
            <text:p>Responded</text:p>
          </table:table-cell>
          <table:table-cell office:value-type="string">
            <text:p>Rankine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B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GENERATOR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36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/>
          <table:table-cell table:style-name="ce55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B7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Bl</text:p>
          </table:table-cell>
          <table:table-cell office:value-type="string">
            <text:p>GENERAL ENG GENERATOR ACTIVE:1</text:p>
          </table:table-cell>
          <table:table-cell table:number-columns-repeated="2" office:value-type="string">
            <text:p>Responded</text:p>
          </table:table-cell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/>
          <table:table-cell table:style-name="ce55" table:number-columns-repeated="2"/>
          <table:table-cell table:number-columns-repeated="1009"/>
        </table:table-row>
        <table:table-row table:style-name="ro2">
          <table:table-cell office:value-type="string">
            <text:p>0x3B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Pc</text:p>
          </table:table-cell>
          <table:table-cell office:value-type="string">
            <text:p>GENERAL ENG DAMAGE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Pc</text:p>
          </table:table-cell>
          <table:table-cell office:value-type="string">
            <text:p>GENERAL ENG COMBUSTION SOUND PERCENT:1</text:p>
          </table:table-cell>
          <table:table-cell office:value-type="string">
            <text:p>Responded</text:p>
          </table:table-cell>
          <table:table-cell/>
          <table:table-cell office:value-type="string">
            <text:p>Percent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Bl</text:p>
          </table:table-cell>
          <table:table-cell office:value-type="string">
            <text:p>GENERAL ENG FUEL PUMP SWITCH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<text:span text:style-name="T1">Ok-SimE</text:span>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START1</text:p>
          </table:table-cell>
          <table:table-cell office:value-type="string">
            <text:p>szBl</text:p>
          </table:table-cell>
          <table:table-cell office:value-type="string">
            <text:p>GENERAL ENG MASTER ALTERNATOR:1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number-columns-repeated="2"/>
          <table:table-cell table:style-name="ce50" office:value-type="string">
            <text:p>Not in offset documentation</text:p>
          </table:table-cell>
          <table:table-cell table:number-columns-repeated="1011"/>
        </table:table-row>
        <table:table-row table:style-name="ro2">
          <table:table-cell office:value-type="string">
            <text:p>0x3BA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Pc</text:p>
          </table:table-cell>
          <table:table-cell office:value-type="string">
            <text:p>TAILHOOK POSITION</text:p>
          </table:table-cell>
          <table:table-cell table:number-columns-repeated="2" office:value-type="string">
            <text:p>Responded</text:p>
          </table:table-cell>
          <table:table-cell office:value-type="string">
            <text:p>Percent Over 100</text:p>
          </table:table-cell>
          <table:table-cell table:style-name="ce27" office:value-type="string">
            <text:p>?-SimC</text:p>
          </table:table-cell>
          <table:table-cell table:style-name="ce36" office:value-type="string">
            <text:p>?-SimC</text:p>
          </table:table-cell>
          <table:table-cell table:number-columns-repeated="1012"/>
        </table:table-row>
        <table:table-row table:style-name="ro2">
          <table:table-cell office:value-type="string">
            <text:p>0x3BA8</text:p>
          </table:table-cell>
          <table:table-cell office:value-type="float" office:value="40">
            <text:p>40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Used by PFCFSX.dll</text:p>
          </table:table-cell>
          <table:table-cell table:number-columns-repeated="1011"/>
        </table:table-row>
        <table:table-row table:style-name="ro2">
          <table:table-cell office:value-type="string">
            <text:p>0x3BD0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table:number-columns-repeated="2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3BD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SimE</text:span></text:p>
          </table:table-cell>
          <table:table-cell table:style-name="ce27" office:value-type="string">
            <text:p>N/A</text:p>
          </table:table-cell>
          <table:table-cell office:value-type="string">
            <text:p>FLT file counter</text:p>
          </table:table-cell>
          <table:table-cell table:number-columns-repeated="1011"/>
        </table:table-row>
        <table:table-row table:style-name="ro2">
          <table:table-cell office:value-type="string">
            <text:p>0x3BD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DF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IRSPEED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LTIMETER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TTITUDE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COMM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AVIONICS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" office:value-type="string">
            <text:p>?-SimC &amp; No-SimC+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BD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COMPASS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ELECTRICAL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ENGINE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D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PARTIAL PANEL FUEL INDICATOR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" office:value-type="string">
            <text:p>?-SimC &amp; No-SimC+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BE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HEADING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E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NAV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E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NAV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E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PITOT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E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TRANSPONDER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E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En</text:p>
          </table:table-cell>
          <table:table-cell office:value-type="string">
            <text:p>PARTIAL PANEL TURN COORDINATOR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" office:value-type="string">
            <text:p>?-SimC &amp; No-SimC+</text:p>
          </table:table-cell>
          <table:table-cell table:number-columns-repeated="2"/>
          <table:table-cell table:style-name="ce10"/>
          <table:table-cell table:number-columns-repeated="1009"/>
        </table:table-row>
        <table:table-row table:style-name="ro2">
          <table:table-cell office:value-type="string">
            <text:p>0x3BE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VACUUM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E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 | WROK</text:p>
          </table:table-cell>
          <table:table-cell office:value-type="string">
            <text:p>szEn</text:p>
          </table:table-cell>
          <table:table-cell office:value-type="string">
            <text:p>PARTIAL PANEL VERTICAL VELOCITY</text:p>
          </table:table-cell>
          <table:table-cell table:number-columns-repeated="2" office:value-type="string">
            <text:p>Responded</text:p>
          </table:table-cell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office:value-type="string">
            <text:p>?-SimC &amp; No-SimC+</text:p>
          </table:table-cell>
          <table:table-cell table:number-columns-repeated="1012"/>
        </table:table-row>
        <table:table-row table:style-name="ro2">
          <table:table-cell office:value-type="string">
            <text:p>0x3BF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6" office:value-type="string">
            <text:p><text:span text:style-name="T1">Ok-Intl</text:span></text:p>
          </table:table-cell>
          <table:table-cell table:style-name="ce36" office:value-type="string">
            <text:p>N/A</text:p>
          </table:table-cell>
          <table:table-cell office:value-type="string">
            <text:p>SimConnect re-connection count</text:p>
          </table:table-cell>
          <table:table-cell table:number-columns-repeated="1011"/>
        </table:table-row>
        <table:table-row table:style-name="ro2">
          <table:table-cell office:value-type="string">
            <text:p>0x3BF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LAPD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FLAPS NUM HANDLE POSITIONS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BFA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/SimC</text:span></text:p>
          </table:table-cell>
          <table:table-cell table:style-name="ce36" office:value-type="string">
            <text:p>No</text:p>
          </table:table-cell>
          <table:table-cell office:value-type="string">
            <text:p>Flaps detente increment</text:p>
          </table:table-cell>
          <table:table-cell table:number-columns-repeated="1011"/>
        </table:table-row>
        <table:table-row table:style-name="ro2">
          <table:table-cell office:value-type="string">
            <text:p>0x3BFC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office:value-type="string">
            <text:p>Zero fuel weight</text:p>
          </table:table-cell>
          <table:table-cell table:number-columns-repeated="1011"/>
        </table:table-row>
        <table:table-row table:style-name="ro2">
          <table:table-cell office:value-type="string">
            <text:p>0x3C00</text:p>
          </table:table-cell>
          <table:table-cell office:value-type="float" office:value="256">
            <text:p>256</text:p>
          </table:table-cell>
          <table:table-cell table:number-columns-repeated="8"/>
          <table:table-cell table:style-name="ce27" office:value-type="string">
            <text:p><text:span text:style-name="T1">Ok-SimE</text:span></text:p>
          </table:table-cell>
          <table:table-cell table:style-name="ce36" office:value-type="string">
            <text:p>No</text:p>
          </table:table-cell>
          <table:table-cell office:value-type="string">
            <text:p>AIR file pathname</text:p>
          </table:table-cell>
          <table:table-cell table:style-name="ce54"/>
          <table:table-cell/>
          <table:table-cell office:value-type="string">
            <text:p>Path of aircraft.cfg file. Note that this should be the full path, but is a relative path when FSUIPC7 is started and an aircraft is already loaded in the FS. Reported to Asobo.</text:p>
          </table:table-cell>
          <table:table-cell table:number-columns-repeated="1008"/>
        </table:table-row>
        <table:table-row table:style-name="ro2">
          <table:table-cell office:value-type="string">
            <text:p>0x3D0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TITLE</text:p>
          </table:table-cell>
          <table:table-cell office:value-type="string">
            <text:p>Responded</text:p>
          </table:table-cell>
          <table:table-cell/>
          <table:table-cell office:value-type="string">
            <text:p>Variable length 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3E00</text:p>
          </table:table-cell>
          <table:table-cell office:value-type="float" office:value="256">
            <text:p>256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36" office:value-type="string">
            <text:p>No</text:p>
          </table:table-cell>
          <table:table-cell office:value-type="string">
            <text:p>Fligh sim installation path</text:p>
          </table:table-cell>
          <table:table-cell table:number-columns-repeated="1011"/>
        </table:table-row>
        <table:table-row table:style-name="ro2">
          <table:table-cell office:value-type="string">
            <text:p>0x3F0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36" office:value-type="string">
            <text:p>N/A</text:p>
          </table:table-cell>
          <table:table-cell table:style-name="ce27" office:value-type="string">
            <text:p><text:span text:style-name="T1">Ok-SimC</text:span></text:p>
          </table:table-cell>
          <table:table-cell office:value-type="string">
            <text:p>FLT load/save area</text:p>
          </table:table-cell>
          <table:table-cell table:number-columns-repeated="1011"/>
        </table:table-row>
        <table:table-row table:style-name="ro2">
          <table:table-cell office:value-type="string">
            <text:p>0x3F02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Ok-Intl/SimC</text:span></text:p>
          </table:table-cell>
          <table:table-cell table:style-name="ce36" office:value-type="string">
            <text:p>N/A</text:p>
          </table:table-cell>
          <table:table-cell office:value-type="string">
            <text:p>FLT/STN file load counter</text:p>
          </table:table-cell>
          <table:table-cell table:number-columns-repeated="1011"/>
        </table:table-row>
        <table:table-row table:style-name="ro2">
          <table:table-cell office:value-type="string">
            <text:p>0x3F04</text:p>
          </table:table-cell>
          <table:table-cell office:value-type="float" office:value="252">
            <text:p>252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27" office:value-type="string">
            <text:p><text:span text:style-name="T1">Ok-SimC</text:span></text:p>
          </table:table-cell>
          <table:table-cell table:number-columns-repeated="1012"/>
        </table:table-row>
        <table:table-row table:style-name="ro2">
          <table:table-cell office:value-type="string">
            <text:p>0x4000</text:p>
          </table:table-cell>
          <table:table-cell office:value-type="float" office:value="512">
            <text:p>512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4200</text:p>
          </table:table-cell>
          <table:table-cell office:value-type="float" office:value="256">
            <text:p>256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4300</text:p>
          </table:table-cell>
          <table:table-cell office:value-type="float" office:value="3584">
            <text:p>3584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5100</text:p>
          </table:table-cell>
          <table:table-cell table:style-name="ce3" office:value-type="float" office:value="256">
            <text:p>256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/>
          <table:table-cell table:style-name="ce34" office:value-type="string">
            <text:p><text:span text:style-name="T1">Ok-SimC</text:span></text:p>
          </table:table-cell>
          <table:table-cell table:style-name="ce10" office:value-type="string">
            <text:p>SimConnect menu facilities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5200</text:p>
          </table:table-cell>
          <table:table-cell office:value-type="float" office:value="3584">
            <text:p>3584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6000</text:p>
          </table:table-cell>
          <table:table-cell office:value-type="float" office:value="512">
            <text:p>512</text:p>
          </table:table-cell>
          <table:table-cell table:number-columns-repeated="10"/>
          <table:table-cell office:value-type="string">
            <text:p>GPS data area</text:p>
          </table:table-cell>
          <table:table-cell table:number-columns-repeated="1011"/>
        </table:table-row>
        <table:table-row table:style-name="ro2">
          <table:table-cell office:value-type="string">
            <text:p>0x6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ACTIVE FLIGHT PLA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ACTIVE WAY POINT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0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ACTIVE WP LOCK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0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APPROACH ACTIVE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APPROACH LOAD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ARRIV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0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GPSF</text:p>
          </table:table-cell>
          <table:table-cell office:value-type="string">
            <text:p>NOWR | BITS</text:p>
          </table:table-cell>
          <table:table-cell office:value-type="string">
            <text:p>szBl</text:p>
          </table:table-cell>
          <table:table-cell office:value-type="string">
            <text:p>GPS IS DIRECTTO FLIGHTPLAN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GPS POSITION LAT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GPS POSITION LON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GPS POSITION ALT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MAGVAR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/s</text:p>
          </table:table-cell>
          <table:table-cell office:value-type="string">
            <text:p>GPS GROUND SPEED</text:p>
          </table:table-cell>
          <table:table-cell office:value-type="string">
            <text:p>Responded</text:p>
          </table:table-cell>
          <table:table-cell/>
          <table:table-cell office:value-type="string">
            <text:p>Meters per second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GROUND TRUE HEADING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GROUND MAGNETIC TRACK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GPS WP DISTANCE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WP BEARING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GPS WP CROSS TRK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WP TRUE REQ HDG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WP TRACK ANGLE ERROR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/s</text:p>
          </table:table-cell>
          <table:table-cell office:value-type="string">
            <text:p>GPS WP VERTICAL SPEED</text:p>
          </table:table-cell>
          <table:table-cell office:value-type="string">
            <text:p>Responded</text:p>
          </table:table-cell>
          <table:table-cell/>
          <table:table-cell office:value-type="string">
            <text:p>Meters per second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GPS WP PREV VALI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GPS WP PREV ID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8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GPS WP PREV LAT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Ds</text:p>
          </table:table-cell>
          <table:table-cell office:value-type="string">
            <text:p>GPS WP PREV LON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9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GPS WP PREV ALT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A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St</text:p>
          </table:table-cell>
          <table:table-cell office:value-type="string">
            <text:p>GPS WP NEXT ID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A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GPS WP NEXT LAT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B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szDs</text:p>
          </table:table-cell>
          <table:table-cell office:value-type="string">
            <text:p>GPS WP NEXT LON</text:p>
          </table:table-cell>
          <table:table-cell office:value-type="string">
            <text:p>Responded</text:p>
          </table:table-cell>
          <table:table-cell/>
          <table:table-cell office:value-type="string">
            <text:p>Degree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B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WR</text:p>
          </table:table-cell>
          <table:table-cell office:value-type="string">
            <text:p>m</text:p>
          </table:table-cell>
          <table:table-cell office:value-type="string">
            <text:p>GPS WP NEXT ALT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0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Se</text:p>
          </table:table-cell>
          <table:table-cell office:value-type="string">
            <text:p>GPS WP ETE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E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Se</text:p>
          </table:table-cell>
          <table:table-cell office:value-type="string">
            <text:p>GPS WP ETA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0E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m</text:p>
          </table:table-cell>
          <table:table-cell office:value-type="string">
            <text:p>GPS WP DISTANCE</text:p>
          </table:table-cell>
          <table:table-cell office:value-type="string">
            <text:p>Responded</text:p>
          </table:table-cell>
          <table:table-cell/>
          <table:table-cell office:value-type="string">
            <text:p>Meter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6">
          <table:table-cell office:value-type="string">
            <text:p>0x60F4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table:style-name="ce51" office:value-type="string">
            <text:p>GPS: Distance between previous and next waypoints</text:p>
          </table:table-cell>
          <table:table-cell table:number-columns-repeated="1011"/>
        </table:table-row>
        <table:table-row table:style-name="ro2">
          <table:table-cell office:value-type="string">
            <text:p>0x60F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GPS APPROACH MOD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GPS APPROACH WP TYP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GPS APPROACH SEGMENT TYP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GPS APPROACH IS WP RUNWAY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0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Ra</text:p>
          </table:table-cell>
          <table:table-cell office:value-type="string">
            <text:p>GPS COURSE TO STEER</text:p>
          </table:table-cell>
          <table:table-cell office:value-type="string">
            <text:p>Responded</text:p>
          </table:table-cell>
          <table:table-cell/>
          <table:table-cell office:value-type="string">
            <text:p>Radian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GPS FLIGHT PLAN WP COUNT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GPS APPROACH WP COUNT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GPS APPROACH AIRPORT ID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3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GPS APPROACH WP INDEX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GPS APPROACH APPROACH ID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GPS APPROACH TRANSITION INDEX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t</text:p>
          </table:table-cell>
          <table:table-cell office:value-type="string">
            <text:p>GPS APPROACH TRANSITION ID</text:p>
          </table:table-cell>
          <table:table-cell office:value-type="string">
            <text:p>Responded</text:p>
          </table:table-cell>
          <table:table-cell/>
          <table:table-cell office:value-type="string">
            <text:p>String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5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Bl</text:p>
          </table:table-cell>
          <table:table-cell office:value-type="string">
            <text:p>GPS APPROACH IS MISSED</text:p>
          </table:table-cell>
          <table:table-cell office:value-type="string">
            <text:p>Responded</text:p>
          </table:table-cell>
          <table:table-cell/>
          <table:table-cell office:value-type="string">
            <text:p>Bool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En</text:p>
          </table:table-cell>
          <table:table-cell office:value-type="string">
            <text:p>GPS APPROACH APPROACH TYPE</text:p>
          </table:table-cell>
          <table:table-cell office:value-type="string">
            <text:p>Responded</text:p>
          </table:table-cell>
          <table:table-cell/>
          <table:table-cell office:value-type="string">
            <text:p>Enum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Se</text:p>
          </table:table-cell>
          <table:table-cell office:value-type="string">
            <text:p>GPS APPROACH TIMEZONE DEVIATION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6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GPS FLIGHT PLAN WP INDEX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/>
          <table:table-cell table:style-name="ce55"/>
          <table:table-cell table:number-columns-repeated="1010"/>
        </table:table-row>
        <table:table-row table:style-name="ro2">
          <table:table-cell office:value-type="string">
            <text:p>0x61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</text:p>
          </table:table-cell>
          <table:table-cell office:value-type="string">
            <text:p>NOWR</text:p>
          </table:table-cell>
          <table:table-cell office:value-type="string">
            <text:p>szNm</text:p>
          </table:table-cell>
          <table:table-cell office:value-type="string">
            <text:p>GPS APPROACH APPROACH INDEX</text:p>
          </table:table-cell>
          <table:table-cell office:value-type="string">
            <text:p>Responded</text:p>
          </table:table-cell>
          <table:table-cell/>
          <table:table-cell office:value-type="string">
            <text:p>Number</text:p>
          </table:table-cell>
          <table:table-cell table:style-name="ce36" office:value-type="string">
            <text:p>?-SimC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6">
          <table:table-cell office:value-type="string">
            <text:p>0x6190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table:style-name="ce51" office:value-type="string">
            <text:p>GPS: Time last waypoint was crossed,</text:p>
          </table:table-cell>
          <table:table-cell table:number-columns-repeated="1011"/>
        </table:table-row>
        <table:table-row table:style-name="ro2">
          <table:table-cell office:value-type="string">
            <text:p>0x61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Se</text:p>
          </table:table-cell>
          <table:table-cell office:value-type="string">
            <text:p>GPS ETE</text:p>
          </table:table-cell>
          <table:table-cell office:value-type="string">
            <text:p>Responded</text:p>
          </table:table-cell>
          <table:table-cell/>
          <table:table-cell office:value-type="string">
            <text:p>Seconds</text:p>
          </table:table-cell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0x619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PYI</text:p>
          </table:table-cell>
          <table:table-cell office:value-type="string">
            <text:p>NOWR</text:p>
          </table:table-cell>
          <table:table-cell office:value-type="string">
            <text:p>szSe</text:p>
          </table:table-cell>
          <table:table-cell office:value-type="string">
            <text:p>GPS ETA</text:p>
          </table:table-cell>
          <table:table-cell table:number-columns-repeated="3"/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office:value-type="string">
            <text:p>Not documented in MSFS SDK</text:p>
          </table:table-cell>
          <table:table-cell table:number-columns-repeated="1011"/>
        </table:table-row>
        <table:table-row table:style-name="ro4">
          <table:table-cell office:value-type="string">
            <text:p>0z61A0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table:style-name="ce51" office:value-type="string">
            <text:p>GPS: Route total distance</text:p>
          </table:table-cell>
          <table:table-cell table:number-columns-repeated="1011"/>
        </table:table-row>
        <table:table-row table:style-name="ro4">
          <table:table-cell office:value-type="string">
            <text:p>0x61A8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table:style-name="ce51" office:value-type="string">
            <text:p>GPS: Estimated fuel burn</text:p>
          </table:table-cell>
          <table:table-cell table:number-columns-repeated="1011"/>
        </table:table-row>
        <table:table-row table:style-name="ro6">
          <table:table-cell office:value-type="string">
            <text:p>0x61B0</text:p>
          </table:table-cell>
          <table:table-cell office:value-type="float" office:value="4">
            <text:p>4</text:p>
          </table:table-cell>
          <table:table-cell table:number-columns-repeated="8"/>
          <table:table-cell table:number-columns-repeated="2" table:style-name="ce36" office:value-type="string">
            <text:p>No</text:p>
          </table:table-cell>
          <table:table-cell table:style-name="ce51" office:value-type="string">
            <text:p>GPS: Time of last update to 61B8</text:p>
          </table:table-cell>
          <table:table-cell table:number-columns-repeated="1011"/>
        </table:table-row>
        <table:table-row table:style-name="ro6">
          <table:table-cell office:value-type="string">
            <text:p>0x61B8</text:p>
          </table:table-cell>
          <table:table-cell office:value-type="float" office:value="4">
            <text:p>4</text:p>
          </table:table-cell>
          <table:table-cell table:number-columns-repeated="8"/>
          <table:table-cell table:number-columns-repeated="2" table:style-name="ce36" office:value-type="string">
            <text:p>No</text:p>
          </table:table-cell>
          <table:table-cell table:style-name="ce51" office:value-type="string">
            <text:p>GPS: Count updated every 5 seconds.</text:p>
          </table:table-cell>
          <table:table-cell table:number-columns-repeated="1011"/>
        </table:table-row>
        <table:table-row table:style-name="ro2">
          <table:table-cell office:value-type="string">
            <text:p>0x6200</text:p>
          </table:table-cell>
          <table:table-cell office:value-type="float" office:value="1216">
            <text:p>1216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6420</text:p>
          </table:table-cell>
          <table:table-cell office:value-type="float" office:value="512">
            <text:p>512</text:p>
          </table:table-cell>
          <table:table-cell table:number-columns-repeated="10"/>
          <table:table-cell office:value-type="string">
            <text:p>Reserved for PMDG data</text:p>
          </table:table-cell>
          <table:table-cell table:number-columns-repeated="1011"/>
        </table:table-row>
        <table:table-row table:style-name="ro2">
          <table:table-cell office:value-type="string">
            <text:p>0x66C0</text:p>
          </table:table-cell>
          <table:table-cell office:value-type="float" office:value="64">
            <text:p>64</text:p>
          </table:table-cell>
          <table:table-cell table:number-columns-repeated="10"/>
          <table:table-cell office:value-type="string">
            <text:p>Free for general use</text:p>
          </table:table-cell>
          <table:table-cell table:number-columns-repeated="1011"/>
        </table:table-row>
        <table:table-row table:style-name="ro2">
          <table:table-cell office:value-type="string">
            <text:p>0x6700</text:p>
          </table:table-cell>
          <table:table-cell office:value-type="float" office:value="1632">
            <text:p>1632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6C00</text:p>
          </table:table-cell>
          <table:table-cell office:value-type="float" office:value="256">
            <text:p>256</text:p>
          </table:table-cell>
          <table:table-cell table:number-columns-repeated="10"/>
          <table:table-cell office:value-type="string">
            <text:p>Reserved for PMDG data</text:p>
          </table:table-cell>
          <table:table-cell table:number-columns-repeated="1011"/>
        </table:table-row>
        <table:table-row table:style-name="ro2">
          <table:table-cell office:value-type="string">
            <text:p>0x6D60</text:p>
          </table:table-cell>
          <table:table-cell office:value-type="float" office:value="32">
            <text:p>32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Message window title</text:p>
          </table:table-cell>
          <table:table-cell table:number-columns-repeated="1011"/>
        </table:table-row>
        <table:table-row table:style-name="ro2">
          <table:table-cell office:value-type="string">
            <text:p>0x6D80</text:p>
          </table:table-cell>
          <table:table-cell office:value-type="float" office:value="1504">
            <text:p>1504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7360</text:p>
          </table:table-cell>
          <table:table-cell office:value-type="float" office:value="12">
            <text:p>12</text:p>
          </table:table-cell>
          <table:table-cell table:number-columns-repeated="10"/>
          <table:table-cell office:value-type="string">
            <text:p>Friction values (setting)</text:p>
          </table:table-cell>
          <table:table-cell table:number-columns-repeated="1011"/>
        </table:table-row>
        <table:table-row table:style-name="ro2">
          <table:table-cell office:value-type="string">
            <text:p>0x736C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string">
            <text:p>Distance to nearest ground AI aircraft</text:p>
          </table:table-cell>
          <table:table-cell table:number-columns-repeated="1011"/>
        </table:table-row>
        <table:table-row table:style-name="ro2">
          <table:table-cell office:value-type="string">
            <text:p>0x736E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string">
            <text:p>Distance to nearest air AI aircraft</text:p>
          </table:table-cell>
          <table:table-cell table:number-columns-repeated="1011"/>
        </table:table-row>
        <table:table-row table:style-name="ro2">
          <table:table-cell office:value-type="string">
            <text:p>0x7370</text:p>
          </table:table-cell>
          <table:table-cell office:value-type="float" office:value="3216">
            <text:p>3216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8000</text:p>
          </table:table-cell>
          <table:table-cell office:value-type="float" office:value="768">
            <text:p>768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8300</text:p>
          </table:table-cell>
          <table:table-cell table:style-name="ce3" office:value-type="float" office:value="256">
            <text:p>256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/></text:p>
          </table:table-cell>
          <table:table-cell table:style-name="ce34" office:value-type="string">
            <text:p><text:span text:style-name="T1"/></text:p>
          </table:table-cell>
          <table:table-cell table:style-name="ce10" office:value-type="string">
            <text:p>Assorted view control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320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SimC*</text:span></text:p>
          </table:table-cell>
          <table:table-cell table:style-name="ce34" office:value-type="string">
            <text:p><text:span text:style-name="T1">No-SimC+</text:span></text:p>
          </table:table-cell>
          <table:table-cell table:style-name="ce10" office:value-type="string">
            <text:p>View mode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832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Zoom setting</text:p>
          </table:table-cell>
          <table:table-cell table:number-columns-repeated="1011"/>
        </table:table-row>
        <table:table-row table:style-name="ro2">
          <table:table-cell office:value-type="string">
            <text:p>0x832E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Zoom setting</text:p>
          </table:table-cell>
          <table:table-cell table:number-columns-repeated="1011"/>
        </table:table-row>
        <table:table-row table:style-name="ro2">
          <table:table-cell office:value-type="string">
            <text:p>0x8330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Zoom setting</text:p>
          </table:table-cell>
          <table:table-cell table:number-columns-repeated="1011"/>
        </table:table-row>
        <table:table-row table:style-name="ro2">
          <table:table-cell office:value-type="string">
            <text:p>0x8334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Zoom setting</text:p>
          </table:table-cell>
          <table:table-cell table:number-columns-repeated="1011"/>
        </table:table-row>
        <table:table-row table:style-name="ro2">
          <table:table-cell office:value-type="string">
            <text:p>0x8336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Zoom setting</text:p>
          </table:table-cell>
          <table:table-cell table:number-columns-repeated="1011"/>
        </table:table-row>
        <table:table-row table:style-name="ro2">
          <table:table-cell office:value-type="string">
            <text:p>0x833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pot plane relative distance</text:p>
          </table:table-cell>
          <table:table-cell table:number-columns-repeated="1011"/>
        </table:table-row>
        <table:table-row table:style-name="ro2">
          <table:table-cell office:value-type="string">
            <text:p>0x8340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pot plane distance</text:p>
          </table:table-cell>
          <table:table-cell table:number-columns-repeated="1011"/>
        </table:table-row>
        <table:table-row table:style-name="ro2">
          <table:table-cell office:value-type="string">
            <text:p>0x8345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pot plane transition</text:p>
          </table:table-cell>
          <table:table-cell table:number-columns-repeated="1011"/>
        </table:table-row>
        <table:table-row table:style-name="ro2">
          <table:table-cell office:value-type="string">
            <text:p>0x8348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27" office:value-type="string">
            <text:p><text:span text:style-name="T1">No-SimC+</text:span></text:p>
          </table:table-cell>
          <table:table-cell office:value-type="string">
            <text:p>Spot plane relative altitude</text:p>
          </table:table-cell>
          <table:table-cell table:number-columns-repeated="1011"/>
        </table:table-row>
        <table:table-row table:style-name="ro2">
          <table:table-cell office:value-type="string">
            <text:p>0x83BC</text:p>
          </table:table-cell>
          <table:table-cell office:value-type="float" office:value="24">
            <text:p>24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table:style-name="ce36" office:value-type="string">
            <text:p>No</text:p>
          </table:table-cell>
          <table:table-cell office:value-type="string">
            <text:p>Active view point lat/long</text:p>
          </table:table-cell>
          <table:table-cell table:style-name="ce49" table:number-columns-repeated="2"/>
          <table:table-cell office:value-type="string">
            <text:p>Not available in MSFS</text:p>
          </table:table-cell>
          <table:table-cell table:number-columns-repeated="1008"/>
        </table:table-row>
        <table:table-row table:style-name="ro2">
          <table:table-cell office:value-type="string">
            <text:p>0x83D4</text:p>
          </table:table-cell>
          <table:table-cell office:value-type="float" office:value="12">
            <text:p>12</text:p>
          </table:table-cell>
          <table:table-cell table:number-columns-repeated="8"/>
          <table:table-cell table:style-name="ce27" office:value-type="string">
            <text:p><text:span text:style-name="T1">No-SimC+</text:span></text:p>
          </table:table-cell>
          <table:table-cell table:style-name="ce36" office:value-type="string">
            <text:p>No</text:p>
          </table:table-cell>
          <table:table-cell office:value-type="string">
            <text:p>View point pitch/bank/heading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8638</text:p>
          </table:table-cell>
          <table:table-cell table:style-name="ce3" office:value-type="float" office:value="4">
            <text:p>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For ActiveSky us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3C</text:p>
          </table:table-cell>
          <table:table-cell table:style-name="ce3" office:value-type="float" office:value="4">
            <text:p>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For ActiveSky us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40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For ActiveSky us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41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For ActiveSky use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42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For ActiveSky use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8670</text:p>
          </table:table-cell>
          <table:table-cell office:value-type="float" office:value="16">
            <text:p>16</text:p>
          </table:table-cell>
          <table:table-cell table:number-columns-repeated="10"/>
          <table:table-cell office:value-type="string">
            <text:p>Surface detail request area</text:p>
          </table:table-cell>
          <table:table-cell table:number-columns-repeated="1011"/>
        </table:table-row>
        <table:table-row table:style-name="ro2">
          <table:table-cell office:value-type="string">
            <text:p>0x8680</text:p>
          </table:table-cell>
          <table:table-cell office:value-type="float" office:value="32">
            <text:p>32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Camera name</text:p>
          </table:table-cell>
          <table:table-cell table:number-columns-repeated="1011"/>
        </table:table-row>
        <table:table-row table:style-name="ro4">
          <table:table-cell office:value-type="string">
            <text:p>0x86A0</text:p>
          </table:table-cell>
          <table:table-cell office:value-type="float" office:value="24">
            <text:p>24</text:p>
          </table:table-cell>
          <table:table-cell table:number-columns-repeated="8"/>
          <table:table-cell office:value-type="string">
            <text:p>N/A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Area for <text:span text:style-name="T6">SimConnect_CameraSetRelative6DOF</text:span>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86E0</text:p>
          </table:table-cell>
          <table:table-cell table:style-name="ce3" office:value-type="float" office:value="2">
            <text:p>2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E2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E3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E4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E5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E6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table:style-name="ce3" office:value-type="string">
            <text:p>0x86E7</text:p>
          </table:table-cell>
          <table:table-cell table:style-name="ce3" office:value-type="float" office:value="1">
            <text:p>1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Intl</text:span></text:p>
          </table:table-cell>
          <table:table-cell table:style-name="ce34" office:value-type="string">
            <text:p><text:span text:style-name="T1">Intl</text:span></text:p>
          </table:table-cell>
          <table:table-cell table:style-name="ce10" office:value-type="string">
            <text:p>Traffic limiter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9540</text:p>
          </table:table-cell>
          <table:table-cell office:value-type="float" office:value="64">
            <text:p>64</text:p>
          </table:table-cell>
          <table:table-cell table:number-columns-repeated="8"/>
          <table:table-cell table:style-name="ce27" office:value-type="string">
            <text:p><text:span text:style-name="T1">Intl</text:span></text:p>
          </table:table-cell>
          <table:table-cell table:style-name="ce27" office:value-type="string">
            <text:p><text:span text:style-name="T1">Intl</text:span></text:p>
          </table:table-cell>
          <table:table-cell office:value-type="string">
            <text:p>Current aircraft profile name</text:p>
          </table:table-cell>
          <table:table-cell table:number-columns-repeated="1011"/>
        </table:table-row>
        <table:table-row table:style-name="ro2">
          <table:table-cell office:value-type="string">
            <text:p>0x9690</text:p>
          </table:table-cell>
          <table:table-cell office:value-type="float" office:value="24">
            <text:p>24</text:p>
          </table:table-cell>
          <table:table-cell table:number-columns-repeated="10"/>
          <table:table-cell office:value-type="string">
            <text:p>Nearest ground AI aircraft details</text:p>
          </table:table-cell>
          <table:table-cell table:number-columns-repeated="1011"/>
        </table:table-row>
        <table:table-row table:style-name="ro2">
          <table:table-cell office:value-type="string">
            <text:p>0x96A8</text:p>
          </table:table-cell>
          <table:table-cell office:value-type="float" office:value="24">
            <text:p>24</text:p>
          </table:table-cell>
          <table:table-cell table:number-columns-repeated="10"/>
          <table:table-cell office:value-type="string">
            <text:p>Nearest airborne AI aircraft details</text:p>
          </table:table-cell>
          <table:table-cell table:number-columns-repeated="1011"/>
        </table:table-row>
        <table:table-row table:style-name="ro2">
          <table:table-cell office:value-type="string">
            <text:p>0x9800</text:p>
          </table:table-cell>
          <table:table-cell office:value-type="float" office:value="1024">
            <text:p>1024</text:p>
          </table:table-cell>
          <table:table-cell table:number-columns-repeated="10"/>
          <table:table-cell office:value-type="string">
            <text:p>WideClient' Lua display control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9C00</text:p>
          </table:table-cell>
          <table:table-cell table:style-name="ce3" office:value-type="float" office:value="1024">
            <text:p>1024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office:value-type="string">
            <text:p>ASE weather reading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A000</text:p>
          </table:table-cell>
          <table:table-cell office:value-type="float" office:value="512">
            <text:p>512</text:p>
          </table:table-cell>
          <table:table-cell table:number-columns-repeated="10"/>
          <table:table-cell office:value-type="string">
            <text:p>Free for general use</text:p>
          </table:table-cell>
          <table:table-cell table:number-columns-repeated="1011"/>
        </table:table-row>
        <table:table-row table:style-name="ro2">
          <table:table-cell office:value-type="string">
            <text:p>0xA200</text:p>
          </table:table-cell>
          <table:table-cell office:value-type="float" office:value="3584">
            <text:p>3584</text:p>
          </table:table-cell>
          <table:table-cell table:number-columns-repeated="10"/>
          <table:table-cell office:value-type="string">
            <text:p>Reserved</text:p>
          </table:table-cell>
          <table:table-cell table:number-columns-repeated="1011"/>
        </table:table-row>
        <table:table-row table:style-name="ro2">
          <table:table-cell office:value-type="string">
            <text:p>0xB000</text:p>
          </table:table-cell>
          <table:table-cell office:value-type="float" office:value="2048">
            <text:p>2048</text:p>
          </table:table-cell>
          <table:table-cell table:number-columns-repeated="9"/>
          <table:table-cell office:value-type="string">
            <text:p>N/A</text:p>
          </table:table-cell>
          <table:table-cell office:value-type="string">
            <text:p>event.textmenu are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0xC000</text:p>
          </table:table-cell>
          <table:table-cell table:style-name="ce3" office:value-type="float" office:value="4096">
            <text:p>4096</text:p>
          </table:table-cell>
          <table:table-cell table:style-name="ce10" table:number-columns-repeated="5"/>
          <table:table-cell table:style-name="ce3" table:number-columns-repeated="2"/>
          <table:table-cell table:style-name="ce10"/>
          <table:table-cell table:style-name="ce34" office:value-type="string">
            <text:p><text:span text:style-name="T1">Ok-SimC</text:span></text:p>
          </table:table-cell>
          <table:table-cell table:style-name="ce34" office:value-type="string">
            <text:p><text:span text:style-name="T1">Ok-SimC</text:span></text:p>
          </table:table-cell>
          <table:table-cell table:style-name="ce10" office:value-type="string">
            <text:p>New Weather Interface area</text:p>
          </table:table-cell>
          <table:table-cell table:style-name="ce10" table:number-columns-repeated="1011"/>
        </table:table-row>
        <table:table-row table:style-name="ro2">
          <table:table-cell office:value-type="string">
            <text:p>0xD000</text:p>
          </table:table-cell>
          <table:table-cell office:value-type="float" office:value="20">
            <text:p>20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Ok-Intl</text:span></text:p>
          </table:table-cell>
          <table:table-cell office:value-type="string">
            <text:p>Runways in use</text:p>
          </table:table-cell>
          <table:table-cell table:number-columns-repeated="1011"/>
        </table:table-row>
        <table:table-row table:style-name="ro2">
          <table:table-cell office:value-type="string">
            <text:p>0xD000</text:p>
          </table:table-cell>
          <table:table-cell office:value-type="float" office:value="16">
            <text:p>16</text:p>
          </table:table-cell>
          <table:table-cell table:number-columns-repeated="8"/>
          <table:table-cell table:style-name="ce27" office:value-type="string">
            <text:p><text:span text:style-name="T1">?-Intl/SimC</text:span>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AI Traffic identity strings</text:p>
          </table:table-cell>
          <table:table-cell table:number-columns-repeated="1011"/>
        </table:table-row>
        <table:table-row table:style-name="ro2">
          <table:table-cell office:value-type="string">
            <text:p>0xD040</text:p>
          </table:table-cell>
          <table:table-cell office:value-type="float" office:value="1920">
            <text:p>1920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 office:value-type="string">
            <text:p>AI Ground Traffic additional data</text:p>
          </table:table-cell>
          <table:table-cell table:number-columns-repeated="1011"/>
        </table:table-row>
        <table:table-row table:style-name="ro2">
          <table:table-cell office:value-type="string">
            <text:p>0xD840</text:p>
          </table:table-cell>
          <table:table-cell office:value-type="float" office:value="1920">
            <text:p>1920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 office:value-type="string">
            <text:p>AI Airborne Traffic additional data</text:p>
          </table:table-cell>
          <table:table-cell table:number-columns-repeated="1011"/>
        </table:table-row>
        <table:table-row table:style-name="ro2">
          <table:table-cell office:value-type="string">
            <text:p>0xE000</text:p>
          </table:table-cell>
          <table:table-cell office:value-type="float" office:value="64">
            <text:p>6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AI Ground Aircraft tables</text:p>
          </table:table-cell>
          <table:table-cell table:number-columns-repeated="1011"/>
        </table:table-row>
        <table:table-row table:style-name="ro2">
          <table:table-cell office:value-type="string">
            <text:p>0xE080</text:p>
          </table:table-cell>
          <table:table-cell office:value-type="float" office:value="3840">
            <text:p>3840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 office:value-type="string">
            <text:p>AI Ground Aircraft traffic data</text:p>
          </table:table-cell>
          <table:table-cell table:number-columns-repeated="1011"/>
        </table:table-row>
        <table:table-row table:style-name="ro2">
          <table:table-cell office:value-type="string">
            <text:p>0xF000</text:p>
          </table:table-cell>
          <table:table-cell office:value-type="float" office:value="64">
            <text:p>64</text:p>
          </table:table-cell>
          <table:table-cell table:number-columns-repeated="8"/>
          <table:table-cell table:style-name="ce27" office:value-type="string">
            <text:p><text:span text:style-name="T1">Ok-Intl</text:span></text:p>
          </table:table-cell>
          <table:table-cell table:style-name="ce27" office:value-type="string">
            <text:p><text:span text:style-name="T1">?-Intl</text:span></text:p>
          </table:table-cell>
          <table:table-cell office:value-type="string">
            <text:p>AI Airborne Aircraft tables</text:p>
          </table:table-cell>
          <table:table-cell table:number-columns-repeated="1011"/>
        </table:table-row>
        <table:table-row table:style-name="ro2">
          <table:table-cell office:value-type="string">
            <text:p>0xF080</text:p>
          </table:table-cell>
          <table:table-cell office:value-type="float" office:value="3840">
            <text:p>3840</text:p>
          </table:table-cell>
          <table:table-cell table:number-columns-repeated="8"/>
          <table:table-cell table:style-name="ce27" office:value-type="string">
            <text:p><text:span text:style-name="T1">Ok-SimC</text:span></text:p>
          </table:table-cell>
          <table:table-cell office:value-type="string">
            <text:p>N/A</text:p>
          </table:table-cell>
          <table:table-cell office:value-type="string">
            <text:p>AI Airborne Aircraft traffic data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table:number-columns-spanned="12" table:number-rows-spanned="1">
            <text:p>The following simvars are available but currently not requested: 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number-columns-repeated="6"/>
          <table:table-cell table:style-name="ce16" office:value-type="string">
            <text:p>ADF AVAILAB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DF EXT FREQUENC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DF FREQUENC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CURRENT WAYPOI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DESIRED HEAD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DESIRED SPE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GROUNDCRUISESPE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GROUNDTURNSPE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GROUNDTURNTIM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ASSIGNED PARK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ASSIGNED RUNWA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CURRENT AIRPOR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ETA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ET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FROMAIRPOR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ISIF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STAT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TRAFFIC TOAIRPOR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 WAYPOINT LIS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LERON RIGHT DEFLECTION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RSPEED SELECT INDICATED OR TRU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IRSPEED TRUE CALIBRAT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NEMOMETER PCT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PPLY HEAT TO SYSTEM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RTIFICIAL GROUND ELEVA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TC HEAV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TC SUGGESTED MIN RWY LAND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TC SUGGESTED MIN RWY TAKEOFF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UTOPILOT NAV SELECT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UTOPILOT PITCH HOL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UTOPILOT PITCH HOLD REF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UTOTHROTTLE ACTI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UX WHEEL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AUX WHEEL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BAROMETER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BETA DO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BLAST SHIELD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BRAKE DEPENDENT HYDRAULIC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BRAKE PARKING INDICAT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ATEGOR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ENTER WHEEL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AUTO BRAKES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AUTO FEATHER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AUTOPILOT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AVIONICS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FLAP MOTOR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GEAR MOTOR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GEAR WARNING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GENERAL PANEL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HYDRAULIC PUMP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MARKER BEACON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PITOT HEAT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IRCUIT PROP SYNC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OM AVAILAB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OM RECIEVE ALL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OM STATU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OM TES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RASH FLA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CRASH SEQUENC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ECISION ALTITUDE MSL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ISK BANK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ISK BANK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ISK CONING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ISK PITCH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ISK PITCH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ROPPABLE OBJECTS COU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ROPPABLE OBJECTS TYP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DROPPABLE OBJECTS UI NAM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LECTRICAL OLD CHARGING AMP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MPTY WEIGHT CROSS COUPLED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MPTY WEIGHT PITCH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MPTY WEIGHT ROLL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MPTY WEIGHT YAW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ANTI IC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COMBUS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CYLINDER HEAD TEMPERAT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EXHAUST GAS TEMPERAT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EXHAUST GAS TEMPERATURE GE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FAIL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FUEL FLOW GP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FUEL FLOW PP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FUEL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HYDRAULIC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HYDRAULIC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MANIFOLD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MAX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N1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N2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OIL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OIL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OIL TEMPERAT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PRESSURE RATIO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RPM ANIMATION PERCE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RPM SCALE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TORQUE PERCE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NG VIBRA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STIMATED CRUISE SPE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XIT POSX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XIT POS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XIT POSZ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XIT TYP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EYEPOINT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IRE BOTTLE DISCHARG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IRE BOTTLE SW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LAP DAMAGE BY SPE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LAP SPEED EXCEED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LEFT CAPA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LEFT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RIGHT CAPA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RIGHT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SELECTED QUANTITY PERCE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CENTER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CENTER2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CENTER3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EXTERNAL1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EXTERNAL2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LEFT AUX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LEFT MAIN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LEFT TIP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RIGHT AUX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RIGHT MAIN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EL TANK RIGHT TIP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FULL THROTTLE THRUST TO WEIGHT RATIO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ANIMATION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AUX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AUX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AUX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CENTER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CENTER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DAMAGE BY SPE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EMERGENCY HANDLE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HYDRAULIC PRES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LEFT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LEFT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RIGHT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RIGHT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SPEED EXCEED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TOTAL PCT EXTEND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AR WARN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NERAL ENG FUEL PUMP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ENERAL ENG STARTER ACTI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APPROACH IS FINAL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ETA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GROUND TRUE TRACK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TARGET ALTITUD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TARGET DISTANC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WP DESIRED TRACK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S WP TRUE BEAR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WS SYSTEM ACTI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GPWS WARN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HEADING INDICAT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HOLDBACK BAR INSTALL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NDUCTOR COMPASS HEADING REF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NDUCTOR COMPASS PERCENT DEVIA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ALTITUDE FREEZE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ATTACHED TO SL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ATTITUDE FREEZE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GEAR FLOAT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GEAR SKID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GEAR SKI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GEAR WHEEL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SLEW ALLOW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IS USER SI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KOHLSMAN SETTING H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ANDING LIGHT PB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AUNCHBAR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EADING EDGE FLAPS LEFT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EADING EDGE FLAPS LEFT PERCE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EADING EDGE FLAPS RIGHT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EADING EDGE FLAPS RIGHT PERCEN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EFT WHEEL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BEACON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BRAKE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CABIN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HEAD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LANDING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LOGO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NAV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ON STATE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PANEL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RECOGNITION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STATE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STROBE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TAXI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IGHT WING 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OCAL DAY OF WEEK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LOCAL DAY OF YEA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MAGNETIC COMPAS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MANUAL FUEL PUMP HAND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MANUAL INSTRUMENT LIGHT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MARKER BEACON STAT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MASTER IGNITION SW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MAX RATED ENGINE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AV CODE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AV GLIDE SLOP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AV GLIDE SLOPE ERR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AV GS LLAF64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AV RADIAL ERR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AV VOR LLAF64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NUMBER OF CATAPULT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ANEL ANTI ICE SW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AYLOAD STATION NUM SIMOBJECT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AYLOAD STATION OBJE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LANE ALT ABOVE GROUN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LANE HEADING DEGREES MAGNETIC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ROP AUTO CRUISE ACTI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ROP BETA MAX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ROP BETA MI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ROP BETA MIN REVERS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PROP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ANTIDETONATION TANK MAX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ANTIDETONATION TANK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ANTIDETONATION TANK VAL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CYLINDER HEALT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DETONATING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NITROUS TANK MAX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NITROUS TANK QUANT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NITROUS TANK VAL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NUM CYLINDER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CIP ENG NUM CYLINDERS FAIL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ETRACT FLOAT SW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IGHT WHEEL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OTOR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UDDER PEDAL INDICAT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RUDDER PEDAL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EMIBODY LOADFACTOR 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EMIBODY LOADFACTOR YDO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IM DISABL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IMULATED RADIU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LING ACTIVE PAYLOAD STA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LING CABLE BROKE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LING CABLE EXTENDED LENGT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LING HOIST PERCENT DEPLOY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LING HOOK IN PICKUP MOD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LING OBJECT ATTACH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ALL ALPHA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ATIC CG TO GROUN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ATIC P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EER INPUT CONTROL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AMBIENT WIN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BODY ROTATION VELO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BODY VELO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ENGINE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EYEPOINT DYNAMIC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EYEPOINT DYNAMIC OFFSE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LATLONAL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LATLONALTPB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SURFACE RELATIVE VELO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WORLD ACCELERA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STRUCT WORLDVELO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TAL VELOCITY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TAL WEIGHT CROSS COUPLED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TAL WEIGHT PITCH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TAL WEIGHT ROLL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TAL WEIGHT YAW MOI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W CONNEC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OW RELEASE HAND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RAILING EDGE FLAPS LEFT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RAILING EDGE FLAPS RIGHT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RANSPONDER AVAILAB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RUE AIRSPEED SELECT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URN INDICATOR RAT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URN INDICATOR SW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TYPICAL DESCENT RAT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UNITS OF MEASUR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USER INPUT ENABL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VARIOMETER RAT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VARIOMETER SWITCH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VISUAL MODEL RADIUS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ATER BALLAST VALV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ATER LEFT RUDDER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ATER LEFT RUDDER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ATER RIGHT RUDDER STEER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ATER RIGHT RUDDER STEER ANGLE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HEEL ROTATION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HEEL RPM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INDSHIELD RAIN EFFECT AVAILAB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ING AREA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ING FLEX PCT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WING SPA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YAW STRING ANGLE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YAW STRING PCT EXTENDED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YOKE X INDICAT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YOKE X POSITION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YOKE Y INDICATOR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" office:value-type="string">
            <text:p><text:s/>YOKE Y POSITION</text:p>
          </table:table-cell>
          <table:table-cell table:number-columns-repeated="1017"/>
        </table:table-row>
        <table:table-row table:style-name="ro2" table:number-rows-repeated="104670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M15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,Bold" svg:font-family="'Arial,Bold'" style:font-family-generic="swiss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6/01/2021</text:date>, <text:time>14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4:58:22.32</dc:date>
    <dc:creator>John Dowson</dc:creator>
    <meta:generator>OpenOffice/4.1.7$Win32 OpenOffice.org_project/417m1$Build-9800</meta:generator>
    <meta:editing-duration>P73DT14H11M31S</meta:editing-duration>
    <meta:editing-cycles>89</meta:editing-cycles>
    <meta:document-statistic meta:table-count="1" meta:cell-count="15243" meta:object-count="0"/>
  </office:meta>
</office:document-meta>
</file>